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="Calibri" style:font-name-complex="Calibri"/>
    </style:style>
    <style:style style:name="T8" style:parent-style-name="Policepardéfaut" style:family="text">
      <style:text-properties style:font-name="Calibri" style:font-name-complex="Calibri"/>
    </style:style>
    <style:style style:name="T9" style:parent-style-name="Lienhypertexte" style:family="text">
      <style:text-properties style:font-name="Calibri" style:font-name-complex="Calibri"/>
    </style:style>
    <style:style style:name="T10" style:parent-style-name="Policepardéfaut" style:family="text">
      <style:text-properties style:font-name="Calibri" style:font-name-complex="Calibri"/>
    </style:style>
    <style:style style:name="T11" style:parent-style-name="Policepardéfaut" style:family="text">
      <style:text-properties style:font-name="Calibri" style:font-name-complex="Calibri"/>
    </style:style>
    <style:style style:name="T12" style:parent-style-name="Policepardéfaut" style:family="text">
      <style:text-properties style:font-name="Calibri" style:font-name-complex="Calibri"/>
    </style:style>
    <style:style style:name="T13" style:parent-style-name="Policepardéfaut" style:family="text">
      <style:text-properties style:font-name="Calibri" style:font-name-complex="Calibri"/>
    </style:style>
    <style:style style:name="P14" style:parent-style-name="Normal" style:family="paragraph">
      <style:text-properties fo:hyphenate="true"/>
    </style:style>
    <style:style style:name="T15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6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17" style:parent-style-name="Policepardéfaut" style:family="text">
      <style:text-properties style:font-name="Calibri" style:font-name-complex="Calibri"/>
    </style:style>
    <style:style style:name="T18" style:parent-style-name="Policepardéfaut" style:family="text">
      <style:text-properties style:font-name="Calibri" style:font-name-complex="Calibri"/>
    </style:style>
    <style:style style:name="T19" style:parent-style-name="Policepardéfaut" style:family="text">
      <style:text-properties style:font-name="Calibri" style:font-name-complex="Calibri"/>
    </style:style>
    <style:style style:name="T20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1" style:parent-style-name="Policepardéfaut" style:family="text">
      <style:text-properties style:font-name="Calibri" style:font-name-complex="Calibri"/>
    </style:style>
    <style:style style:name="T22" style:parent-style-name="Policepardéfaut" style:family="text">
      <style:text-properties style:font-name="Calibri" style:font-name-complex="Calibri"/>
    </style:style>
    <style:style style:name="T23" style:parent-style-name="Policepardéfaut" style:family="text">
      <style:text-properties style:font-name="Calibri" style:font-name-complex="Calibri"/>
    </style:style>
    <style:style style:name="T24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25" style:parent-style-name="Standard" style:family="paragraph">
      <style:text-properties style:font-name="Calibri" style:font-name-complex="Calibri"/>
    </style:style>
    <style:style style:name="T26" style:parent-style-name="Policepardéfaut" style:family="text">
      <style:text-properties style:font-name="Calibri" style:font-name-complex="Calibri"/>
    </style:style>
    <style:style style:name="T27" style:parent-style-name="Lienhypertexte" style:family="text">
      <style:text-properties style:font-name="Calibri" style:font-name-complex="Calibri"/>
    </style:style>
    <style:style style:name="T28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style:font-name="Calibri" style:font-name-complex="Calibri" fo:font-weight="bold" style:font-weight-asian="bold"/>
    </style:style>
    <style:style style:name="T30" style:parent-style-name="Policepardéfaut" style:family="text">
      <style:text-properties style:font-name="Calibri" style:font-name-complex="Calibri"/>
    </style:style>
    <style:style style:name="T31" style:parent-style-name="Policepardéfaut" style:family="text">
      <style:text-properties style:font-name="Calibri" style:font-name-complex="Calibri"/>
    </style:style>
    <style:style style:name="T32" style:parent-style-name="Policepardéfaut" style:family="text">
      <style:text-properties style:font-name="Calibri" style:font-name-complex="Calibri"/>
    </style:style>
    <style:style style:name="T33" style:parent-style-name="Policepardéfaut" style:family="text">
      <style:text-properties style:font-name="Calibri" style:font-name-complex="Calibri" fo:font-weight="bold" style:font-weight-asian="bold"/>
    </style:style>
    <style:style style:name="T34" style:parent-style-name="Policepardéfaut" style:family="text">
      <style:text-properties style:font-name="Calibri" style:font-name-complex="Calibri"/>
    </style:style>
    <style:style style:name="T35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36" style:parent-style-name="Policepardéfaut" style:family="text">
      <style:text-properties style:font-name="Calibri" style:font-name-complex="Calibri" fo:font-weight="bold" style:font-weight-asian="bold"/>
    </style:style>
    <style:style style:name="T37" style:parent-style-name="Policepardéfaut" style:family="text">
      <style:text-properties style:font-name="Calibri" style:font-name-complex="Calibri"/>
    </style:style>
    <style:style style:name="T38" style:parent-style-name="Policepardéfaut" style:family="text">
      <style:text-properties style:font-name="Calibri" style:font-name-complex="Calibri"/>
    </style:style>
    <style:style style:name="T39" style:parent-style-name="Policepardéfaut" style:family="text">
      <style:text-properties style:font-name="Calibri" style:font-name-complex="Calibri"/>
    </style:style>
    <style:style style:name="P40" style:parent-style-name="Standard" style:family="paragraph">
      <style:text-properties style:font-name="Calibri" style:font-name-complex="Calibri"/>
    </style:style>
    <style:style style:name="P41" style:parent-style-name="Standard" style:family="paragraph">
      <style:text-properties style:font-name="Calibri" style:font-name-complex="Calibri"/>
    </style:style>
    <style:style style:name="P42" style:parent-style-name="Standard" style:family="paragraph">
      <style:text-properties style:font-name="Calibri" style:font-name-complex="Calibri"/>
    </style:style>
    <style:style style:name="P43" style:parent-style-name="Standard" style:family="paragraph">
      <style:text-properties style:font-name="Calibri" style:font-name-complex="Calibri"/>
    </style:style>
    <style:style style:name="P44" style:parent-style-name="Standard" style:family="paragraph">
      <style:text-properties style:font-name="Calibri" style:font-name-complex="Calibri"/>
    </style:style>
    <style:style style:name="T45" style:parent-style-name="Policepardéfaut" style:family="text">
      <style:text-properties style:font-name="Calibri" style:font-name-complex="Calibri"/>
    </style:style>
    <style:style style:name="T46" style:parent-style-name="Lienhypertexte" style:family="text">
      <style:text-properties style:font-name="Calibri" style:font-name-complex="Calibri"/>
    </style:style>
    <style:style style:name="P47" style:parent-style-name="Standard" style:family="paragraph">
      <style:text-properties style:font-name="Calibri" style:font-name-complex="Calibri"/>
    </style:style>
    <style:style style:name="P48" style:parent-style-name="Standard" style:family="paragraph">
      <style:text-properties style:font-name="Calibri" style:font-name-complex="Calibri"/>
    </style:style>
    <style:style style:name="P49" style:parent-style-name="Standard" style:family="paragraph">
      <style:text-properties style:font-name="Calibri" style:font-name-complex="Calibri"/>
    </style:style>
    <style:style style:name="P50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1" style:parent-style-name="Standard" style:family="paragraph">
      <style:text-properties style:font-name="Calibri" style:font-name-complex="Calibri"/>
    </style:style>
    <style:style style:name="T52" style:parent-style-name="Policepardéfaut" style:family="text">
      <style:text-properties style:font-name="Calibri" style:font-name-complex="Calibri"/>
    </style:style>
    <style:style style:name="T53" style:parent-style-name="Lienhypertexte" style:family="text">
      <style:text-properties style:font-name="Calibri" style:font-name-complex="Calibri"/>
    </style:style>
    <style:style style:name="T54" style:parent-style-name="Policepardéfaut" style:family="text">
      <style:text-properties style:font-name="Calibri" style:font-name-complex="Calibri"/>
    </style:style>
    <style:style style:name="T55" style:parent-style-name="Policepardéfaut" style:family="text">
      <style:text-properties style:font-name="Calibri" style:font-name-complex="Calibri"/>
    </style:style>
    <style:style style:name="T56" style:parent-style-name="Lienhypertexte" style:family="text">
      <style:text-properties style:font-name="Calibri" style:font-name-complex="Calibri"/>
    </style:style>
    <style:style style:name="T57" style:parent-style-name="Lienhypertexte" style:family="text">
      <style:text-properties style:font-name="Calibri" style:font-name-complex="Calibri"/>
    </style:style>
    <style:style style:name="P58" style:parent-style-name="Standard" style:family="paragraph">
      <style:text-properties style:font-name="Calibri" style:font-name-complex="Calibri"/>
    </style:style>
    <style:style style:name="T59" style:parent-style-name="Policepardéfaut" style:family="text">
      <style:text-properties style:font-name="Calibri" style:font-name-complex="Calibri"/>
    </style:style>
    <style:style style:name="T60" style:parent-style-name="Lienhypertexte" style:family="text">
      <style:text-properties style:font-name="Calibri" style:font-name-complex="Calibri"/>
    </style:style>
    <style:style style:name="P61" style:parent-style-name="Standard" style:family="paragraph">
      <style:text-properties style:font-name="Calibri" style:font-name-complex="Calibri"/>
    </style:style>
    <style:style style:name="P62" style:parent-style-name="Normal" style:family="paragraph">
      <style:paragraph-properties fo:break-before="page"/>
      <style:text-properties style:font-name="Calibri" style:font-name-complex="Calibri" fo:hyphenate="true"/>
    </style:style>
    <style:style style:name="P63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6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7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Calibri" style:font-name-complex="Calibri"/>
    </style:style>
    <style:style style:name="T69" style:parent-style-name="Policepardéfaut" style:family="text">
      <style:text-properties style:font-name="Calibri" style:font-name-complex="Calibri"/>
    </style:style>
    <style:style style:name="T70" style:parent-style-name="Lienhypertexte" style:family="text">
      <style:text-properties style:font-name="Calibri" style:font-name-complex="Calibri"/>
    </style:style>
    <style:style style:name="T71" style:parent-style-name="Policepardéfaut" style:family="text">
      <style:text-properties style:font-name="Calibri" style:font-name-complex="Calibri"/>
    </style:style>
    <style:style style:name="T72" style:parent-style-name="Policepardéfaut" style:family="text">
      <style:text-properties style:font-name="Calibri" style:font-name-complex="Calibri"/>
    </style:style>
    <style:style style:name="T73" style:parent-style-name="Policepardéfaut" style:family="text">
      <style:text-properties style:font-name="Calibri" style:font-name-complex="Calibri"/>
    </style:style>
    <style:style style:name="T74" style:parent-style-name="Policepardéfaut" style:family="text">
      <style:text-properties style:font-name="Calibri" style:font-name-complex="Calibri"/>
    </style:style>
    <style:style style:name="P75" style:parent-style-name="Normal" style:family="paragraph">
      <style:text-properties fo:hyphenate="true"/>
    </style:style>
    <style:style style:name="T76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78" style:parent-style-name="Policepardéfaut" style:family="text">
      <style:text-properties style:font-name="Calibri" style:font-name-complex="Calibri"/>
    </style:style>
    <style:style style:name="T79" style:parent-style-name="Policepardéfaut" style:family="text">
      <style:text-properties style:font-name="Calibri" style:font-name-complex="Calibri"/>
    </style:style>
    <style:style style:name="T80" style:parent-style-name="Policepardéfaut" style:family="text">
      <style:text-properties style:font-name="Calibri" style:font-name-complex="Calibri"/>
    </style:style>
    <style:style style:name="T81" style:parent-style-name="Policepardéfaut" style:family="text">
      <style:text-properties style:font-name="Calibri" style:font-name-complex="Calibri"/>
    </style:style>
    <style:style style:name="T82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3" style:parent-style-name="Policepardéfaut" style:family="text">
      <style:text-properties style:font-name="Calibri" style:font-name-complex="Calibri"/>
    </style:style>
    <style:style style:name="T84" style:parent-style-name="Policepardéfaut" style:family="text">
      <style:text-properties style:font-name="Calibri" style:font-name-complex="Calibri"/>
    </style:style>
    <style:style style:name="T85" style:parent-style-name="Policepardéfaut" style:family="text">
      <style:text-properties style:font-name="Calibri" style:font-name-complex="Calibri"/>
    </style:style>
    <style:style style:name="T86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87" style:parent-style-name="Standard" style:family="paragraph">
      <style:text-properties style:font-name="Calibri" style:font-name-complex="Calibri"/>
    </style:style>
    <style:style style:name="T88" style:parent-style-name="Policepardéfaut" style:family="text">
      <style:text-properties style:font-name="Calibri" style:font-name-complex="Calibri"/>
    </style:style>
    <style:style style:name="T89" style:parent-style-name="Lienhypertexte" style:family="text">
      <style:text-properties style:font-name="Calibri" style:font-name-complex="Calibri"/>
    </style:style>
    <style:style style:name="T90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91" style:parent-style-name="Policepardéfaut" style:family="text">
      <style:text-properties style:font-name="Calibri" style:font-name-complex="Calibri" fo:font-weight="bold" style:font-weight-asian="bold"/>
    </style:style>
    <style:style style:name="T92" style:parent-style-name="Policepardéfaut" style:family="text">
      <style:text-properties style:font-name="Calibri" style:font-name-complex="Calibri"/>
    </style:style>
    <style:style style:name="T93" style:parent-style-name="Policepardéfaut" style:family="text">
      <style:text-properties style:font-name="Calibri" style:font-name-complex="Calibri"/>
    </style:style>
    <style:style style:name="T94" style:parent-style-name="Policepardéfaut" style:family="text">
      <style:text-properties style:font-name="Calibri" style:font-name-complex="Calibri" fo:font-weight="bold" style:font-weight-asian="bold"/>
    </style:style>
    <style:style style:name="T95" style:parent-style-name="Policepardéfaut" style:family="text">
      <style:text-properties style:font-name="Calibri" style:font-name-complex="Calibri"/>
    </style:style>
    <style:style style:name="T96" style:parent-style-name="Policepardéfaut" style:family="text">
      <style:text-properties style:font-name="Calibri" style:font-name-complex="Calibri"/>
    </style:style>
    <style:style style:name="T97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98" style:parent-style-name="Policepardéfaut" style:family="text">
      <style:text-properties style:font-name="Calibri" style:font-name-complex="Calibri" fo:font-weight="bold" style:font-weight-asian="bold"/>
    </style:style>
    <style:style style:name="T99" style:parent-style-name="Policepardéfaut" style:family="text">
      <style:text-properties style:font-name="Calibri" style:font-name-complex="Calibri"/>
    </style:style>
    <style:style style:name="T100" style:parent-style-name="Policepardéfaut" style:family="text">
      <style:text-properties style:font-name="Calibri" style:font-name-complex="Calibri"/>
    </style:style>
    <style:style style:name="T101" style:parent-style-name="Policepardéfaut" style:family="text">
      <style:text-properties style:font-name="Calibri" style:font-name-complex="Calibri"/>
    </style:style>
    <style:style style:name="P102" style:parent-style-name="Standard" style:family="paragraph">
      <style:text-properties style:font-name="Calibri" style:font-name-complex="Calibri"/>
    </style:style>
    <style:style style:name="P103" style:parent-style-name="Standard" style:family="paragraph">
      <style:text-properties style:font-name="Calibri" style:font-name-complex="Calibri"/>
    </style:style>
    <style:style style:name="P104" style:parent-style-name="Standard" style:family="paragraph">
      <style:text-properties style:font-name="Calibri" style:font-name-complex="Calibri"/>
    </style:style>
    <style:style style:name="P105" style:parent-style-name="Standard" style:family="paragraph">
      <style:text-properties style:font-name="Calibri" style:font-name-complex="Calibri"/>
    </style:style>
    <style:style style:name="P106" style:parent-style-name="Standard" style:family="paragraph">
      <style:text-properties style:font-name="Calibri" style:font-name-complex="Calibri"/>
    </style:style>
    <style:style style:name="T107" style:parent-style-name="Policepardéfaut" style:family="text">
      <style:text-properties style:font-name="Calibri" style:font-name-complex="Calibri"/>
    </style:style>
    <style:style style:name="T108" style:parent-style-name="Lienhypertexte" style:family="text">
      <style:text-properties style:font-name="Calibri" style:font-name-complex="Calibri"/>
    </style:style>
    <style:style style:name="P109" style:parent-style-name="Standard" style:family="paragraph">
      <style:text-properties style:font-name="Calibri" style:font-name-complex="Calibri"/>
    </style:style>
    <style:style style:name="P110" style:parent-style-name="Standard" style:family="paragraph">
      <style:text-properties style:font-name="Calibri" style:font-name-complex="Calibri"/>
    </style:style>
    <style:style style:name="P111" style:parent-style-name="Standard" style:family="paragraph">
      <style:text-properties style:font-name="Calibri" style:font-name-complex="Calibri"/>
    </style:style>
    <style:style style:name="P112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13" style:parent-style-name="Standard" style:family="paragraph">
      <style:text-properties style:font-name="Calibri" style:font-name-complex="Calibri"/>
    </style:style>
    <style:style style:name="T114" style:parent-style-name="Policepardéfaut" style:family="text">
      <style:text-properties style:font-name="Calibri" style:font-name-complex="Calibri"/>
    </style:style>
    <style:style style:name="T115" style:parent-style-name="Lienhypertexte" style:family="text">
      <style:text-properties style:font-name="Calibri" style:font-name-complex="Calibri"/>
    </style:style>
    <style:style style:name="T116" style:parent-style-name="Policepardéfaut" style:family="text">
      <style:text-properties style:font-name="Calibri" style:font-name-complex="Calibri"/>
    </style:style>
    <style:style style:name="T117" style:parent-style-name="Policepardéfaut" style:family="text">
      <style:text-properties style:font-name="Calibri" style:font-name-complex="Calibri"/>
    </style:style>
    <style:style style:name="T118" style:parent-style-name="Lienhypertexte" style:family="text">
      <style:text-properties style:font-name="Calibri" style:font-name-complex="Calibri"/>
    </style:style>
    <style:style style:name="T119" style:parent-style-name="Lienhypertexte" style:family="text">
      <style:text-properties style:font-name="Calibri" style:font-name-complex="Calibri"/>
    </style:style>
    <style:style style:name="P120" style:parent-style-name="Standard" style:family="paragraph">
      <style:text-properties style:font-name="Calibri" style:font-name-complex="Calibri"/>
    </style:style>
    <style:style style:name="T121" style:parent-style-name="Policepardéfaut" style:family="text">
      <style:text-properties style:font-name="Calibri" style:font-name-complex="Calibri"/>
    </style:style>
    <style:style style:name="T122" style:parent-style-name="Lienhypertexte" style:family="text">
      <style:text-properties style:font-name="Calibri" style:font-name-complex="Calibri"/>
    </style:style>
    <style:style style:name="P123" style:parent-style-name="Standard" style:family="paragraph">
      <style:text-properties style:font-name="Calibri" style:font-name-complex="Calibri"/>
    </style:style>
    <style:style style:name="P124" style:parent-style-name="Normal" style:family="paragraph">
      <style:text-properties style:font-name="Calibri" style:font-name-complex="Calibri" fo:hyphenate="true"/>
    </style:style>
    <style:style style:name="P12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2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2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2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29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30" style:parent-style-name="Standard" style:family="paragraph">
      <style:text-properties style:font-name="Calibri" style:font-name-complex="Calibri"/>
    </style:style>
    <style:style style:name="T131" style:parent-style-name="Policepardéfaut" style:family="text">
      <style:text-properties style:font-name="Calibri" style:font-name-complex="Calibri"/>
    </style:style>
    <style:style style:name="T132" style:parent-style-name="Lienhypertexte" style:family="text">
      <style:text-properties style:font-name="Calibri" style:font-name-complex="Calibri"/>
    </style:style>
    <style:style style:name="T133" style:parent-style-name="Policepardéfaut" style:family="text">
      <style:text-properties style:font-name="Calibri" style:font-name-complex="Calibri"/>
    </style:style>
    <style:style style:name="T134" style:parent-style-name="Policepardéfaut" style:family="text">
      <style:text-properties style:font-name="Calibri" style:font-name-complex="Calibri"/>
    </style:style>
    <style:style style:name="T135" style:parent-style-name="Policepardéfaut" style:family="text">
      <style:text-properties style:font-name="Calibri" style:font-name-complex="Calibri"/>
    </style:style>
    <style:style style:name="T136" style:parent-style-name="Policepardéfaut" style:family="text">
      <style:text-properties style:font-name="Calibri" style:font-name-complex="Calibri"/>
    </style:style>
    <style:style style:name="P137" style:parent-style-name="Normal" style:family="paragraph">
      <style:text-properties fo:hyphenate="true"/>
    </style:style>
    <style:style style:name="T138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9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140" style:parent-style-name="Policepardéfaut" style:family="text">
      <style:text-properties style:font-name="Calibri" style:font-name-complex="Calibri"/>
    </style:style>
    <style:style style:name="T141" style:parent-style-name="Policepardéfaut" style:family="text">
      <style:text-properties style:font-name="Calibri" style:font-name-complex="Calibri"/>
    </style:style>
    <style:style style:name="T142" style:parent-style-name="Policepardéfaut" style:family="text">
      <style:text-properties style:font-name="Calibri" style:font-name-complex="Calibri"/>
    </style:style>
    <style:style style:name="T143" style:parent-style-name="Policepardéfaut" style:family="text">
      <style:text-properties style:font-name="Calibri" style:font-name-complex="Calibri"/>
    </style:style>
    <style:style style:name="T144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5" style:parent-style-name="Policepardéfaut" style:family="text">
      <style:text-properties style:font-name="Calibri" style:font-name-complex="Calibri"/>
    </style:style>
    <style:style style:name="T146" style:parent-style-name="Policepardéfaut" style:family="text">
      <style:text-properties style:font-name="Calibri" style:font-name-complex="Calibri"/>
    </style:style>
    <style:style style:name="T147" style:parent-style-name="Policepardéfaut" style:family="text">
      <style:text-properties style:font-name="Calibri" style:font-name-complex="Calibri"/>
    </style:style>
    <style:style style:name="T148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149" style:parent-style-name="Standard" style:family="paragraph">
      <style:text-properties style:font-name="Calibri" style:font-name-complex="Calibri"/>
    </style:style>
    <style:style style:name="T150" style:parent-style-name="Policepardéfaut" style:family="text">
      <style:text-properties style:font-name="Calibri" style:font-name-complex="Calibri"/>
    </style:style>
    <style:style style:name="T151" style:parent-style-name="Lienhypertexte" style:family="text">
      <style:text-properties style:font-name="Calibri" style:font-name-complex="Calibri"/>
    </style:style>
    <style:style style:name="T152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53" style:parent-style-name="Policepardéfaut" style:family="text">
      <style:text-properties style:font-name="Calibri" style:font-name-complex="Calibri" fo:font-weight="bold" style:font-weight-asian="bold"/>
    </style:style>
    <style:style style:name="T154" style:parent-style-name="Policepardéfaut" style:family="text">
      <style:text-properties style:font-name="Calibri" style:font-name-complex="Calibri"/>
    </style:style>
    <style:style style:name="T155" style:parent-style-name="Policepardéfaut" style:family="text">
      <style:text-properties style:font-name="Calibri" style:font-name-complex="Calibri"/>
    </style:style>
    <style:style style:name="T156" style:parent-style-name="Policepardéfaut" style:family="text">
      <style:text-properties style:font-name="Calibri" style:font-name-complex="Calibri" fo:font-weight="bold" style:font-weight-asian="bold"/>
    </style:style>
    <style:style style:name="T157" style:parent-style-name="Policepardéfaut" style:family="text">
      <style:text-properties style:font-name="Calibri" style:font-name-complex="Calibri"/>
    </style:style>
    <style:style style:name="T158" style:parent-style-name="Policepardéfaut" style:family="text">
      <style:text-properties style:font-name="Calibri" style:font-name-complex="Calibri"/>
    </style:style>
    <style:style style:name="T159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160" style:parent-style-name="Policepardéfaut" style:family="text">
      <style:text-properties style:font-name="Calibri" style:font-name-complex="Calibri" fo:font-weight="bold" style:font-weight-asian="bold"/>
    </style:style>
    <style:style style:name="T161" style:parent-style-name="Policepardéfaut" style:family="text">
      <style:text-properties style:font-name="Calibri" style:font-name-complex="Calibri"/>
    </style:style>
    <style:style style:name="T162" style:parent-style-name="Policepardéfaut" style:family="text">
      <style:text-properties style:font-name="Calibri" style:font-name-complex="Calibri"/>
    </style:style>
    <style:style style:name="T163" style:parent-style-name="Policepardéfaut" style:family="text">
      <style:text-properties style:font-name="Calibri" style:font-name-complex="Calibri"/>
    </style:style>
    <style:style style:name="P164" style:parent-style-name="Standard" style:family="paragraph">
      <style:text-properties style:font-name="Calibri" style:font-name-complex="Calibri"/>
    </style:style>
    <style:style style:name="P165" style:parent-style-name="Standard" style:family="paragraph">
      <style:text-properties style:font-name="Calibri" style:font-name-complex="Calibri"/>
    </style:style>
    <style:style style:name="P166" style:parent-style-name="Standard" style:family="paragraph">
      <style:text-properties style:font-name="Calibri" style:font-name-complex="Calibri"/>
    </style:style>
    <style:style style:name="P167" style:parent-style-name="Standard" style:family="paragraph">
      <style:text-properties style:font-name="Calibri" style:font-name-complex="Calibri"/>
    </style:style>
    <style:style style:name="P168" style:parent-style-name="Standard" style:family="paragraph">
      <style:text-properties style:font-name="Calibri" style:font-name-complex="Calibri"/>
    </style:style>
    <style:style style:name="T169" style:parent-style-name="Policepardéfaut" style:family="text">
      <style:text-properties style:font-name="Calibri" style:font-name-complex="Calibri"/>
    </style:style>
    <style:style style:name="T170" style:parent-style-name="Lienhypertexte" style:family="text">
      <style:text-properties style:font-name="Calibri" style:font-name-complex="Calibri"/>
    </style:style>
    <style:style style:name="P171" style:parent-style-name="Standard" style:family="paragraph">
      <style:text-properties style:font-name="Calibri" style:font-name-complex="Calibri"/>
    </style:style>
    <style:style style:name="P172" style:parent-style-name="Standard" style:family="paragraph">
      <style:text-properties style:font-name="Calibri" style:font-name-complex="Calibri"/>
    </style:style>
    <style:style style:name="P173" style:parent-style-name="Standard" style:family="paragraph">
      <style:text-properties style:font-name="Calibri" style:font-name-complex="Calibri"/>
    </style:style>
    <style:style style:name="P174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75" style:parent-style-name="Standard" style:family="paragraph">
      <style:text-properties style:font-name="Calibri" style:font-name-complex="Calibri"/>
    </style:style>
    <style:style style:name="T176" style:parent-style-name="Policepardéfaut" style:family="text">
      <style:text-properties style:font-name="Calibri" style:font-name-complex="Calibri"/>
    </style:style>
    <style:style style:name="T177" style:parent-style-name="Lienhypertexte" style:family="text">
      <style:text-properties style:font-name="Calibri" style:font-name-complex="Calibri"/>
    </style:style>
    <style:style style:name="T178" style:parent-style-name="Policepardéfaut" style:family="text">
      <style:text-properties style:font-name="Calibri" style:font-name-complex="Calibri"/>
    </style:style>
    <style:style style:name="T179" style:parent-style-name="Policepardéfaut" style:family="text">
      <style:text-properties style:font-name="Calibri" style:font-name-complex="Calibri"/>
    </style:style>
    <style:style style:name="T180" style:parent-style-name="Lienhypertexte" style:family="text">
      <style:text-properties style:font-name="Calibri" style:font-name-complex="Calibri"/>
    </style:style>
    <style:style style:name="T181" style:parent-style-name="Lienhypertexte" style:family="text">
      <style:text-properties style:font-name="Calibri" style:font-name-complex="Calibri"/>
    </style:style>
    <style:style style:name="P182" style:parent-style-name="Standard" style:family="paragraph">
      <style:text-properties style:font-name="Calibri" style:font-name-complex="Calibri"/>
    </style:style>
    <style:style style:name="T183" style:parent-style-name="Policepardéfaut" style:family="text">
      <style:text-properties style:font-name="Calibri" style:font-name-complex="Calibri"/>
    </style:style>
    <style:style style:name="T184" style:parent-style-name="Lienhypertexte" style:family="text">
      <style:text-properties style:font-name="Calibri" style:font-name-complex="Calibri"/>
    </style:style>
    <style:style style:name="P185" style:parent-style-name="Standard" style:family="paragraph">
      <style:text-properties style:font-name="Calibri" style:font-name-complex="Calibri"/>
    </style:style>
    <style:style style:name="P186" style:parent-style-name="Normal" style:family="paragraph">
      <style:text-properties style:font-name="Calibri" style:font-name-complex="Calibri" fo:hyphenate="true"/>
    </style:style>
    <style:style style:name="P18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8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89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19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91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192" style:parent-style-name="Standard" style:family="paragraph">
      <style:text-properties style:font-name="Calibri" style:font-name-complex="Calibri"/>
    </style:style>
    <style:style style:name="T193" style:parent-style-name="Policepardéfaut" style:family="text">
      <style:text-properties style:font-name="Calibri" style:font-name-complex="Calibri"/>
    </style:style>
    <style:style style:name="T194" style:parent-style-name="Lienhypertexte" style:family="text">
      <style:text-properties style:font-name="Calibri" style:font-name-complex="Calibri"/>
    </style:style>
    <style:style style:name="T195" style:parent-style-name="Policepardéfaut" style:family="text">
      <style:text-properties style:font-name="Calibri" style:font-name-complex="Calibri"/>
    </style:style>
    <style:style style:name="T196" style:parent-style-name="Policepardéfaut" style:family="text">
      <style:text-properties style:font-name="Calibri" style:font-name-complex="Calibri"/>
    </style:style>
    <style:style style:name="T197" style:parent-style-name="Policepardéfaut" style:family="text">
      <style:text-properties style:font-name="Calibri" style:font-name-complex="Calibri"/>
    </style:style>
    <style:style style:name="T198" style:parent-style-name="Policepardéfaut" style:family="text">
      <style:text-properties style:font-name="Calibri" style:font-name-complex="Calibri"/>
    </style:style>
    <style:style style:name="P199" style:parent-style-name="Normal" style:family="paragraph">
      <style:text-properties fo:hyphenate="true"/>
    </style:style>
    <style:style style:name="T200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1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202" style:parent-style-name="Policepardéfaut" style:family="text">
      <style:text-properties style:font-name="Calibri" style:font-name-complex="Calibri"/>
    </style:style>
    <style:style style:name="T203" style:parent-style-name="Policepardéfaut" style:family="text">
      <style:text-properties style:font-name="Calibri" style:font-name-complex="Calibri"/>
    </style:style>
    <style:style style:name="T204" style:parent-style-name="Policepardéfaut" style:family="text">
      <style:text-properties style:font-name="Calibri" style:font-name-complex="Calibri"/>
    </style:style>
    <style:style style:name="T205" style:parent-style-name="Policepardéfaut" style:family="text">
      <style:text-properties style:font-name="Calibri" style:font-name-complex="Calibri"/>
    </style:style>
    <style:style style:name="T206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7" style:parent-style-name="Policepardéfaut" style:family="text">
      <style:text-properties style:font-name="Calibri" style:font-name-complex="Calibri"/>
    </style:style>
    <style:style style:name="T208" style:parent-style-name="Policepardéfaut" style:family="text">
      <style:text-properties style:font-name="Calibri" style:font-name-complex="Calibri"/>
    </style:style>
    <style:style style:name="T209" style:parent-style-name="Policepardéfaut" style:family="text">
      <style:text-properties style:font-name="Calibri" style:font-name-complex="Calibri"/>
    </style:style>
    <style:style style:name="T210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211" style:parent-style-name="Standard" style:family="paragraph">
      <style:text-properties style:font-name="Calibri" style:font-name-complex="Calibri"/>
    </style:style>
    <style:style style:name="T212" style:parent-style-name="Policepardéfaut" style:family="text">
      <style:text-properties style:font-name="Calibri" style:font-name-complex="Calibri"/>
    </style:style>
    <style:style style:name="T213" style:parent-style-name="Lienhypertexte" style:family="text">
      <style:text-properties style:font-name="Calibri" style:font-name-complex="Calibri"/>
    </style:style>
    <style:style style:name="T214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215" style:parent-style-name="Policepardéfaut" style:family="text">
      <style:text-properties style:font-name="Calibri" style:font-name-complex="Calibri" fo:font-weight="bold" style:font-weight-asian="bold"/>
    </style:style>
    <style:style style:name="T216" style:parent-style-name="Policepardéfaut" style:family="text">
      <style:text-properties style:font-name="Calibri" style:font-name-complex="Calibri"/>
    </style:style>
    <style:style style:name="T217" style:parent-style-name="Policepardéfaut" style:family="text">
      <style:text-properties style:font-name="Calibri" style:font-name-complex="Calibri"/>
    </style:style>
    <style:style style:name="T218" style:parent-style-name="Policepardéfaut" style:family="text">
      <style:text-properties style:font-name="Calibri" style:font-name-complex="Calibri" fo:font-weight="bold" style:font-weight-asian="bold"/>
    </style:style>
    <style:style style:name="T219" style:parent-style-name="Policepardéfaut" style:family="text">
      <style:text-properties style:font-name="Calibri" style:font-name-complex="Calibri"/>
    </style:style>
    <style:style style:name="T220" style:parent-style-name="Policepardéfaut" style:family="text">
      <style:text-properties style:font-name="Calibri" style:font-name-complex="Calibri"/>
    </style:style>
    <style:style style:name="T221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222" style:parent-style-name="Policepardéfaut" style:family="text">
      <style:text-properties style:font-name="Calibri" style:font-name-complex="Calibri" fo:font-weight="bold" style:font-weight-asian="bold"/>
    </style:style>
    <style:style style:name="T223" style:parent-style-name="Policepardéfaut" style:family="text">
      <style:text-properties style:font-name="Calibri" style:font-name-complex="Calibri"/>
    </style:style>
    <style:style style:name="T224" style:parent-style-name="Policepardéfaut" style:family="text">
      <style:text-properties style:font-name="Calibri" style:font-name-complex="Calibri"/>
    </style:style>
    <style:style style:name="T225" style:parent-style-name="Policepardéfaut" style:family="text">
      <style:text-properties style:font-name="Calibri" style:font-name-complex="Calibri"/>
    </style:style>
    <style:style style:name="P226" style:parent-style-name="Standard" style:family="paragraph">
      <style:text-properties style:font-name="Calibri" style:font-name-complex="Calibri"/>
    </style:style>
    <style:style style:name="P227" style:parent-style-name="Standard" style:family="paragraph">
      <style:text-properties style:font-name="Calibri" style:font-name-complex="Calibri"/>
    </style:style>
    <style:style style:name="P228" style:parent-style-name="Standard" style:family="paragraph">
      <style:text-properties style:font-name="Calibri" style:font-name-complex="Calibri"/>
    </style:style>
    <style:style style:name="P229" style:parent-style-name="Standard" style:family="paragraph">
      <style:text-properties style:font-name="Calibri" style:font-name-complex="Calibri"/>
    </style:style>
    <style:style style:name="P230" style:parent-style-name="Standard" style:family="paragraph">
      <style:text-properties style:font-name="Calibri" style:font-name-complex="Calibri"/>
    </style:style>
    <style:style style:name="T231" style:parent-style-name="Policepardéfaut" style:family="text">
      <style:text-properties style:font-name="Calibri" style:font-name-complex="Calibri"/>
    </style:style>
    <style:style style:name="T232" style:parent-style-name="Lienhypertexte" style:family="text">
      <style:text-properties style:font-name="Calibri" style:font-name-complex="Calibri"/>
    </style:style>
    <style:style style:name="P233" style:parent-style-name="Standard" style:family="paragraph">
      <style:text-properties style:font-name="Calibri" style:font-name-complex="Calibri"/>
    </style:style>
    <style:style style:name="P234" style:parent-style-name="Standard" style:family="paragraph">
      <style:text-properties style:font-name="Calibri" style:font-name-complex="Calibri"/>
    </style:style>
    <style:style style:name="P235" style:parent-style-name="Standard" style:family="paragraph">
      <style:text-properties style:font-name="Calibri" style:font-name-complex="Calibri"/>
    </style:style>
    <style:style style:name="P236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37" style:parent-style-name="Standard" style:family="paragraph">
      <style:text-properties style:font-name="Calibri" style:font-name-complex="Calibri"/>
    </style:style>
    <style:style style:name="T238" style:parent-style-name="Policepardéfaut" style:family="text">
      <style:text-properties style:font-name="Calibri" style:font-name-complex="Calibri"/>
    </style:style>
    <style:style style:name="T239" style:parent-style-name="Lienhypertexte" style:family="text">
      <style:text-properties style:font-name="Calibri" style:font-name-complex="Calibri"/>
    </style:style>
    <style:style style:name="T240" style:parent-style-name="Policepardéfaut" style:family="text">
      <style:text-properties style:font-name="Calibri" style:font-name-complex="Calibri"/>
    </style:style>
    <style:style style:name="T241" style:parent-style-name="Policepardéfaut" style:family="text">
      <style:text-properties style:font-name="Calibri" style:font-name-complex="Calibri"/>
    </style:style>
    <style:style style:name="T242" style:parent-style-name="Lienhypertexte" style:family="text">
      <style:text-properties style:font-name="Calibri" style:font-name-complex="Calibri"/>
    </style:style>
    <style:style style:name="T243" style:parent-style-name="Lienhypertexte" style:family="text">
      <style:text-properties style:font-name="Calibri" style:font-name-complex="Calibri"/>
    </style:style>
    <style:style style:name="P244" style:parent-style-name="Standard" style:family="paragraph">
      <style:text-properties style:font-name="Calibri" style:font-name-complex="Calibri"/>
    </style:style>
    <style:style style:name="T245" style:parent-style-name="Policepardéfaut" style:family="text">
      <style:text-properties style:font-name="Calibri" style:font-name-complex="Calibri"/>
    </style:style>
    <style:style style:name="T246" style:parent-style-name="Lienhypertexte" style:family="text">
      <style:text-properties style:font-name="Calibri" style:font-name-complex="Calibri"/>
    </style:style>
    <style:style style:name="P247" style:parent-style-name="Standard" style:family="paragraph">
      <style:text-properties style:font-name="Calibri" style:font-name-complex="Calibri"/>
    </style:style>
    <style:style style:name="P248" style:parent-style-name="Normal" style:family="paragraph">
      <style:text-properties style:font-name="Calibri" style:font-name-complex="Calibri" fo:hyphenate="true"/>
    </style:style>
    <style:style style:name="P249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5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251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25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53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54" style:parent-style-name="Standard" style:family="paragraph">
      <style:text-properties style:font-name="Calibri" style:font-name-complex="Calibri"/>
    </style:style>
    <style:style style:name="T255" style:parent-style-name="Policepardéfaut" style:family="text">
      <style:text-properties style:font-name="Calibri" style:font-name-complex="Calibri"/>
    </style:style>
    <style:style style:name="T256" style:parent-style-name="Lienhypertexte" style:family="text">
      <style:text-properties style:font-name="Calibri" style:font-name-complex="Calibri"/>
    </style:style>
    <style:style style:name="T257" style:parent-style-name="Policepardéfaut" style:family="text">
      <style:text-properties style:font-name="Calibri" style:font-name-complex="Calibri"/>
    </style:style>
    <style:style style:name="T258" style:parent-style-name="Policepardéfaut" style:family="text">
      <style:text-properties style:font-name="Calibri" style:font-name-complex="Calibri"/>
    </style:style>
    <style:style style:name="T259" style:parent-style-name="Policepardéfaut" style:family="text">
      <style:text-properties style:font-name="Calibri" style:font-name-complex="Calibri"/>
    </style:style>
    <style:style style:name="T260" style:parent-style-name="Policepardéfaut" style:family="text">
      <style:text-properties style:font-name="Calibri" style:font-name-complex="Calibri"/>
    </style:style>
    <style:style style:name="P261" style:parent-style-name="Normal" style:family="paragraph">
      <style:text-properties fo:hyphenate="true"/>
    </style:style>
    <style:style style:name="T262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3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264" style:parent-style-name="Policepardéfaut" style:family="text">
      <style:text-properties style:font-name="Calibri" style:font-name-complex="Calibri"/>
    </style:style>
    <style:style style:name="T265" style:parent-style-name="Policepardéfaut" style:family="text">
      <style:text-properties style:font-name="Calibri" style:font-name-complex="Calibri"/>
    </style:style>
    <style:style style:name="T266" style:parent-style-name="Policepardéfaut" style:family="text">
      <style:text-properties style:font-name="Calibri" style:font-name-complex="Calibri"/>
    </style:style>
    <style:style style:name="T267" style:parent-style-name="Policepardéfaut" style:family="text">
      <style:text-properties style:font-name="Calibri" style:font-name-complex="Calibri"/>
    </style:style>
    <style:style style:name="T268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69" style:parent-style-name="Policepardéfaut" style:family="text">
      <style:text-properties style:font-name="Calibri" style:font-name-complex="Calibri"/>
    </style:style>
    <style:style style:name="T270" style:parent-style-name="Policepardéfaut" style:family="text">
      <style:text-properties style:font-name="Calibri" style:font-name-complex="Calibri"/>
    </style:style>
    <style:style style:name="T271" style:parent-style-name="Policepardéfaut" style:family="text">
      <style:text-properties style:font-name="Calibri" style:font-name-complex="Calibri"/>
    </style:style>
    <style:style style:name="T272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273" style:parent-style-name="Standard" style:family="paragraph">
      <style:text-properties style:font-name="Calibri" style:font-name-complex="Calibri"/>
    </style:style>
    <style:style style:name="T274" style:parent-style-name="Policepardéfaut" style:family="text">
      <style:text-properties style:font-name="Calibri" style:font-name-complex="Calibri"/>
    </style:style>
    <style:style style:name="T275" style:parent-style-name="Lienhypertexte" style:family="text">
      <style:text-properties style:font-name="Calibri" style:font-name-complex="Calibri"/>
    </style:style>
    <style:style style:name="T276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277" style:parent-style-name="Policepardéfaut" style:family="text">
      <style:text-properties style:font-name="Calibri" style:font-name-complex="Calibri" fo:font-weight="bold" style:font-weight-asian="bold"/>
    </style:style>
    <style:style style:name="T278" style:parent-style-name="Policepardéfaut" style:family="text">
      <style:text-properties style:font-name="Calibri" style:font-name-complex="Calibri"/>
    </style:style>
    <style:style style:name="T279" style:parent-style-name="Policepardéfaut" style:family="text">
      <style:text-properties style:font-name="Calibri" style:font-name-complex="Calibri"/>
    </style:style>
    <style:style style:name="T280" style:parent-style-name="Policepardéfaut" style:family="text">
      <style:text-properties style:font-name="Calibri" style:font-name-complex="Calibri" fo:font-weight="bold" style:font-weight-asian="bold"/>
    </style:style>
    <style:style style:name="T281" style:parent-style-name="Policepardéfaut" style:family="text">
      <style:text-properties style:font-name="Calibri" style:font-name-complex="Calibri"/>
    </style:style>
    <style:style style:name="T282" style:parent-style-name="Policepardéfaut" style:family="text">
      <style:text-properties style:font-name="Calibri" style:font-name-complex="Calibri"/>
    </style:style>
    <style:style style:name="T283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284" style:parent-style-name="Policepardéfaut" style:family="text">
      <style:text-properties style:font-name="Calibri" style:font-name-complex="Calibri" fo:font-weight="bold" style:font-weight-asian="bold"/>
    </style:style>
    <style:style style:name="T285" style:parent-style-name="Policepardéfaut" style:family="text">
      <style:text-properties style:font-name="Calibri" style:font-name-complex="Calibri"/>
    </style:style>
    <style:style style:name="T286" style:parent-style-name="Policepardéfaut" style:family="text">
      <style:text-properties style:font-name="Calibri" style:font-name-complex="Calibri"/>
    </style:style>
    <style:style style:name="T287" style:parent-style-name="Policepardéfaut" style:family="text">
      <style:text-properties style:font-name="Calibri" style:font-name-complex="Calibri"/>
    </style:style>
    <style:style style:name="P288" style:parent-style-name="Standard" style:family="paragraph">
      <style:text-properties style:font-name="Calibri" style:font-name-complex="Calibri"/>
    </style:style>
    <style:style style:name="P289" style:parent-style-name="Standard" style:family="paragraph">
      <style:text-properties style:font-name="Calibri" style:font-name-complex="Calibri"/>
    </style:style>
    <style:style style:name="P290" style:parent-style-name="Standard" style:family="paragraph">
      <style:text-properties style:font-name="Calibri" style:font-name-complex="Calibri"/>
    </style:style>
    <style:style style:name="P291" style:parent-style-name="Standard" style:family="paragraph">
      <style:text-properties style:font-name="Calibri" style:font-name-complex="Calibri"/>
    </style:style>
    <style:style style:name="P292" style:parent-style-name="Standard" style:family="paragraph">
      <style:text-properties style:font-name="Calibri" style:font-name-complex="Calibri"/>
    </style:style>
    <style:style style:name="T293" style:parent-style-name="Policepardéfaut" style:family="text">
      <style:text-properties style:font-name="Calibri" style:font-name-complex="Calibri"/>
    </style:style>
    <style:style style:name="T294" style:parent-style-name="Lienhypertexte" style:family="text">
      <style:text-properties style:font-name="Calibri" style:font-name-complex="Calibri"/>
    </style:style>
    <style:style style:name="P295" style:parent-style-name="Standard" style:family="paragraph">
      <style:text-properties style:font-name="Calibri" style:font-name-complex="Calibri"/>
    </style:style>
    <style:style style:name="P296" style:parent-style-name="Standard" style:family="paragraph">
      <style:text-properties style:font-name="Calibri" style:font-name-complex="Calibri"/>
    </style:style>
    <style:style style:name="P297" style:parent-style-name="Standard" style:family="paragraph">
      <style:text-properties style:font-name="Calibri" style:font-name-complex="Calibri"/>
    </style:style>
    <style:style style:name="P298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99" style:parent-style-name="Standard" style:family="paragraph">
      <style:text-properties style:font-name="Calibri" style:font-name-complex="Calibri"/>
    </style:style>
    <style:style style:name="T300" style:parent-style-name="Policepardéfaut" style:family="text">
      <style:text-properties style:font-name="Calibri" style:font-name-complex="Calibri"/>
    </style:style>
    <style:style style:name="T301" style:parent-style-name="Lienhypertexte" style:family="text">
      <style:text-properties style:font-name="Calibri" style:font-name-complex="Calibri"/>
    </style:style>
    <style:style style:name="T302" style:parent-style-name="Policepardéfaut" style:family="text">
      <style:text-properties style:font-name="Calibri" style:font-name-complex="Calibri"/>
    </style:style>
    <style:style style:name="T303" style:parent-style-name="Policepardéfaut" style:family="text">
      <style:text-properties style:font-name="Calibri" style:font-name-complex="Calibri"/>
    </style:style>
    <style:style style:name="T304" style:parent-style-name="Lienhypertexte" style:family="text">
      <style:text-properties style:font-name="Calibri" style:font-name-complex="Calibri"/>
    </style:style>
    <style:style style:name="T305" style:parent-style-name="Lienhypertexte" style:family="text">
      <style:text-properties style:font-name="Calibri" style:font-name-complex="Calibri"/>
    </style:style>
    <style:style style:name="P306" style:parent-style-name="Standard" style:family="paragraph">
      <style:text-properties style:font-name="Calibri" style:font-name-complex="Calibri"/>
    </style:style>
    <style:style style:name="T307" style:parent-style-name="Policepardéfaut" style:family="text">
      <style:text-properties style:font-name="Calibri" style:font-name-complex="Calibri"/>
    </style:style>
    <style:style style:name="T308" style:parent-style-name="Lienhypertexte" style:family="text">
      <style:text-properties style:font-name="Calibri" style:font-name-complex="Calibri"/>
    </style:style>
    <style:style style:name="P309" style:parent-style-name="Standard" style:family="paragraph">
      <style:text-properties style:font-name="Calibri" style:font-name-complex="Calibri"/>
    </style:style>
    <style:style style:name="P310" style:parent-style-name="Normal" style:family="paragraph">
      <style:text-properties style:font-name="Calibri" style:font-name-complex="Calibri" fo:hyphenate="true"/>
    </style:style>
    <style:style style:name="P311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1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13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1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15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16" style:parent-style-name="Standard" style:family="paragraph">
      <style:text-properties style:font-name="Calibri" style:font-name-complex="Calibri"/>
    </style:style>
    <style:style style:name="T317" style:parent-style-name="Policepardéfaut" style:family="text">
      <style:text-properties style:font-name="Calibri" style:font-name-complex="Calibri"/>
    </style:style>
    <style:style style:name="T318" style:parent-style-name="Lienhypertexte" style:family="text">
      <style:text-properties style:font-name="Calibri" style:font-name-complex="Calibri"/>
    </style:style>
    <style:style style:name="T319" style:parent-style-name="Policepardéfaut" style:family="text">
      <style:text-properties style:font-name="Calibri" style:font-name-complex="Calibri"/>
    </style:style>
    <style:style style:name="T320" style:parent-style-name="Policepardéfaut" style:family="text">
      <style:text-properties style:font-name="Calibri" style:font-name-complex="Calibri"/>
    </style:style>
    <style:style style:name="T321" style:parent-style-name="Policepardéfaut" style:family="text">
      <style:text-properties style:font-name="Calibri" style:font-name-complex="Calibri"/>
    </style:style>
    <style:style style:name="T322" style:parent-style-name="Policepardéfaut" style:family="text">
      <style:text-properties style:font-name="Calibri" style:font-name-complex="Calibri"/>
    </style:style>
    <style:style style:name="P323" style:parent-style-name="Normal" style:family="paragraph">
      <style:text-properties fo:hyphenate="true"/>
    </style:style>
    <style:style style:name="T324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25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326" style:parent-style-name="Policepardéfaut" style:family="text">
      <style:text-properties style:font-name="Calibri" style:font-name-complex="Calibri"/>
    </style:style>
    <style:style style:name="T327" style:parent-style-name="Policepardéfaut" style:family="text">
      <style:text-properties style:font-name="Calibri" style:font-name-complex="Calibri"/>
    </style:style>
    <style:style style:name="T328" style:parent-style-name="Policepardéfaut" style:family="text">
      <style:text-properties style:font-name="Calibri" style:font-name-complex="Calibri"/>
    </style:style>
    <style:style style:name="T329" style:parent-style-name="Policepardéfaut" style:family="text">
      <style:text-properties style:font-name="Calibri" style:font-name-complex="Calibri"/>
    </style:style>
    <style:style style:name="T330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1" style:parent-style-name="Policepardéfaut" style:family="text">
      <style:text-properties style:font-name="Calibri" style:font-name-complex="Calibri"/>
    </style:style>
    <style:style style:name="T332" style:parent-style-name="Policepardéfaut" style:family="text">
      <style:text-properties style:font-name="Calibri" style:font-name-complex="Calibri"/>
    </style:style>
    <style:style style:name="T333" style:parent-style-name="Policepardéfaut" style:family="text">
      <style:text-properties style:font-name="Calibri" style:font-name-complex="Calibri"/>
    </style:style>
    <style:style style:name="T334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335" style:parent-style-name="Standard" style:family="paragraph">
      <style:text-properties style:font-name="Calibri" style:font-name-complex="Calibri"/>
    </style:style>
    <style:style style:name="T336" style:parent-style-name="Policepardéfaut" style:family="text">
      <style:text-properties style:font-name="Calibri" style:font-name-complex="Calibri"/>
    </style:style>
    <style:style style:name="T337" style:parent-style-name="Lienhypertexte" style:family="text">
      <style:text-properties style:font-name="Calibri" style:font-name-complex="Calibri"/>
    </style:style>
    <style:style style:name="T338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339" style:parent-style-name="Policepardéfaut" style:family="text">
      <style:text-properties style:font-name="Calibri" style:font-name-complex="Calibri" fo:font-weight="bold" style:font-weight-asian="bold"/>
    </style:style>
    <style:style style:name="T340" style:parent-style-name="Policepardéfaut" style:family="text">
      <style:text-properties style:font-name="Calibri" style:font-name-complex="Calibri"/>
    </style:style>
    <style:style style:name="T341" style:parent-style-name="Policepardéfaut" style:family="text">
      <style:text-properties style:font-name="Calibri" style:font-name-complex="Calibri"/>
    </style:style>
    <style:style style:name="T342" style:parent-style-name="Policepardéfaut" style:family="text">
      <style:text-properties style:font-name="Calibri" style:font-name-complex="Calibri" fo:font-weight="bold" style:font-weight-asian="bold"/>
    </style:style>
    <style:style style:name="T343" style:parent-style-name="Policepardéfaut" style:family="text">
      <style:text-properties style:font-name="Calibri" style:font-name-complex="Calibri"/>
    </style:style>
    <style:style style:name="T344" style:parent-style-name="Policepardéfaut" style:family="text">
      <style:text-properties style:font-name="Calibri" style:font-name-complex="Calibri"/>
    </style:style>
    <style:style style:name="T345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346" style:parent-style-name="Policepardéfaut" style:family="text">
      <style:text-properties style:font-name="Calibri" style:font-name-complex="Calibri" fo:font-weight="bold" style:font-weight-asian="bold"/>
    </style:style>
    <style:style style:name="T347" style:parent-style-name="Policepardéfaut" style:family="text">
      <style:text-properties style:font-name="Calibri" style:font-name-complex="Calibri"/>
    </style:style>
    <style:style style:name="T348" style:parent-style-name="Policepardéfaut" style:family="text">
      <style:text-properties style:font-name="Calibri" style:font-name-complex="Calibri"/>
    </style:style>
    <style:style style:name="T349" style:parent-style-name="Policepardéfaut" style:family="text">
      <style:text-properties style:font-name="Calibri" style:font-name-complex="Calibri"/>
    </style:style>
    <style:style style:name="P350" style:parent-style-name="Standard" style:family="paragraph">
      <style:text-properties style:font-name="Calibri" style:font-name-complex="Calibri"/>
    </style:style>
    <style:style style:name="P351" style:parent-style-name="Standard" style:family="paragraph">
      <style:text-properties style:font-name="Calibri" style:font-name-complex="Calibri"/>
    </style:style>
    <style:style style:name="P352" style:parent-style-name="Standard" style:family="paragraph">
      <style:text-properties style:font-name="Calibri" style:font-name-complex="Calibri"/>
    </style:style>
    <style:style style:name="P353" style:parent-style-name="Standard" style:family="paragraph">
      <style:text-properties style:font-name="Calibri" style:font-name-complex="Calibri"/>
    </style:style>
    <style:style style:name="P354" style:parent-style-name="Standard" style:family="paragraph">
      <style:text-properties style:font-name="Calibri" style:font-name-complex="Calibri"/>
    </style:style>
    <style:style style:name="T355" style:parent-style-name="Policepardéfaut" style:family="text">
      <style:text-properties style:font-name="Calibri" style:font-name-complex="Calibri"/>
    </style:style>
    <style:style style:name="T356" style:parent-style-name="Lienhypertexte" style:family="text">
      <style:text-properties style:font-name="Calibri" style:font-name-complex="Calibri"/>
    </style:style>
    <style:style style:name="P357" style:parent-style-name="Standard" style:family="paragraph">
      <style:text-properties style:font-name="Calibri" style:font-name-complex="Calibri"/>
    </style:style>
    <style:style style:name="P358" style:parent-style-name="Standard" style:family="paragraph">
      <style:text-properties style:font-name="Calibri" style:font-name-complex="Calibri"/>
    </style:style>
    <style:style style:name="P359" style:parent-style-name="Standard" style:family="paragraph">
      <style:text-properties style:font-name="Calibri" style:font-name-complex="Calibri"/>
    </style:style>
    <style:style style:name="P360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61" style:parent-style-name="Standard" style:family="paragraph">
      <style:text-properties style:font-name="Calibri" style:font-name-complex="Calibri"/>
    </style:style>
    <style:style style:name="T362" style:parent-style-name="Policepardéfaut" style:family="text">
      <style:text-properties style:font-name="Calibri" style:font-name-complex="Calibri"/>
    </style:style>
    <style:style style:name="T363" style:parent-style-name="Lienhypertexte" style:family="text">
      <style:text-properties style:font-name="Calibri" style:font-name-complex="Calibri"/>
    </style:style>
    <style:style style:name="T364" style:parent-style-name="Policepardéfaut" style:family="text">
      <style:text-properties style:font-name="Calibri" style:font-name-complex="Calibri"/>
    </style:style>
    <style:style style:name="T365" style:parent-style-name="Policepardéfaut" style:family="text">
      <style:text-properties style:font-name="Calibri" style:font-name-complex="Calibri"/>
    </style:style>
    <style:style style:name="T366" style:parent-style-name="Lienhypertexte" style:family="text">
      <style:text-properties style:font-name="Calibri" style:font-name-complex="Calibri"/>
    </style:style>
    <style:style style:name="T367" style:parent-style-name="Lienhypertexte" style:family="text">
      <style:text-properties style:font-name="Calibri" style:font-name-complex="Calibri"/>
    </style:style>
    <style:style style:name="P368" style:parent-style-name="Standard" style:family="paragraph">
      <style:text-properties style:font-name="Calibri" style:font-name-complex="Calibri"/>
    </style:style>
    <style:style style:name="T369" style:parent-style-name="Policepardéfaut" style:family="text">
      <style:text-properties style:font-name="Calibri" style:font-name-complex="Calibri"/>
    </style:style>
    <style:style style:name="T370" style:parent-style-name="Lienhypertexte" style:family="text">
      <style:text-properties style:font-name="Calibri" style:font-name-complex="Calibri"/>
    </style:style>
    <style:style style:name="P371" style:parent-style-name="Standard" style:family="paragraph">
      <style:text-properties style:font-name="Calibri" style:font-name-complex="Calibri"/>
    </style:style>
    <style:style style:name="P372" style:parent-style-name="Normal" style:family="paragraph">
      <style:text-properties style:font-name="Calibri" style:font-name-complex="Calibri" fo:hyphenate="true"/>
    </style:style>
    <style:style style:name="P373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7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37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37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77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378" style:parent-style-name="Standard" style:family="paragraph">
      <style:text-properties style:font-name="Calibri" style:font-name-complex="Calibri"/>
    </style:style>
    <style:style style:name="T379" style:parent-style-name="Policepardéfaut" style:family="text">
      <style:text-properties style:font-name="Calibri" style:font-name-complex="Calibri"/>
    </style:style>
    <style:style style:name="T380" style:parent-style-name="Lienhypertexte" style:family="text">
      <style:text-properties style:font-name="Calibri" style:font-name-complex="Calibri"/>
    </style:style>
    <style:style style:name="T381" style:parent-style-name="Policepardéfaut" style:family="text">
      <style:text-properties style:font-name="Calibri" style:font-name-complex="Calibri"/>
    </style:style>
    <style:style style:name="T382" style:parent-style-name="Policepardéfaut" style:family="text">
      <style:text-properties style:font-name="Calibri" style:font-name-complex="Calibri"/>
    </style:style>
    <style:style style:name="T383" style:parent-style-name="Policepardéfaut" style:family="text">
      <style:text-properties style:font-name="Calibri" style:font-name-complex="Calibri"/>
    </style:style>
    <style:style style:name="T384" style:parent-style-name="Policepardéfaut" style:family="text">
      <style:text-properties style:font-name="Calibri" style:font-name-complex="Calibri"/>
    </style:style>
    <style:style style:name="P385" style:parent-style-name="Normal" style:family="paragraph">
      <style:text-properties fo:hyphenate="true"/>
    </style:style>
    <style:style style:name="T386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7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388" style:parent-style-name="Policepardéfaut" style:family="text">
      <style:text-properties style:font-name="Calibri" style:font-name-complex="Calibri"/>
    </style:style>
    <style:style style:name="T389" style:parent-style-name="Policepardéfaut" style:family="text">
      <style:text-properties style:font-name="Calibri" style:font-name-complex="Calibri"/>
    </style:style>
    <style:style style:name="T390" style:parent-style-name="Policepardéfaut" style:family="text">
      <style:text-properties style:font-name="Calibri" style:font-name-complex="Calibri"/>
    </style:style>
    <style:style style:name="T391" style:parent-style-name="Policepardéfaut" style:family="text">
      <style:text-properties style:font-name="Calibri" style:font-name-complex="Calibri"/>
    </style:style>
    <style:style style:name="T392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93" style:parent-style-name="Policepardéfaut" style:family="text">
      <style:text-properties style:font-name="Calibri" style:font-name-complex="Calibri"/>
    </style:style>
    <style:style style:name="T394" style:parent-style-name="Policepardéfaut" style:family="text">
      <style:text-properties style:font-name="Calibri" style:font-name-complex="Calibri"/>
    </style:style>
    <style:style style:name="T395" style:parent-style-name="Policepardéfaut" style:family="text">
      <style:text-properties style:font-name="Calibri" style:font-name-complex="Calibri"/>
    </style:style>
    <style:style style:name="T396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397" style:parent-style-name="Standard" style:family="paragraph">
      <style:text-properties style:font-name="Calibri" style:font-name-complex="Calibri"/>
    </style:style>
    <style:style style:name="T398" style:parent-style-name="Policepardéfaut" style:family="text">
      <style:text-properties style:font-name="Calibri" style:font-name-complex="Calibri"/>
    </style:style>
    <style:style style:name="T399" style:parent-style-name="Lienhypertexte" style:family="text">
      <style:text-properties style:font-name="Calibri" style:font-name-complex="Calibri"/>
    </style:style>
    <style:style style:name="T400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401" style:parent-style-name="Policepardéfaut" style:family="text">
      <style:text-properties style:font-name="Calibri" style:font-name-complex="Calibri" fo:font-weight="bold" style:font-weight-asian="bold"/>
    </style:style>
    <style:style style:name="T402" style:parent-style-name="Policepardéfaut" style:family="text">
      <style:text-properties style:font-name="Calibri" style:font-name-complex="Calibri"/>
    </style:style>
    <style:style style:name="T403" style:parent-style-name="Policepardéfaut" style:family="text">
      <style:text-properties style:font-name="Calibri" style:font-name-complex="Calibri"/>
    </style:style>
    <style:style style:name="T404" style:parent-style-name="Policepardéfaut" style:family="text">
      <style:text-properties style:font-name="Calibri" style:font-name-complex="Calibri" fo:font-weight="bold" style:font-weight-asian="bold"/>
    </style:style>
    <style:style style:name="T405" style:parent-style-name="Policepardéfaut" style:family="text">
      <style:text-properties style:font-name="Calibri" style:font-name-complex="Calibri"/>
    </style:style>
    <style:style style:name="T406" style:parent-style-name="Policepardéfaut" style:family="text">
      <style:text-properties style:font-name="Calibri" style:font-name-complex="Calibri"/>
    </style:style>
    <style:style style:name="T407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408" style:parent-style-name="Policepardéfaut" style:family="text">
      <style:text-properties style:font-name="Calibri" style:font-name-complex="Calibri" fo:font-weight="bold" style:font-weight-asian="bold"/>
    </style:style>
    <style:style style:name="T409" style:parent-style-name="Policepardéfaut" style:family="text">
      <style:text-properties style:font-name="Calibri" style:font-name-complex="Calibri"/>
    </style:style>
    <style:style style:name="T410" style:parent-style-name="Policepardéfaut" style:family="text">
      <style:text-properties style:font-name="Calibri" style:font-name-complex="Calibri"/>
    </style:style>
    <style:style style:name="T411" style:parent-style-name="Policepardéfaut" style:family="text">
      <style:text-properties style:font-name="Calibri" style:font-name-complex="Calibri"/>
    </style:style>
    <style:style style:name="P412" style:parent-style-name="Standard" style:family="paragraph">
      <style:text-properties style:font-name="Calibri" style:font-name-complex="Calibri"/>
    </style:style>
    <style:style style:name="P413" style:parent-style-name="Standard" style:family="paragraph">
      <style:text-properties style:font-name="Calibri" style:font-name-complex="Calibri"/>
    </style:style>
    <style:style style:name="P414" style:parent-style-name="Standard" style:family="paragraph">
      <style:text-properties style:font-name="Calibri" style:font-name-complex="Calibri"/>
    </style:style>
    <style:style style:name="P415" style:parent-style-name="Standard" style:family="paragraph">
      <style:text-properties style:font-name="Calibri" style:font-name-complex="Calibri"/>
    </style:style>
    <style:style style:name="P416" style:parent-style-name="Standard" style:family="paragraph">
      <style:text-properties style:font-name="Calibri" style:font-name-complex="Calibri"/>
    </style:style>
    <style:style style:name="T417" style:parent-style-name="Policepardéfaut" style:family="text">
      <style:text-properties style:font-name="Calibri" style:font-name-complex="Calibri"/>
    </style:style>
    <style:style style:name="T418" style:parent-style-name="Lienhypertexte" style:family="text">
      <style:text-properties style:font-name="Calibri" style:font-name-complex="Calibri"/>
    </style:style>
    <style:style style:name="P419" style:parent-style-name="Standard" style:family="paragraph">
      <style:text-properties style:font-name="Calibri" style:font-name-complex="Calibri"/>
    </style:style>
    <style:style style:name="P420" style:parent-style-name="Standard" style:family="paragraph">
      <style:text-properties style:font-name="Calibri" style:font-name-complex="Calibri"/>
    </style:style>
    <style:style style:name="P421" style:parent-style-name="Standard" style:family="paragraph">
      <style:text-properties style:font-name="Calibri" style:font-name-complex="Calibri"/>
    </style:style>
    <style:style style:name="P422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423" style:parent-style-name="Standard" style:family="paragraph">
      <style:text-properties style:font-name="Calibri" style:font-name-complex="Calibri"/>
    </style:style>
    <style:style style:name="T424" style:parent-style-name="Policepardéfaut" style:family="text">
      <style:text-properties style:font-name="Calibri" style:font-name-complex="Calibri"/>
    </style:style>
    <style:style style:name="T425" style:parent-style-name="Lienhypertexte" style:family="text">
      <style:text-properties style:font-name="Calibri" style:font-name-complex="Calibri"/>
    </style:style>
    <style:style style:name="T426" style:parent-style-name="Policepardéfaut" style:family="text">
      <style:text-properties style:font-name="Calibri" style:font-name-complex="Calibri"/>
    </style:style>
    <style:style style:name="T427" style:parent-style-name="Policepardéfaut" style:family="text">
      <style:text-properties style:font-name="Calibri" style:font-name-complex="Calibri"/>
    </style:style>
    <style:style style:name="T428" style:parent-style-name="Lienhypertexte" style:family="text">
      <style:text-properties style:font-name="Calibri" style:font-name-complex="Calibri"/>
    </style:style>
    <style:style style:name="T429" style:parent-style-name="Lienhypertexte" style:family="text">
      <style:text-properties style:font-name="Calibri" style:font-name-complex="Calibri"/>
    </style:style>
    <style:style style:name="P430" style:parent-style-name="Standard" style:family="paragraph">
      <style:text-properties style:font-name="Calibri" style:font-name-complex="Calibri"/>
    </style:style>
    <style:style style:name="T431" style:parent-style-name="Policepardéfaut" style:family="text">
      <style:text-properties style:font-name="Calibri" style:font-name-complex="Calibri"/>
    </style:style>
    <style:style style:name="T432" style:parent-style-name="Lienhypertexte" style:family="text">
      <style:text-properties style:font-name="Calibri" style:font-name-complex="Calibri"/>
    </style:style>
    <style:style style:name="P433" style:parent-style-name="Standard" style:family="paragraph">
      <style:text-properties style:font-name="Calibri" style:font-name-complex="Calibri"/>
    </style:style>
    <style:style style:name="P434" style:parent-style-name="Normal" style:family="paragraph">
      <style:text-properties style:font-name="Calibri" style:font-name-complex="Calibri" fo:hyphenate="true"/>
    </style:style>
    <style:style style:name="P43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3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3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43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439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440" style:parent-style-name="Standard" style:family="paragraph">
      <style:text-properties style:font-name="Calibri" style:font-name-complex="Calibri"/>
    </style:style>
    <style:style style:name="T441" style:parent-style-name="Policepardéfaut" style:family="text">
      <style:text-properties style:font-name="Calibri" style:font-name-complex="Calibri"/>
    </style:style>
    <style:style style:name="T442" style:parent-style-name="Lienhypertexte" style:family="text">
      <style:text-properties style:font-name="Calibri" style:font-name-complex="Calibri"/>
    </style:style>
    <style:style style:name="T443" style:parent-style-name="Policepardéfaut" style:family="text">
      <style:text-properties style:font-name="Calibri" style:font-name-complex="Calibri"/>
    </style:style>
    <style:style style:name="T444" style:parent-style-name="Policepardéfaut" style:family="text">
      <style:text-properties style:font-name="Calibri" style:font-name-complex="Calibri"/>
    </style:style>
    <style:style style:name="T445" style:parent-style-name="Policepardéfaut" style:family="text">
      <style:text-properties style:font-name="Calibri" style:font-name-complex="Calibri"/>
    </style:style>
    <style:style style:name="T446" style:parent-style-name="Policepardéfaut" style:family="text">
      <style:text-properties style:font-name="Calibri" style:font-name-complex="Calibri"/>
    </style:style>
    <style:style style:name="P447" style:parent-style-name="Normal" style:family="paragraph">
      <style:text-properties fo:hyphenate="true"/>
    </style:style>
    <style:style style:name="T448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49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450" style:parent-style-name="Policepardéfaut" style:family="text">
      <style:text-properties style:font-name="Calibri" style:font-name-complex="Calibri"/>
    </style:style>
    <style:style style:name="T451" style:parent-style-name="Policepardéfaut" style:family="text">
      <style:text-properties style:font-name="Calibri" style:font-name-complex="Calibri"/>
    </style:style>
    <style:style style:name="T452" style:parent-style-name="Policepardéfaut" style:family="text">
      <style:text-properties style:font-name="Calibri" style:font-name-complex="Calibri"/>
    </style:style>
    <style:style style:name="T453" style:parent-style-name="Policepardéfaut" style:family="text">
      <style:text-properties style:font-name="Calibri" style:font-name-complex="Calibri"/>
    </style:style>
    <style:style style:name="T454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55" style:parent-style-name="Policepardéfaut" style:family="text">
      <style:text-properties style:font-name="Calibri" style:font-name-complex="Calibri"/>
    </style:style>
    <style:style style:name="T456" style:parent-style-name="Policepardéfaut" style:family="text">
      <style:text-properties style:font-name="Calibri" style:font-name-complex="Calibri"/>
    </style:style>
    <style:style style:name="T457" style:parent-style-name="Policepardéfaut" style:family="text">
      <style:text-properties style:font-name="Calibri" style:font-name-complex="Calibri"/>
    </style:style>
    <style:style style:name="T458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459" style:parent-style-name="Standard" style:family="paragraph">
      <style:text-properties style:font-name="Calibri" style:font-name-complex="Calibri"/>
    </style:style>
    <style:style style:name="T460" style:parent-style-name="Policepardéfaut" style:family="text">
      <style:text-properties style:font-name="Calibri" style:font-name-complex="Calibri"/>
    </style:style>
    <style:style style:name="T461" style:parent-style-name="Lienhypertexte" style:family="text">
      <style:text-properties style:font-name="Calibri" style:font-name-complex="Calibri"/>
    </style:style>
    <style:style style:name="T462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463" style:parent-style-name="Policepardéfaut" style:family="text">
      <style:text-properties style:font-name="Calibri" style:font-name-complex="Calibri" fo:font-weight="bold" style:font-weight-asian="bold"/>
    </style:style>
    <style:style style:name="T464" style:parent-style-name="Policepardéfaut" style:family="text">
      <style:text-properties style:font-name="Calibri" style:font-name-complex="Calibri"/>
    </style:style>
    <style:style style:name="T465" style:parent-style-name="Policepardéfaut" style:family="text">
      <style:text-properties style:font-name="Calibri" style:font-name-complex="Calibri"/>
    </style:style>
    <style:style style:name="T466" style:parent-style-name="Policepardéfaut" style:family="text">
      <style:text-properties style:font-name="Calibri" style:font-name-complex="Calibri" fo:font-weight="bold" style:font-weight-asian="bold"/>
    </style:style>
    <style:style style:name="T467" style:parent-style-name="Policepardéfaut" style:family="text">
      <style:text-properties style:font-name="Calibri" style:font-name-complex="Calibri"/>
    </style:style>
    <style:style style:name="T468" style:parent-style-name="Policepardéfaut" style:family="text">
      <style:text-properties style:font-name="Calibri" style:font-name-complex="Calibri"/>
    </style:style>
    <style:style style:name="T469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470" style:parent-style-name="Policepardéfaut" style:family="text">
      <style:text-properties style:font-name="Calibri" style:font-name-complex="Calibri" fo:font-weight="bold" style:font-weight-asian="bold"/>
    </style:style>
    <style:style style:name="T471" style:parent-style-name="Policepardéfaut" style:family="text">
      <style:text-properties style:font-name="Calibri" style:font-name-complex="Calibri"/>
    </style:style>
    <style:style style:name="T472" style:parent-style-name="Policepardéfaut" style:family="text">
      <style:text-properties style:font-name="Calibri" style:font-name-complex="Calibri"/>
    </style:style>
    <style:style style:name="T473" style:parent-style-name="Policepardéfaut" style:family="text">
      <style:text-properties style:font-name="Calibri" style:font-name-complex="Calibri"/>
    </style:style>
    <style:style style:name="P474" style:parent-style-name="Standard" style:family="paragraph">
      <style:text-properties style:font-name="Calibri" style:font-name-complex="Calibri"/>
    </style:style>
    <style:style style:name="P475" style:parent-style-name="Standard" style:family="paragraph">
      <style:text-properties style:font-name="Calibri" style:font-name-complex="Calibri"/>
    </style:style>
    <style:style style:name="P476" style:parent-style-name="Standard" style:family="paragraph">
      <style:text-properties style:font-name="Calibri" style:font-name-complex="Calibri"/>
    </style:style>
    <style:style style:name="P477" style:parent-style-name="Standard" style:family="paragraph">
      <style:text-properties style:font-name="Calibri" style:font-name-complex="Calibri"/>
    </style:style>
    <style:style style:name="P478" style:parent-style-name="Standard" style:family="paragraph">
      <style:text-properties style:font-name="Calibri" style:font-name-complex="Calibri"/>
    </style:style>
    <style:style style:name="T479" style:parent-style-name="Policepardéfaut" style:family="text">
      <style:text-properties style:font-name="Calibri" style:font-name-complex="Calibri"/>
    </style:style>
    <style:style style:name="T480" style:parent-style-name="Lienhypertexte" style:family="text">
      <style:text-properties style:font-name="Calibri" style:font-name-complex="Calibri"/>
    </style:style>
    <style:style style:name="P481" style:parent-style-name="Standard" style:family="paragraph">
      <style:text-properties style:font-name="Calibri" style:font-name-complex="Calibri"/>
    </style:style>
    <style:style style:name="P482" style:parent-style-name="Standard" style:family="paragraph">
      <style:text-properties style:font-name="Calibri" style:font-name-complex="Calibri"/>
    </style:style>
    <style:style style:name="P483" style:parent-style-name="Standard" style:family="paragraph">
      <style:text-properties style:font-name="Calibri" style:font-name-complex="Calibri"/>
    </style:style>
    <style:style style:name="P484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485" style:parent-style-name="Standard" style:family="paragraph">
      <style:text-properties style:font-name="Calibri" style:font-name-complex="Calibri"/>
    </style:style>
    <style:style style:name="T486" style:parent-style-name="Policepardéfaut" style:family="text">
      <style:text-properties style:font-name="Calibri" style:font-name-complex="Calibri"/>
    </style:style>
    <style:style style:name="T487" style:parent-style-name="Lienhypertexte" style:family="text">
      <style:text-properties style:font-name="Calibri" style:font-name-complex="Calibri"/>
    </style:style>
    <style:style style:name="T488" style:parent-style-name="Policepardéfaut" style:family="text">
      <style:text-properties style:font-name="Calibri" style:font-name-complex="Calibri"/>
    </style:style>
    <style:style style:name="T489" style:parent-style-name="Policepardéfaut" style:family="text">
      <style:text-properties style:font-name="Calibri" style:font-name-complex="Calibri"/>
    </style:style>
    <style:style style:name="T490" style:parent-style-name="Lienhypertexte" style:family="text">
      <style:text-properties style:font-name="Calibri" style:font-name-complex="Calibri"/>
    </style:style>
    <style:style style:name="T491" style:parent-style-name="Lienhypertexte" style:family="text">
      <style:text-properties style:font-name="Calibri" style:font-name-complex="Calibri"/>
    </style:style>
    <style:style style:name="P492" style:parent-style-name="Standard" style:family="paragraph">
      <style:text-properties style:font-name="Calibri" style:font-name-complex="Calibri"/>
    </style:style>
    <style:style style:name="T493" style:parent-style-name="Policepardéfaut" style:family="text">
      <style:text-properties style:font-name="Calibri" style:font-name-complex="Calibri"/>
    </style:style>
    <style:style style:name="T494" style:parent-style-name="Lienhypertexte" style:family="text">
      <style:text-properties style:font-name="Calibri" style:font-name-complex="Calibri"/>
    </style:style>
    <style:style style:name="P495" style:parent-style-name="Standard" style:family="paragraph">
      <style:text-properties style:font-name="Calibri" style:font-name-complex="Calibri"/>
    </style:style>
    <style:style style:name="P496" style:parent-style-name="Normal" style:family="paragraph">
      <style:text-properties style:font-name="Calibri" style:font-name-complex="Calibri" fo:hyphenate="true"/>
    </style:style>
    <style:style style:name="P49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9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499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0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01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02" style:parent-style-name="Standard" style:family="paragraph">
      <style:text-properties style:font-name="Calibri" style:font-name-complex="Calibri"/>
    </style:style>
    <style:style style:name="T503" style:parent-style-name="Policepardéfaut" style:family="text">
      <style:text-properties style:font-name="Calibri" style:font-name-complex="Calibri"/>
    </style:style>
    <style:style style:name="T504" style:parent-style-name="Lienhypertexte" style:family="text">
      <style:text-properties style:font-name="Calibri" style:font-name-complex="Calibri"/>
    </style:style>
    <style:style style:name="T505" style:parent-style-name="Policepardéfaut" style:family="text">
      <style:text-properties style:font-name="Calibri" style:font-name-complex="Calibri"/>
    </style:style>
    <style:style style:name="T506" style:parent-style-name="Policepardéfaut" style:family="text">
      <style:text-properties style:font-name="Calibri" style:font-name-complex="Calibri"/>
    </style:style>
    <style:style style:name="T507" style:parent-style-name="Policepardéfaut" style:family="text">
      <style:text-properties style:font-name="Calibri" style:font-name-complex="Calibri"/>
    </style:style>
    <style:style style:name="T508" style:parent-style-name="Policepardéfaut" style:family="text">
      <style:text-properties style:font-name="Calibri" style:font-name-complex="Calibri"/>
    </style:style>
    <style:style style:name="P509" style:parent-style-name="Normal" style:family="paragraph">
      <style:text-properties fo:hyphenate="true"/>
    </style:style>
    <style:style style:name="T510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11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512" style:parent-style-name="Policepardéfaut" style:family="text">
      <style:text-properties style:font-name="Calibri" style:font-name-complex="Calibri"/>
    </style:style>
    <style:style style:name="T513" style:parent-style-name="Policepardéfaut" style:family="text">
      <style:text-properties style:font-name="Calibri" style:font-name-complex="Calibri"/>
    </style:style>
    <style:style style:name="T514" style:parent-style-name="Policepardéfaut" style:family="text">
      <style:text-properties style:font-name="Calibri" style:font-name-complex="Calibri"/>
    </style:style>
    <style:style style:name="T515" style:parent-style-name="Policepardéfaut" style:family="text">
      <style:text-properties style:font-name="Calibri" style:font-name-complex="Calibri"/>
    </style:style>
    <style:style style:name="T516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17" style:parent-style-name="Policepardéfaut" style:family="text">
      <style:text-properties style:font-name="Calibri" style:font-name-complex="Calibri"/>
    </style:style>
    <style:style style:name="T518" style:parent-style-name="Policepardéfaut" style:family="text">
      <style:text-properties style:font-name="Calibri" style:font-name-complex="Calibri"/>
    </style:style>
    <style:style style:name="T519" style:parent-style-name="Policepardéfaut" style:family="text">
      <style:text-properties style:font-name="Calibri" style:font-name-complex="Calibri"/>
    </style:style>
    <style:style style:name="T520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521" style:parent-style-name="Standard" style:family="paragraph">
      <style:text-properties style:font-name="Calibri" style:font-name-complex="Calibri"/>
    </style:style>
    <style:style style:name="T522" style:parent-style-name="Policepardéfaut" style:family="text">
      <style:text-properties style:font-name="Calibri" style:font-name-complex="Calibri"/>
    </style:style>
    <style:style style:name="T523" style:parent-style-name="Lienhypertexte" style:family="text">
      <style:text-properties style:font-name="Calibri" style:font-name-complex="Calibri"/>
    </style:style>
    <style:style style:name="T524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525" style:parent-style-name="Policepardéfaut" style:family="text">
      <style:text-properties style:font-name="Calibri" style:font-name-complex="Calibri" fo:font-weight="bold" style:font-weight-asian="bold"/>
    </style:style>
    <style:style style:name="T526" style:parent-style-name="Policepardéfaut" style:family="text">
      <style:text-properties style:font-name="Calibri" style:font-name-complex="Calibri"/>
    </style:style>
    <style:style style:name="T527" style:parent-style-name="Policepardéfaut" style:family="text">
      <style:text-properties style:font-name="Calibri" style:font-name-complex="Calibri"/>
    </style:style>
    <style:style style:name="T528" style:parent-style-name="Policepardéfaut" style:family="text">
      <style:text-properties style:font-name="Calibri" style:font-name-complex="Calibri" fo:font-weight="bold" style:font-weight-asian="bold"/>
    </style:style>
    <style:style style:name="T529" style:parent-style-name="Policepardéfaut" style:family="text">
      <style:text-properties style:font-name="Calibri" style:font-name-complex="Calibri"/>
    </style:style>
    <style:style style:name="T530" style:parent-style-name="Policepardéfaut" style:family="text">
      <style:text-properties style:font-name="Calibri" style:font-name-complex="Calibri"/>
    </style:style>
    <style:style style:name="T531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532" style:parent-style-name="Policepardéfaut" style:family="text">
      <style:text-properties style:font-name="Calibri" style:font-name-complex="Calibri" fo:font-weight="bold" style:font-weight-asian="bold"/>
    </style:style>
    <style:style style:name="T533" style:parent-style-name="Policepardéfaut" style:family="text">
      <style:text-properties style:font-name="Calibri" style:font-name-complex="Calibri"/>
    </style:style>
    <style:style style:name="T534" style:parent-style-name="Policepardéfaut" style:family="text">
      <style:text-properties style:font-name="Calibri" style:font-name-complex="Calibri"/>
    </style:style>
    <style:style style:name="T535" style:parent-style-name="Policepardéfaut" style:family="text">
      <style:text-properties style:font-name="Calibri" style:font-name-complex="Calibri"/>
    </style:style>
    <style:style style:name="P536" style:parent-style-name="Standard" style:family="paragraph">
      <style:text-properties style:font-name="Calibri" style:font-name-complex="Calibri"/>
    </style:style>
    <style:style style:name="P537" style:parent-style-name="Standard" style:family="paragraph">
      <style:text-properties style:font-name="Calibri" style:font-name-complex="Calibri"/>
    </style:style>
    <style:style style:name="P538" style:parent-style-name="Standard" style:family="paragraph">
      <style:text-properties style:font-name="Calibri" style:font-name-complex="Calibri"/>
    </style:style>
    <style:style style:name="P539" style:parent-style-name="Standard" style:family="paragraph">
      <style:text-properties style:font-name="Calibri" style:font-name-complex="Calibri"/>
    </style:style>
    <style:style style:name="P540" style:parent-style-name="Standard" style:family="paragraph">
      <style:text-properties style:font-name="Calibri" style:font-name-complex="Calibri"/>
    </style:style>
    <style:style style:name="T541" style:parent-style-name="Policepardéfaut" style:family="text">
      <style:text-properties style:font-name="Calibri" style:font-name-complex="Calibri"/>
    </style:style>
    <style:style style:name="T542" style:parent-style-name="Lienhypertexte" style:family="text">
      <style:text-properties style:font-name="Calibri" style:font-name-complex="Calibri"/>
    </style:style>
    <style:style style:name="P543" style:parent-style-name="Standard" style:family="paragraph">
      <style:text-properties style:font-name="Calibri" style:font-name-complex="Calibri"/>
    </style:style>
    <style:style style:name="P544" style:parent-style-name="Standard" style:family="paragraph">
      <style:text-properties style:font-name="Calibri" style:font-name-complex="Calibri"/>
    </style:style>
    <style:style style:name="P545" style:parent-style-name="Standard" style:family="paragraph">
      <style:text-properties style:font-name="Calibri" style:font-name-complex="Calibri"/>
    </style:style>
    <style:style style:name="P546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47" style:parent-style-name="Standard" style:family="paragraph">
      <style:text-properties style:font-name="Calibri" style:font-name-complex="Calibri"/>
    </style:style>
    <style:style style:name="T548" style:parent-style-name="Policepardéfaut" style:family="text">
      <style:text-properties style:font-name="Calibri" style:font-name-complex="Calibri"/>
    </style:style>
    <style:style style:name="T549" style:parent-style-name="Lienhypertexte" style:family="text">
      <style:text-properties style:font-name="Calibri" style:font-name-complex="Calibri"/>
    </style:style>
    <style:style style:name="T550" style:parent-style-name="Policepardéfaut" style:family="text">
      <style:text-properties style:font-name="Calibri" style:font-name-complex="Calibri"/>
    </style:style>
    <style:style style:name="T551" style:parent-style-name="Policepardéfaut" style:family="text">
      <style:text-properties style:font-name="Calibri" style:font-name-complex="Calibri"/>
    </style:style>
    <style:style style:name="T552" style:parent-style-name="Lienhypertexte" style:family="text">
      <style:text-properties style:font-name="Calibri" style:font-name-complex="Calibri"/>
    </style:style>
    <style:style style:name="T553" style:parent-style-name="Lienhypertexte" style:family="text">
      <style:text-properties style:font-name="Calibri" style:font-name-complex="Calibri"/>
    </style:style>
    <style:style style:name="P554" style:parent-style-name="Standard" style:family="paragraph">
      <style:text-properties style:font-name="Calibri" style:font-name-complex="Calibri"/>
    </style:style>
    <style:style style:name="T555" style:parent-style-name="Policepardéfaut" style:family="text">
      <style:text-properties style:font-name="Calibri" style:font-name-complex="Calibri"/>
    </style:style>
    <style:style style:name="T556" style:parent-style-name="Lienhypertexte" style:family="text">
      <style:text-properties style:font-name="Calibri" style:font-name-complex="Calibri"/>
    </style:style>
    <style:style style:name="P557" style:parent-style-name="Standard" style:family="paragraph">
      <style:text-properties style:font-name="Calibri" style:font-name-complex="Calibri"/>
    </style:style>
    <style:style style:name="P558" style:parent-style-name="Normal" style:family="paragraph">
      <style:text-properties style:font-name="Calibri" style:font-name-complex="Calibri" fo:hyphenate="true"/>
    </style:style>
    <style:style style:name="P559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56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561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56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63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64" style:parent-style-name="Standard" style:family="paragraph">
      <style:text-properties style:font-name="Calibri" style:font-name-complex="Calibri"/>
    </style:style>
    <style:style style:name="T565" style:parent-style-name="Policepardéfaut" style:family="text">
      <style:text-properties style:font-name="Calibri" style:font-name-complex="Calibri"/>
    </style:style>
    <style:style style:name="T566" style:parent-style-name="Lienhypertexte" style:family="text">
      <style:text-properties style:font-name="Calibri" style:font-name-complex="Calibri"/>
    </style:style>
    <style:style style:name="T567" style:parent-style-name="Policepardéfaut" style:family="text">
      <style:text-properties style:font-name="Calibri" style:font-name-complex="Calibri"/>
    </style:style>
    <style:style style:name="T568" style:parent-style-name="Policepardéfaut" style:family="text">
      <style:text-properties style:font-name="Calibri" style:font-name-complex="Calibri"/>
    </style:style>
    <style:style style:name="T569" style:parent-style-name="Policepardéfaut" style:family="text">
      <style:text-properties style:font-name="Calibri" style:font-name-complex="Calibri"/>
    </style:style>
    <style:style style:name="T570" style:parent-style-name="Policepardéfaut" style:family="text">
      <style:text-properties style:font-name="Calibri" style:font-name-complex="Calibri"/>
    </style:style>
    <style:style style:name="P571" style:parent-style-name="Normal" style:family="paragraph">
      <style:text-properties fo:hyphenate="true"/>
    </style:style>
    <style:style style:name="T572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73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574" style:parent-style-name="Policepardéfaut" style:family="text">
      <style:text-properties style:font-name="Calibri" style:font-name-complex="Calibri"/>
    </style:style>
    <style:style style:name="T575" style:parent-style-name="Policepardéfaut" style:family="text">
      <style:text-properties style:font-name="Calibri" style:font-name-complex="Calibri"/>
    </style:style>
    <style:style style:name="T576" style:parent-style-name="Policepardéfaut" style:family="text">
      <style:text-properties style:font-name="Calibri" style:font-name-complex="Calibri"/>
    </style:style>
    <style:style style:name="T577" style:parent-style-name="Policepardéfaut" style:family="text">
      <style:text-properties style:font-name="Calibri" style:font-name-complex="Calibri"/>
    </style:style>
    <style:style style:name="T578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79" style:parent-style-name="Policepardéfaut" style:family="text">
      <style:text-properties style:font-name="Calibri" style:font-name-complex="Calibri"/>
    </style:style>
    <style:style style:name="T580" style:parent-style-name="Policepardéfaut" style:family="text">
      <style:text-properties style:font-name="Calibri" style:font-name-complex="Calibri"/>
    </style:style>
    <style:style style:name="T581" style:parent-style-name="Policepardéfaut" style:family="text">
      <style:text-properties style:font-name="Calibri" style:font-name-complex="Calibri"/>
    </style:style>
    <style:style style:name="T582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583" style:parent-style-name="Standard" style:family="paragraph">
      <style:text-properties style:font-name="Calibri" style:font-name-complex="Calibri"/>
    </style:style>
    <style:style style:name="T584" style:parent-style-name="Policepardéfaut" style:family="text">
      <style:text-properties style:font-name="Calibri" style:font-name-complex="Calibri"/>
    </style:style>
    <style:style style:name="T585" style:parent-style-name="Lienhypertexte" style:family="text">
      <style:text-properties style:font-name="Calibri" style:font-name-complex="Calibri"/>
    </style:style>
    <style:style style:name="T586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587" style:parent-style-name="Policepardéfaut" style:family="text">
      <style:text-properties style:font-name="Calibri" style:font-name-complex="Calibri" fo:font-weight="bold" style:font-weight-asian="bold"/>
    </style:style>
    <style:style style:name="T588" style:parent-style-name="Policepardéfaut" style:family="text">
      <style:text-properties style:font-name="Calibri" style:font-name-complex="Calibri"/>
    </style:style>
    <style:style style:name="T589" style:parent-style-name="Policepardéfaut" style:family="text">
      <style:text-properties style:font-name="Calibri" style:font-name-complex="Calibri"/>
    </style:style>
    <style:style style:name="T590" style:parent-style-name="Policepardéfaut" style:family="text">
      <style:text-properties style:font-name="Calibri" style:font-name-complex="Calibri" fo:font-weight="bold" style:font-weight-asian="bold"/>
    </style:style>
    <style:style style:name="T591" style:parent-style-name="Policepardéfaut" style:family="text">
      <style:text-properties style:font-name="Calibri" style:font-name-complex="Calibri"/>
    </style:style>
    <style:style style:name="T592" style:parent-style-name="Policepardéfaut" style:family="text">
      <style:text-properties style:font-name="Calibri" style:font-name-complex="Calibri"/>
    </style:style>
    <style:style style:name="T593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594" style:parent-style-name="Policepardéfaut" style:family="text">
      <style:text-properties style:font-name="Calibri" style:font-name-complex="Calibri" fo:font-weight="bold" style:font-weight-asian="bold"/>
    </style:style>
    <style:style style:name="T595" style:parent-style-name="Policepardéfaut" style:family="text">
      <style:text-properties style:font-name="Calibri" style:font-name-complex="Calibri"/>
    </style:style>
    <style:style style:name="T596" style:parent-style-name="Policepardéfaut" style:family="text">
      <style:text-properties style:font-name="Calibri" style:font-name-complex="Calibri"/>
    </style:style>
    <style:style style:name="T597" style:parent-style-name="Policepardéfaut" style:family="text">
      <style:text-properties style:font-name="Calibri" style:font-name-complex="Calibri"/>
    </style:style>
    <style:style style:name="P598" style:parent-style-name="Standard" style:family="paragraph">
      <style:text-properties style:font-name="Calibri" style:font-name-complex="Calibri"/>
    </style:style>
    <style:style style:name="P599" style:parent-style-name="Standard" style:family="paragraph">
      <style:text-properties style:font-name="Calibri" style:font-name-complex="Calibri"/>
    </style:style>
    <style:style style:name="P600" style:parent-style-name="Standard" style:family="paragraph">
      <style:text-properties style:font-name="Calibri" style:font-name-complex="Calibri"/>
    </style:style>
    <style:style style:name="P601" style:parent-style-name="Standard" style:family="paragraph">
      <style:text-properties style:font-name="Calibri" style:font-name-complex="Calibri"/>
    </style:style>
    <style:style style:name="P602" style:parent-style-name="Standard" style:family="paragraph">
      <style:text-properties style:font-name="Calibri" style:font-name-complex="Calibri"/>
    </style:style>
    <style:style style:name="T603" style:parent-style-name="Policepardéfaut" style:family="text">
      <style:text-properties style:font-name="Calibri" style:font-name-complex="Calibri"/>
    </style:style>
    <style:style style:name="T604" style:parent-style-name="Lienhypertexte" style:family="text">
      <style:text-properties style:font-name="Calibri" style:font-name-complex="Calibri"/>
    </style:style>
    <style:style style:name="P605" style:parent-style-name="Standard" style:family="paragraph">
      <style:text-properties style:font-name="Calibri" style:font-name-complex="Calibri"/>
    </style:style>
    <style:style style:name="P606" style:parent-style-name="Standard" style:family="paragraph">
      <style:text-properties style:font-name="Calibri" style:font-name-complex="Calibri"/>
    </style:style>
    <style:style style:name="P607" style:parent-style-name="Standard" style:family="paragraph">
      <style:text-properties style:font-name="Calibri" style:font-name-complex="Calibri"/>
    </style:style>
    <style:style style:name="P608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09" style:parent-style-name="Standard" style:family="paragraph">
      <style:text-properties style:font-name="Calibri" style:font-name-complex="Calibri"/>
    </style:style>
    <style:style style:name="T610" style:parent-style-name="Policepardéfaut" style:family="text">
      <style:text-properties style:font-name="Calibri" style:font-name-complex="Calibri"/>
    </style:style>
    <style:style style:name="T611" style:parent-style-name="Lienhypertexte" style:family="text">
      <style:text-properties style:font-name="Calibri" style:font-name-complex="Calibri"/>
    </style:style>
    <style:style style:name="T612" style:parent-style-name="Policepardéfaut" style:family="text">
      <style:text-properties style:font-name="Calibri" style:font-name-complex="Calibri"/>
    </style:style>
    <style:style style:name="T613" style:parent-style-name="Policepardéfaut" style:family="text">
      <style:text-properties style:font-name="Calibri" style:font-name-complex="Calibri"/>
    </style:style>
    <style:style style:name="T614" style:parent-style-name="Lienhypertexte" style:family="text">
      <style:text-properties style:font-name="Calibri" style:font-name-complex="Calibri"/>
    </style:style>
    <style:style style:name="P615" style:parent-style-name="Standard" style:family="paragraph">
      <style:text-properties style:font-name="Calibri" style:font-name-complex="Calibri"/>
    </style:style>
    <style:style style:name="T616" style:parent-style-name="Policepardéfaut" style:family="text">
      <style:text-properties style:font-name="Calibri" style:font-name-complex="Calibri"/>
    </style:style>
    <style:style style:name="T617" style:parent-style-name="Lienhypertexte" style:family="text">
      <style:text-properties style:font-name="Calibri" style:font-name-complex="Calibri"/>
    </style:style>
    <style:style style:name="P618" style:parent-style-name="Standard" style:family="paragraph">
      <style:text-properties style:font-name="Calibri" style:font-name-complex="Calibri"/>
    </style:style>
    <style:style style:name="P619" style:parent-style-name="Normal" style:family="paragraph">
      <style:text-properties style:font-name="Calibri" style:font-name-complex="Calibri" fo:hyphenate="true"/>
    </style:style>
    <style:style style:name="P62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621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62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23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24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25" style:parent-style-name="Standard" style:family="paragraph">
      <style:text-properties style:font-name="Calibri" style:font-name-complex="Calibri"/>
    </style:style>
    <style:style style:name="T626" style:parent-style-name="Policepardéfaut" style:family="text">
      <style:text-properties style:font-name="Calibri" style:font-name-complex="Calibri"/>
    </style:style>
    <style:style style:name="T627" style:parent-style-name="Lienhypertexte" style:family="text">
      <style:text-properties style:font-name="Calibri" style:font-name-complex="Calibri"/>
    </style:style>
    <style:style style:name="T628" style:parent-style-name="Policepardéfaut" style:family="text">
      <style:text-properties style:font-name="Calibri" style:font-name-complex="Calibri"/>
    </style:style>
    <style:style style:name="T629" style:parent-style-name="Policepardéfaut" style:family="text">
      <style:text-properties style:font-name="Calibri" style:font-name-complex="Calibri"/>
    </style:style>
    <style:style style:name="T630" style:parent-style-name="Policepardéfaut" style:family="text">
      <style:text-properties style:font-name="Calibri" style:font-name-complex="Calibri"/>
    </style:style>
    <style:style style:name="T631" style:parent-style-name="Policepardéfaut" style:family="text">
      <style:text-properties style:font-name="Calibri" style:font-name-complex="Calibri"/>
    </style:style>
    <style:style style:name="P632" style:parent-style-name="Normal" style:family="paragraph">
      <style:text-properties fo:hyphenate="true"/>
    </style:style>
    <style:style style:name="T633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34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635" style:parent-style-name="Policepardéfaut" style:family="text">
      <style:text-properties style:font-name="Calibri" style:font-name-complex="Calibri"/>
    </style:style>
    <style:style style:name="T636" style:parent-style-name="Policepardéfaut" style:family="text">
      <style:text-properties style:font-name="Calibri" style:font-name-complex="Calibri"/>
    </style:style>
    <style:style style:name="T637" style:parent-style-name="Policepardéfaut" style:family="text">
      <style:text-properties style:font-name="Calibri" style:font-name-complex="Calibri"/>
    </style:style>
    <style:style style:name="T638" style:parent-style-name="Policepardéfaut" style:family="text">
      <style:text-properties style:font-name="Calibri" style:font-name-complex="Calibri"/>
    </style:style>
    <style:style style:name="T639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40" style:parent-style-name="Policepardéfaut" style:family="text">
      <style:text-properties style:font-name="Calibri" style:font-name-complex="Calibri"/>
    </style:style>
    <style:style style:name="T641" style:parent-style-name="Policepardéfaut" style:family="text">
      <style:text-properties style:font-name="Calibri" style:font-name-complex="Calibri"/>
    </style:style>
    <style:style style:name="T642" style:parent-style-name="Policepardéfaut" style:family="text">
      <style:text-properties style:font-name="Calibri" style:font-name-complex="Calibri"/>
    </style:style>
    <style:style style:name="T643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644" style:parent-style-name="Standard" style:family="paragraph">
      <style:text-properties style:font-name="Calibri" style:font-name-complex="Calibri"/>
    </style:style>
    <style:style style:name="T645" style:parent-style-name="Policepardéfaut" style:family="text">
      <style:text-properties style:font-name="Calibri" style:font-name-complex="Calibri"/>
    </style:style>
    <style:style style:name="T646" style:parent-style-name="Lienhypertexte" style:family="text">
      <style:text-properties style:font-name="Calibri" style:font-name-complex="Calibri"/>
    </style:style>
    <style:style style:name="T647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648" style:parent-style-name="Policepardéfaut" style:family="text">
      <style:text-properties style:font-name="Calibri" style:font-name-complex="Calibri" fo:font-weight="bold" style:font-weight-asian="bold"/>
    </style:style>
    <style:style style:name="T649" style:parent-style-name="Policepardéfaut" style:family="text">
      <style:text-properties style:font-name="Calibri" style:font-name-complex="Calibri"/>
    </style:style>
    <style:style style:name="T650" style:parent-style-name="Policepardéfaut" style:family="text">
      <style:text-properties style:font-name="Calibri" style:font-name-complex="Calibri"/>
    </style:style>
    <style:style style:name="T651" style:parent-style-name="Policepardéfaut" style:family="text">
      <style:text-properties style:font-name="Calibri" style:font-name-complex="Calibri" fo:font-weight="bold" style:font-weight-asian="bold"/>
    </style:style>
    <style:style style:name="T652" style:parent-style-name="Policepardéfaut" style:family="text">
      <style:text-properties style:font-name="Calibri" style:font-name-complex="Calibri"/>
    </style:style>
    <style:style style:name="T653" style:parent-style-name="Policepardéfaut" style:family="text">
      <style:text-properties style:font-name="Calibri" style:font-name-complex="Calibri"/>
    </style:style>
    <style:style style:name="T654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655" style:parent-style-name="Policepardéfaut" style:family="text">
      <style:text-properties style:font-name="Calibri" style:font-name-complex="Calibri" fo:font-weight="bold" style:font-weight-asian="bold"/>
    </style:style>
    <style:style style:name="T656" style:parent-style-name="Policepardéfaut" style:family="text">
      <style:text-properties style:font-name="Calibri" style:font-name-complex="Calibri"/>
    </style:style>
    <style:style style:name="T657" style:parent-style-name="Policepardéfaut" style:family="text">
      <style:text-properties style:font-name="Calibri" style:font-name-complex="Calibri"/>
    </style:style>
    <style:style style:name="T658" style:parent-style-name="Policepardéfaut" style:family="text">
      <style:text-properties style:font-name="Calibri" style:font-name-complex="Calibri"/>
    </style:style>
    <style:style style:name="P659" style:parent-style-name="Standard" style:family="paragraph">
      <style:text-properties style:font-name="Calibri" style:font-name-complex="Calibri"/>
    </style:style>
    <style:style style:name="P660" style:parent-style-name="Standard" style:family="paragraph">
      <style:text-properties style:font-name="Calibri" style:font-name-complex="Calibri"/>
    </style:style>
    <style:style style:name="P661" style:parent-style-name="Standard" style:family="paragraph">
      <style:text-properties style:font-name="Calibri" style:font-name-complex="Calibri"/>
    </style:style>
    <style:style style:name="P662" style:parent-style-name="Standard" style:family="paragraph">
      <style:text-properties style:font-name="Calibri" style:font-name-complex="Calibri"/>
    </style:style>
    <style:style style:name="P663" style:parent-style-name="Standard" style:family="paragraph">
      <style:text-properties style:font-name="Calibri" style:font-name-complex="Calibri"/>
    </style:style>
    <style:style style:name="T664" style:parent-style-name="Policepardéfaut" style:family="text">
      <style:text-properties style:font-name="Calibri" style:font-name-complex="Calibri"/>
    </style:style>
    <style:style style:name="T665" style:parent-style-name="Lienhypertexte" style:family="text">
      <style:text-properties style:font-name="Calibri" style:font-name-complex="Calibri"/>
    </style:style>
    <style:style style:name="P666" style:parent-style-name="Standard" style:family="paragraph">
      <style:text-properties style:font-name="Calibri" style:font-name-complex="Calibri"/>
    </style:style>
    <style:style style:name="P667" style:parent-style-name="Standard" style:family="paragraph">
      <style:text-properties style:font-name="Calibri" style:font-name-complex="Calibri"/>
    </style:style>
    <style:style style:name="P668" style:parent-style-name="Standard" style:family="paragraph">
      <style:text-properties style:font-name="Calibri" style:font-name-complex="Calibri"/>
    </style:style>
    <style:style style:name="P669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70" style:parent-style-name="Standard" style:family="paragraph">
      <style:text-properties style:font-name="Calibri" style:font-name-complex="Calibri"/>
    </style:style>
    <style:style style:name="T671" style:parent-style-name="Policepardéfaut" style:family="text">
      <style:text-properties style:font-name="Calibri" style:font-name-complex="Calibri"/>
    </style:style>
    <style:style style:name="T672" style:parent-style-name="Lienhypertexte" style:family="text">
      <style:text-properties style:font-name="Calibri" style:font-name-complex="Calibri"/>
    </style:style>
    <style:style style:name="T673" style:parent-style-name="Policepardéfaut" style:family="text">
      <style:text-properties style:font-name="Calibri" style:font-name-complex="Calibri"/>
    </style:style>
    <style:style style:name="T674" style:parent-style-name="Policepardéfaut" style:family="text">
      <style:text-properties style:font-name="Calibri" style:font-name-complex="Calibri"/>
    </style:style>
    <style:style style:name="T675" style:parent-style-name="Lienhypertexte" style:family="text">
      <style:text-properties style:font-name="Calibri" style:font-name-complex="Calibri"/>
    </style:style>
    <style:style style:name="P676" style:parent-style-name="Standard" style:family="paragraph">
      <style:text-properties style:font-name="Calibri" style:font-name-complex="Calibri"/>
    </style:style>
    <style:style style:name="T677" style:parent-style-name="Policepardéfaut" style:family="text">
      <style:text-properties style:font-name="Calibri" style:font-name-complex="Calibri"/>
    </style:style>
    <style:style style:name="T678" style:parent-style-name="Lienhypertexte" style:family="text">
      <style:text-properties style:font-name="Calibri" style:font-name-complex="Calibri"/>
    </style:style>
    <style:style style:name="P679" style:parent-style-name="Standard" style:family="paragraph">
      <style:text-properties style:font-name="Calibri" style:font-name-complex="Calibri"/>
    </style:style>
    <style:style style:name="P680" style:parent-style-name="Normal" style:family="paragraph">
      <style:text-properties style:font-name="Calibri" style:font-name-complex="Calibri" fo:hyphenate="true"/>
    </style:style>
    <style:style style:name="P681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68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683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68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85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686" style:parent-style-name="Standard" style:family="paragraph">
      <style:text-properties style:font-name="Calibri" style:font-name-complex="Calibri"/>
    </style:style>
    <style:style style:name="T687" style:parent-style-name="Policepardéfaut" style:family="text">
      <style:text-properties style:font-name="Calibri" style:font-name-complex="Calibri"/>
    </style:style>
    <style:style style:name="T688" style:parent-style-name="Lienhypertexte" style:family="text">
      <style:text-properties style:font-name="Calibri" style:font-name-complex="Calibri"/>
    </style:style>
    <style:style style:name="T689" style:parent-style-name="Policepardéfaut" style:family="text">
      <style:text-properties style:font-name="Calibri" style:font-name-complex="Calibri"/>
    </style:style>
    <style:style style:name="T690" style:parent-style-name="Policepardéfaut" style:family="text">
      <style:text-properties style:font-name="Calibri" style:font-name-complex="Calibri"/>
    </style:style>
    <style:style style:name="T691" style:parent-style-name="Policepardéfaut" style:family="text">
      <style:text-properties style:font-name="Calibri" style:font-name-complex="Calibri"/>
    </style:style>
    <style:style style:name="T692" style:parent-style-name="Policepardéfaut" style:family="text">
      <style:text-properties style:font-name="Calibri" style:font-name-complex="Calibri"/>
    </style:style>
    <style:style style:name="P693" style:parent-style-name="Normal" style:family="paragraph">
      <style:text-properties fo:hyphenate="true"/>
    </style:style>
    <style:style style:name="T694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95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696" style:parent-style-name="Policepardéfaut" style:family="text">
      <style:text-properties style:font-name="Calibri" style:font-name-complex="Calibri"/>
    </style:style>
    <style:style style:name="T697" style:parent-style-name="Policepardéfaut" style:family="text">
      <style:text-properties style:font-name="Calibri" style:font-name-complex="Calibri"/>
    </style:style>
    <style:style style:name="T698" style:parent-style-name="Policepardéfaut" style:family="text">
      <style:text-properties style:font-name="Calibri" style:font-name-complex="Calibri"/>
    </style:style>
    <style:style style:name="T699" style:parent-style-name="Policepardéfaut" style:family="text">
      <style:text-properties style:font-name="Calibri" style:font-name-complex="Calibri"/>
    </style:style>
    <style:style style:name="T700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01" style:parent-style-name="Policepardéfaut" style:family="text">
      <style:text-properties style:font-name="Calibri" style:font-name-complex="Calibri"/>
    </style:style>
    <style:style style:name="T702" style:parent-style-name="Policepardéfaut" style:family="text">
      <style:text-properties style:font-name="Calibri" style:font-name-complex="Calibri"/>
    </style:style>
    <style:style style:name="T703" style:parent-style-name="Policepardéfaut" style:family="text">
      <style:text-properties style:font-name="Calibri" style:font-name-complex="Calibri"/>
    </style:style>
    <style:style style:name="T704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705" style:parent-style-name="Standard" style:family="paragraph">
      <style:text-properties style:font-name="Calibri" style:font-name-complex="Calibri"/>
    </style:style>
    <style:style style:name="T706" style:parent-style-name="Policepardéfaut" style:family="text">
      <style:text-properties style:font-name="Calibri" style:font-name-complex="Calibri"/>
    </style:style>
    <style:style style:name="T707" style:parent-style-name="Lienhypertexte" style:family="text">
      <style:text-properties style:font-name="Calibri" style:font-name-complex="Calibri"/>
    </style:style>
    <style:style style:name="T708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709" style:parent-style-name="Policepardéfaut" style:family="text">
      <style:text-properties style:font-name="Calibri" style:font-name-complex="Calibri" fo:font-weight="bold" style:font-weight-asian="bold"/>
    </style:style>
    <style:style style:name="T710" style:parent-style-name="Policepardéfaut" style:family="text">
      <style:text-properties style:font-name="Calibri" style:font-name-complex="Calibri"/>
    </style:style>
    <style:style style:name="T711" style:parent-style-name="Policepardéfaut" style:family="text">
      <style:text-properties style:font-name="Calibri" style:font-name-complex="Calibri"/>
    </style:style>
    <style:style style:name="T712" style:parent-style-name="Policepardéfaut" style:family="text">
      <style:text-properties style:font-name="Calibri" style:font-name-complex="Calibri" fo:font-weight="bold" style:font-weight-asian="bold"/>
    </style:style>
    <style:style style:name="T713" style:parent-style-name="Policepardéfaut" style:family="text">
      <style:text-properties style:font-name="Calibri" style:font-name-complex="Calibri"/>
    </style:style>
    <style:style style:name="T714" style:parent-style-name="Policepardéfaut" style:family="text">
      <style:text-properties style:font-name="Calibri" style:font-name-complex="Calibri"/>
    </style:style>
    <style:style style:name="T715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716" style:parent-style-name="Policepardéfaut" style:family="text">
      <style:text-properties style:font-name="Calibri" style:font-name-complex="Calibri" fo:font-weight="bold" style:font-weight-asian="bold"/>
    </style:style>
    <style:style style:name="T717" style:parent-style-name="Policepardéfaut" style:family="text">
      <style:text-properties style:font-name="Calibri" style:font-name-complex="Calibri"/>
    </style:style>
    <style:style style:name="T718" style:parent-style-name="Policepardéfaut" style:family="text">
      <style:text-properties style:font-name="Calibri" style:font-name-complex="Calibri"/>
    </style:style>
    <style:style style:name="T719" style:parent-style-name="Policepardéfaut" style:family="text">
      <style:text-properties style:font-name="Calibri" style:font-name-complex="Calibri"/>
    </style:style>
    <style:style style:name="P720" style:parent-style-name="Standard" style:family="paragraph">
      <style:text-properties style:font-name="Calibri" style:font-name-complex="Calibri"/>
    </style:style>
    <style:style style:name="P721" style:parent-style-name="Standard" style:family="paragraph">
      <style:text-properties style:font-name="Calibri" style:font-name-complex="Calibri"/>
    </style:style>
    <style:style style:name="P722" style:parent-style-name="Standard" style:family="paragraph">
      <style:text-properties style:font-name="Calibri" style:font-name-complex="Calibri"/>
    </style:style>
    <style:style style:name="P723" style:parent-style-name="Standard" style:family="paragraph">
      <style:text-properties style:font-name="Calibri" style:font-name-complex="Calibri"/>
    </style:style>
    <style:style style:name="P724" style:parent-style-name="Standard" style:family="paragraph">
      <style:text-properties style:font-name="Calibri" style:font-name-complex="Calibri"/>
    </style:style>
    <style:style style:name="T725" style:parent-style-name="Policepardéfaut" style:family="text">
      <style:text-properties style:font-name="Calibri" style:font-name-complex="Calibri"/>
    </style:style>
    <style:style style:name="T726" style:parent-style-name="Lienhypertexte" style:family="text">
      <style:text-properties style:font-name="Calibri" style:font-name-complex="Calibri"/>
    </style:style>
    <style:style style:name="P727" style:parent-style-name="Standard" style:family="paragraph">
      <style:text-properties style:font-name="Calibri" style:font-name-complex="Calibri"/>
    </style:style>
    <style:style style:name="P728" style:parent-style-name="Standard" style:family="paragraph">
      <style:text-properties style:font-name="Calibri" style:font-name-complex="Calibri"/>
    </style:style>
    <style:style style:name="P729" style:parent-style-name="Standard" style:family="paragraph">
      <style:text-properties style:font-name="Calibri" style:font-name-complex="Calibri"/>
    </style:style>
    <style:style style:name="P730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731" style:parent-style-name="Standard" style:family="paragraph">
      <style:text-properties style:font-name="Calibri" style:font-name-complex="Calibri"/>
    </style:style>
    <style:style style:name="T732" style:parent-style-name="Policepardéfaut" style:family="text">
      <style:text-properties style:font-name="Calibri" style:font-name-complex="Calibri"/>
    </style:style>
    <style:style style:name="T733" style:parent-style-name="Lienhypertexte" style:family="text">
      <style:text-properties style:font-name="Calibri" style:font-name-complex="Calibri"/>
    </style:style>
    <style:style style:name="T734" style:parent-style-name="Policepardéfaut" style:family="text">
      <style:text-properties style:font-name="Calibri" style:font-name-complex="Calibri"/>
    </style:style>
    <style:style style:name="T735" style:parent-style-name="Policepardéfaut" style:family="text">
      <style:text-properties style:font-name="Calibri" style:font-name-complex="Calibri"/>
    </style:style>
    <style:style style:name="T736" style:parent-style-name="Lienhypertexte" style:family="text">
      <style:text-properties style:font-name="Calibri" style:font-name-complex="Calibri"/>
    </style:style>
    <style:style style:name="P737" style:parent-style-name="Standard" style:family="paragraph">
      <style:text-properties style:font-name="Calibri" style:font-name-complex="Calibri"/>
    </style:style>
    <style:style style:name="T738" style:parent-style-name="Policepardéfaut" style:family="text">
      <style:text-properties style:font-name="Calibri" style:font-name-complex="Calibri"/>
    </style:style>
    <style:style style:name="T739" style:parent-style-name="Lienhypertexte" style:family="text">
      <style:text-properties style:font-name="Calibri" style:font-name-complex="Calibri"/>
    </style:style>
    <style:style style:name="P740" style:parent-style-name="Standard" style:family="paragraph">
      <style:text-properties style:font-name="Calibri" style:font-name-complex="Calibri"/>
    </style:style>
    <style:style style:name="P741" style:parent-style-name="Normal" style:family="paragraph">
      <style:text-properties style:font-name="Calibri" style:font-name-complex="Calibri" fo:hyphenate="true"/>
    </style:style>
    <style:style style:name="P742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743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74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74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746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747" style:parent-style-name="Standard" style:family="paragraph">
      <style:text-properties style:font-name="Calibri" style:font-name-complex="Calibri"/>
    </style:style>
    <style:style style:name="T748" style:parent-style-name="Policepardéfaut" style:family="text">
      <style:text-properties style:font-name="Calibri" style:font-name-complex="Calibri"/>
    </style:style>
    <style:style style:name="T749" style:parent-style-name="Lienhypertexte" style:family="text">
      <style:text-properties style:font-name="Calibri" style:font-name-complex="Calibri"/>
    </style:style>
    <style:style style:name="T750" style:parent-style-name="Policepardéfaut" style:family="text">
      <style:text-properties style:font-name="Calibri" style:font-name-complex="Calibri"/>
    </style:style>
    <style:style style:name="T751" style:parent-style-name="Policepardéfaut" style:family="text">
      <style:text-properties style:font-name="Calibri" style:font-name-complex="Calibri"/>
    </style:style>
    <style:style style:name="T752" style:parent-style-name="Policepardéfaut" style:family="text">
      <style:text-properties style:font-name="Calibri" style:font-name-complex="Calibri"/>
    </style:style>
    <style:style style:name="T753" style:parent-style-name="Policepardéfaut" style:family="text">
      <style:text-properties style:font-name="Calibri" style:font-name-complex="Calibri"/>
    </style:style>
    <style:style style:name="P754" style:parent-style-name="Normal" style:family="paragraph">
      <style:text-properties fo:hyphenate="true"/>
    </style:style>
    <style:style style:name="T755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56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757" style:parent-style-name="Policepardéfaut" style:family="text">
      <style:text-properties style:font-name="Calibri" style:font-name-complex="Calibri"/>
    </style:style>
    <style:style style:name="T758" style:parent-style-name="Policepardéfaut" style:family="text">
      <style:text-properties style:font-name="Calibri" style:font-name-complex="Calibri"/>
    </style:style>
    <style:style style:name="T759" style:parent-style-name="Policepardéfaut" style:family="text">
      <style:text-properties style:font-name="Calibri" style:font-name-complex="Calibri"/>
    </style:style>
    <style:style style:name="T760" style:parent-style-name="Policepardéfaut" style:family="text">
      <style:text-properties style:font-name="Calibri" style:font-name-complex="Calibri"/>
    </style:style>
    <style:style style:name="T761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62" style:parent-style-name="Policepardéfaut" style:family="text">
      <style:text-properties style:font-name="Calibri" style:font-name-complex="Calibri"/>
    </style:style>
    <style:style style:name="T763" style:parent-style-name="Policepardéfaut" style:family="text">
      <style:text-properties style:font-name="Calibri" style:font-name-complex="Calibri"/>
    </style:style>
    <style:style style:name="T764" style:parent-style-name="Policepardéfaut" style:family="text">
      <style:text-properties style:font-name="Calibri" style:font-name-complex="Calibri"/>
    </style:style>
    <style:style style:name="T765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766" style:parent-style-name="Standard" style:family="paragraph">
      <style:text-properties style:font-name="Calibri" style:font-name-complex="Calibri"/>
    </style:style>
    <style:style style:name="T767" style:parent-style-name="Policepardéfaut" style:family="text">
      <style:text-properties style:font-name="Calibri" style:font-name-complex="Calibri"/>
    </style:style>
    <style:style style:name="T768" style:parent-style-name="Lienhypertexte" style:family="text">
      <style:text-properties style:font-name="Calibri" style:font-name-complex="Calibri"/>
    </style:style>
    <style:style style:name="T769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770" style:parent-style-name="Policepardéfaut" style:family="text">
      <style:text-properties style:font-name="Calibri" style:font-name-complex="Calibri" fo:font-weight="bold" style:font-weight-asian="bold"/>
    </style:style>
    <style:style style:name="T771" style:parent-style-name="Policepardéfaut" style:family="text">
      <style:text-properties style:font-name="Calibri" style:font-name-complex="Calibri"/>
    </style:style>
    <style:style style:name="T772" style:parent-style-name="Policepardéfaut" style:family="text">
      <style:text-properties style:font-name="Calibri" style:font-name-complex="Calibri"/>
    </style:style>
    <style:style style:name="T773" style:parent-style-name="Policepardéfaut" style:family="text">
      <style:text-properties style:font-name="Calibri" style:font-name-complex="Calibri" fo:font-weight="bold" style:font-weight-asian="bold"/>
    </style:style>
    <style:style style:name="T774" style:parent-style-name="Policepardéfaut" style:family="text">
      <style:text-properties style:font-name="Calibri" style:font-name-complex="Calibri"/>
    </style:style>
    <style:style style:name="T775" style:parent-style-name="Policepardéfaut" style:family="text">
      <style:text-properties style:font-name="Calibri" style:font-name-complex="Calibri"/>
    </style:style>
    <style:style style:name="T776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777" style:parent-style-name="Policepardéfaut" style:family="text">
      <style:text-properties style:font-name="Calibri" style:font-name-complex="Calibri" fo:font-weight="bold" style:font-weight-asian="bold"/>
    </style:style>
    <style:style style:name="T778" style:parent-style-name="Policepardéfaut" style:family="text">
      <style:text-properties style:font-name="Calibri" style:font-name-complex="Calibri"/>
    </style:style>
    <style:style style:name="T779" style:parent-style-name="Policepardéfaut" style:family="text">
      <style:text-properties style:font-name="Calibri" style:font-name-complex="Calibri"/>
    </style:style>
    <style:style style:name="T780" style:parent-style-name="Policepardéfaut" style:family="text">
      <style:text-properties style:font-name="Calibri" style:font-name-complex="Calibri"/>
    </style:style>
    <style:style style:name="P781" style:parent-style-name="Standard" style:family="paragraph">
      <style:text-properties style:font-name="Calibri" style:font-name-complex="Calibri"/>
    </style:style>
    <style:style style:name="P782" style:parent-style-name="Standard" style:family="paragraph">
      <style:text-properties style:font-name="Calibri" style:font-name-complex="Calibri"/>
    </style:style>
    <style:style style:name="P783" style:parent-style-name="Standard" style:family="paragraph">
      <style:text-properties style:font-name="Calibri" style:font-name-complex="Calibri"/>
    </style:style>
    <style:style style:name="P784" style:parent-style-name="Standard" style:family="paragraph">
      <style:text-properties style:font-name="Calibri" style:font-name-complex="Calibri"/>
    </style:style>
    <style:style style:name="P785" style:parent-style-name="Standard" style:family="paragraph">
      <style:text-properties style:font-name="Calibri" style:font-name-complex="Calibri"/>
    </style:style>
    <style:style style:name="T786" style:parent-style-name="Policepardéfaut" style:family="text">
      <style:text-properties style:font-name="Calibri" style:font-name-complex="Calibri"/>
    </style:style>
    <style:style style:name="T787" style:parent-style-name="Lienhypertexte" style:family="text">
      <style:text-properties style:font-name="Calibri" style:font-name-complex="Calibri"/>
    </style:style>
    <style:style style:name="P788" style:parent-style-name="Standard" style:family="paragraph">
      <style:text-properties style:font-name="Calibri" style:font-name-complex="Calibri"/>
    </style:style>
    <style:style style:name="P789" style:parent-style-name="Standard" style:family="paragraph">
      <style:text-properties style:font-name="Calibri" style:font-name-complex="Calibri"/>
    </style:style>
    <style:style style:name="P790" style:parent-style-name="Standard" style:family="paragraph">
      <style:text-properties style:font-name="Calibri" style:font-name-complex="Calibri"/>
    </style:style>
    <style:style style:name="P791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792" style:parent-style-name="Standard" style:family="paragraph">
      <style:text-properties style:font-name="Calibri" style:font-name-complex="Calibri"/>
    </style:style>
    <style:style style:name="T793" style:parent-style-name="Policepardéfaut" style:family="text">
      <style:text-properties style:font-name="Calibri" style:font-name-complex="Calibri"/>
    </style:style>
    <style:style style:name="T794" style:parent-style-name="Lienhypertexte" style:family="text">
      <style:text-properties style:font-name="Calibri" style:font-name-complex="Calibri"/>
    </style:style>
    <style:style style:name="T795" style:parent-style-name="Policepardéfaut" style:family="text">
      <style:text-properties style:font-name="Calibri" style:font-name-complex="Calibri"/>
    </style:style>
    <style:style style:name="T796" style:parent-style-name="Policepardéfaut" style:family="text">
      <style:text-properties style:font-name="Calibri" style:font-name-complex="Calibri"/>
    </style:style>
    <style:style style:name="T797" style:parent-style-name="Lienhypertexte" style:family="text">
      <style:text-properties style:font-name="Calibri" style:font-name-complex="Calibri"/>
    </style:style>
    <style:style style:name="P798" style:parent-style-name="Standard" style:family="paragraph">
      <style:text-properties style:font-name="Calibri" style:font-name-complex="Calibri"/>
    </style:style>
    <style:style style:name="T799" style:parent-style-name="Policepardéfaut" style:family="text">
      <style:text-properties style:font-name="Calibri" style:font-name-complex="Calibri"/>
    </style:style>
    <style:style style:name="T800" style:parent-style-name="Lienhypertexte" style:family="text">
      <style:text-properties style:font-name="Calibri" style:font-name-complex="Calibri"/>
    </style:style>
    <style:style style:name="P801" style:parent-style-name="Standard" style:family="paragraph">
      <style:text-properties style:font-name="Calibri" style:font-name-complex="Calibri"/>
    </style:style>
    <style:style style:name="P802" style:parent-style-name="Normal" style:family="paragraph">
      <style:text-properties style:font-name="Calibri" style:font-name-complex="Calibri" fo:hyphenate="true"/>
    </style:style>
    <style:style style:name="P803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80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80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0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07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08" style:parent-style-name="Standard" style:family="paragraph">
      <style:text-properties style:font-name="Calibri" style:font-name-complex="Calibri"/>
    </style:style>
    <style:style style:name="T809" style:parent-style-name="Policepardéfaut" style:family="text">
      <style:text-properties style:font-name="Calibri" style:font-name-complex="Calibri"/>
    </style:style>
    <style:style style:name="T810" style:parent-style-name="Lienhypertexte" style:family="text">
      <style:text-properties style:font-name="Calibri" style:font-name-complex="Calibri"/>
    </style:style>
    <style:style style:name="T811" style:parent-style-name="Policepardéfaut" style:family="text">
      <style:text-properties style:font-name="Calibri" style:font-name-complex="Calibri"/>
    </style:style>
    <style:style style:name="T812" style:parent-style-name="Policepardéfaut" style:family="text">
      <style:text-properties style:font-name="Calibri" style:font-name-complex="Calibri"/>
    </style:style>
    <style:style style:name="T813" style:parent-style-name="Policepardéfaut" style:family="text">
      <style:text-properties style:font-name="Calibri" style:font-name-complex="Calibri"/>
    </style:style>
    <style:style style:name="T814" style:parent-style-name="Policepardéfaut" style:family="text">
      <style:text-properties style:font-name="Calibri" style:font-name-complex="Calibri"/>
    </style:style>
    <style:style style:name="P815" style:parent-style-name="Normal" style:family="paragraph">
      <style:text-properties fo:hyphenate="true"/>
    </style:style>
    <style:style style:name="T816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17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818" style:parent-style-name="Policepardéfaut" style:family="text">
      <style:text-properties style:font-name="Calibri" style:font-name-complex="Calibri"/>
    </style:style>
    <style:style style:name="T819" style:parent-style-name="Policepardéfaut" style:family="text">
      <style:text-properties style:font-name="Calibri" style:font-name-complex="Calibri"/>
    </style:style>
    <style:style style:name="T820" style:parent-style-name="Policepardéfaut" style:family="text">
      <style:text-properties style:font-name="Calibri" style:font-name-complex="Calibri"/>
    </style:style>
    <style:style style:name="T821" style:parent-style-name="Policepardéfaut" style:family="text">
      <style:text-properties style:font-name="Calibri" style:font-name-complex="Calibri"/>
    </style:style>
    <style:style style:name="T822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23" style:parent-style-name="Policepardéfaut" style:family="text">
      <style:text-properties style:font-name="Calibri" style:font-name-complex="Calibri"/>
    </style:style>
    <style:style style:name="T824" style:parent-style-name="Policepardéfaut" style:family="text">
      <style:text-properties style:font-name="Calibri" style:font-name-complex="Calibri"/>
    </style:style>
    <style:style style:name="T825" style:parent-style-name="Policepardéfaut" style:family="text">
      <style:text-properties style:font-name="Calibri" style:font-name-complex="Calibri"/>
    </style:style>
    <style:style style:name="T826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827" style:parent-style-name="Standard" style:family="paragraph">
      <style:text-properties style:font-name="Calibri" style:font-name-complex="Calibri"/>
    </style:style>
    <style:style style:name="T828" style:parent-style-name="Policepardéfaut" style:family="text">
      <style:text-properties style:font-name="Calibri" style:font-name-complex="Calibri"/>
    </style:style>
    <style:style style:name="T829" style:parent-style-name="Lienhypertexte" style:family="text">
      <style:text-properties style:font-name="Calibri" style:font-name-complex="Calibri"/>
    </style:style>
    <style:style style:name="T830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831" style:parent-style-name="Policepardéfaut" style:family="text">
      <style:text-properties style:font-name="Calibri" style:font-name-complex="Calibri" fo:font-weight="bold" style:font-weight-asian="bold"/>
    </style:style>
    <style:style style:name="T832" style:parent-style-name="Policepardéfaut" style:family="text">
      <style:text-properties style:font-name="Calibri" style:font-name-complex="Calibri"/>
    </style:style>
    <style:style style:name="T833" style:parent-style-name="Policepardéfaut" style:family="text">
      <style:text-properties style:font-name="Calibri" style:font-name-complex="Calibri"/>
    </style:style>
    <style:style style:name="T834" style:parent-style-name="Policepardéfaut" style:family="text">
      <style:text-properties style:font-name="Calibri" style:font-name-complex="Calibri" fo:font-weight="bold" style:font-weight-asian="bold"/>
    </style:style>
    <style:style style:name="T835" style:parent-style-name="Policepardéfaut" style:family="text">
      <style:text-properties style:font-name="Calibri" style:font-name-complex="Calibri"/>
    </style:style>
    <style:style style:name="T836" style:parent-style-name="Policepardéfaut" style:family="text">
      <style:text-properties style:font-name="Calibri" style:font-name-complex="Calibri"/>
    </style:style>
    <style:style style:name="T837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838" style:parent-style-name="Policepardéfaut" style:family="text">
      <style:text-properties style:font-name="Calibri" style:font-name-complex="Calibri" fo:font-weight="bold" style:font-weight-asian="bold"/>
    </style:style>
    <style:style style:name="T839" style:parent-style-name="Policepardéfaut" style:family="text">
      <style:text-properties style:font-name="Calibri" style:font-name-complex="Calibri"/>
    </style:style>
    <style:style style:name="T840" style:parent-style-name="Policepardéfaut" style:family="text">
      <style:text-properties style:font-name="Calibri" style:font-name-complex="Calibri"/>
    </style:style>
    <style:style style:name="T841" style:parent-style-name="Policepardéfaut" style:family="text">
      <style:text-properties style:font-name="Calibri" style:font-name-complex="Calibri"/>
    </style:style>
    <style:style style:name="P842" style:parent-style-name="Standard" style:family="paragraph">
      <style:text-properties style:font-name="Calibri" style:font-name-complex="Calibri"/>
    </style:style>
    <style:style style:name="P843" style:parent-style-name="Standard" style:family="paragraph">
      <style:text-properties style:font-name="Calibri" style:font-name-complex="Calibri"/>
    </style:style>
    <style:style style:name="P844" style:parent-style-name="Standard" style:family="paragraph">
      <style:text-properties style:font-name="Calibri" style:font-name-complex="Calibri"/>
    </style:style>
    <style:style style:name="P845" style:parent-style-name="Standard" style:family="paragraph">
      <style:text-properties style:font-name="Calibri" style:font-name-complex="Calibri"/>
    </style:style>
    <style:style style:name="P846" style:parent-style-name="Standard" style:family="paragraph">
      <style:text-properties style:font-name="Calibri" style:font-name-complex="Calibri"/>
    </style:style>
    <style:style style:name="T847" style:parent-style-name="Policepardéfaut" style:family="text">
      <style:text-properties style:font-name="Calibri" style:font-name-complex="Calibri"/>
    </style:style>
    <style:style style:name="T848" style:parent-style-name="Lienhypertexte" style:family="text">
      <style:text-properties style:font-name="Calibri" style:font-name-complex="Calibri"/>
    </style:style>
    <style:style style:name="P849" style:parent-style-name="Standard" style:family="paragraph">
      <style:text-properties style:font-name="Calibri" style:font-name-complex="Calibri"/>
    </style:style>
    <style:style style:name="P850" style:parent-style-name="Standard" style:family="paragraph">
      <style:text-properties style:font-name="Calibri" style:font-name-complex="Calibri"/>
    </style:style>
    <style:style style:name="P851" style:parent-style-name="Standard" style:family="paragraph">
      <style:text-properties style:font-name="Calibri" style:font-name-complex="Calibri"/>
    </style:style>
    <style:style style:name="P852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53" style:parent-style-name="Standard" style:family="paragraph">
      <style:text-properties style:font-name="Calibri" style:font-name-complex="Calibri"/>
    </style:style>
    <style:style style:name="T854" style:parent-style-name="Policepardéfaut" style:family="text">
      <style:text-properties style:font-name="Calibri" style:font-name-complex="Calibri"/>
    </style:style>
    <style:style style:name="T855" style:parent-style-name="Lienhypertexte" style:family="text">
      <style:text-properties style:font-name="Calibri" style:font-name-complex="Calibri"/>
    </style:style>
    <style:style style:name="T856" style:parent-style-name="Policepardéfaut" style:family="text">
      <style:text-properties style:font-name="Calibri" style:font-name-complex="Calibri"/>
    </style:style>
    <style:style style:name="T857" style:parent-style-name="Policepardéfaut" style:family="text">
      <style:text-properties style:font-name="Calibri" style:font-name-complex="Calibri"/>
    </style:style>
    <style:style style:name="T858" style:parent-style-name="Lienhypertexte" style:family="text">
      <style:text-properties style:font-name="Calibri" style:font-name-complex="Calibri"/>
    </style:style>
    <style:style style:name="P859" style:parent-style-name="Standard" style:family="paragraph">
      <style:text-properties style:font-name="Calibri" style:font-name-complex="Calibri"/>
    </style:style>
    <style:style style:name="T860" style:parent-style-name="Policepardéfaut" style:family="text">
      <style:text-properties style:font-name="Calibri" style:font-name-complex="Calibri"/>
    </style:style>
    <style:style style:name="T861" style:parent-style-name="Lienhypertexte" style:family="text">
      <style:text-properties style:font-name="Calibri" style:font-name-complex="Calibri"/>
    </style:style>
    <style:style style:name="P862" style:parent-style-name="Standard" style:family="paragraph">
      <style:text-properties style:font-name="Calibri" style:font-name-complex="Calibri"/>
    </style:style>
    <style:style style:name="P863" style:parent-style-name="Normal" style:family="paragraph">
      <style:text-properties style:font-name="Calibri" style:font-name-complex="Calibri" fo:hyphenate="true"/>
    </style:style>
    <style:style style:name="P86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865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86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86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68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869" style:parent-style-name="Standard" style:family="paragraph">
      <style:text-properties style:font-name="Calibri" style:font-name-complex="Calibri"/>
    </style:style>
    <style:style style:name="T870" style:parent-style-name="Policepardéfaut" style:family="text">
      <style:text-properties style:font-name="Calibri" style:font-name-complex="Calibri"/>
    </style:style>
    <style:style style:name="T871" style:parent-style-name="Lienhypertexte" style:family="text">
      <style:text-properties style:font-name="Calibri" style:font-name-complex="Calibri"/>
    </style:style>
    <style:style style:name="T872" style:parent-style-name="Policepardéfaut" style:family="text">
      <style:text-properties style:font-name="Calibri" style:font-name-complex="Calibri"/>
    </style:style>
    <style:style style:name="T873" style:parent-style-name="Policepardéfaut" style:family="text">
      <style:text-properties style:font-name="Calibri" style:font-name-complex="Calibri"/>
    </style:style>
    <style:style style:name="T874" style:parent-style-name="Policepardéfaut" style:family="text">
      <style:text-properties style:font-name="Calibri" style:font-name-complex="Calibri"/>
    </style:style>
    <style:style style:name="T875" style:parent-style-name="Policepardéfaut" style:family="text">
      <style:text-properties style:font-name="Calibri" style:font-name-complex="Calibri"/>
    </style:style>
    <style:style style:name="P876" style:parent-style-name="Normal" style:family="paragraph">
      <style:text-properties fo:hyphenate="true"/>
    </style:style>
    <style:style style:name="T877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78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879" style:parent-style-name="Policepardéfaut" style:family="text">
      <style:text-properties style:font-name="Calibri" style:font-name-complex="Calibri"/>
    </style:style>
    <style:style style:name="T880" style:parent-style-name="Policepardéfaut" style:family="text">
      <style:text-properties style:font-name="Calibri" style:font-name-complex="Calibri"/>
    </style:style>
    <style:style style:name="T881" style:parent-style-name="Policepardéfaut" style:family="text">
      <style:text-properties style:font-name="Calibri" style:font-name-complex="Calibri"/>
    </style:style>
    <style:style style:name="T882" style:parent-style-name="Policepardéfaut" style:family="text">
      <style:text-properties style:font-name="Calibri" style:font-name-complex="Calibri"/>
    </style:style>
    <style:style style:name="T883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84" style:parent-style-name="Policepardéfaut" style:family="text">
      <style:text-properties style:font-name="Calibri" style:font-name-complex="Calibri"/>
    </style:style>
    <style:style style:name="T885" style:parent-style-name="Policepardéfaut" style:family="text">
      <style:text-properties style:font-name="Calibri" style:font-name-complex="Calibri"/>
    </style:style>
    <style:style style:name="T886" style:parent-style-name="Policepardéfaut" style:family="text">
      <style:text-properties style:font-name="Calibri" style:font-name-complex="Calibri"/>
    </style:style>
    <style:style style:name="T887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888" style:parent-style-name="Standard" style:family="paragraph">
      <style:text-properties style:font-name="Calibri" style:font-name-complex="Calibri"/>
    </style:style>
    <style:style style:name="T889" style:parent-style-name="Policepardéfaut" style:family="text">
      <style:text-properties style:font-name="Calibri" style:font-name-complex="Calibri"/>
    </style:style>
    <style:style style:name="T890" style:parent-style-name="Lienhypertexte" style:family="text">
      <style:text-properties style:font-name="Calibri" style:font-name-complex="Calibri"/>
    </style:style>
    <style:style style:name="T891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892" style:parent-style-name="Policepardéfaut" style:family="text">
      <style:text-properties style:font-name="Calibri" style:font-name-complex="Calibri" fo:font-weight="bold" style:font-weight-asian="bold"/>
    </style:style>
    <style:style style:name="T893" style:parent-style-name="Policepardéfaut" style:family="text">
      <style:text-properties style:font-name="Calibri" style:font-name-complex="Calibri"/>
    </style:style>
    <style:style style:name="T894" style:parent-style-name="Policepardéfaut" style:family="text">
      <style:text-properties style:font-name="Calibri" style:font-name-complex="Calibri"/>
    </style:style>
    <style:style style:name="T895" style:parent-style-name="Policepardéfaut" style:family="text">
      <style:text-properties style:font-name="Calibri" style:font-name-complex="Calibri" fo:font-weight="bold" style:font-weight-asian="bold"/>
    </style:style>
    <style:style style:name="T896" style:parent-style-name="Policepardéfaut" style:family="text">
      <style:text-properties style:font-name="Calibri" style:font-name-complex="Calibri"/>
    </style:style>
    <style:style style:name="T897" style:parent-style-name="Policepardéfaut" style:family="text">
      <style:text-properties style:font-name="Calibri" style:font-name-complex="Calibri"/>
    </style:style>
    <style:style style:name="T898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899" style:parent-style-name="Policepardéfaut" style:family="text">
      <style:text-properties style:font-name="Calibri" style:font-name-complex="Calibri" fo:font-weight="bold" style:font-weight-asian="bold"/>
    </style:style>
    <style:style style:name="T900" style:parent-style-name="Policepardéfaut" style:family="text">
      <style:text-properties style:font-name="Calibri" style:font-name-complex="Calibri"/>
    </style:style>
    <style:style style:name="T901" style:parent-style-name="Policepardéfaut" style:family="text">
      <style:text-properties style:font-name="Calibri" style:font-name-complex="Calibri"/>
    </style:style>
    <style:style style:name="T902" style:parent-style-name="Policepardéfaut" style:family="text">
      <style:text-properties style:font-name="Calibri" style:font-name-complex="Calibri"/>
    </style:style>
    <style:style style:name="P903" style:parent-style-name="Standard" style:family="paragraph">
      <style:text-properties style:font-name="Calibri" style:font-name-complex="Calibri"/>
    </style:style>
    <style:style style:name="P904" style:parent-style-name="Standard" style:family="paragraph">
      <style:text-properties style:font-name="Calibri" style:font-name-complex="Calibri"/>
    </style:style>
    <style:style style:name="P905" style:parent-style-name="Standard" style:family="paragraph">
      <style:text-properties style:font-name="Calibri" style:font-name-complex="Calibri"/>
    </style:style>
    <style:style style:name="P906" style:parent-style-name="Standard" style:family="paragraph">
      <style:text-properties style:font-name="Calibri" style:font-name-complex="Calibri"/>
    </style:style>
    <style:style style:name="P907" style:parent-style-name="Standard" style:family="paragraph">
      <style:text-properties style:font-name="Calibri" style:font-name-complex="Calibri"/>
    </style:style>
    <style:style style:name="T908" style:parent-style-name="Policepardéfaut" style:family="text">
      <style:text-properties style:font-name="Calibri" style:font-name-complex="Calibri"/>
    </style:style>
    <style:style style:name="T909" style:parent-style-name="Lienhypertexte" style:family="text">
      <style:text-properties style:font-name="Calibri" style:font-name-complex="Calibri"/>
    </style:style>
    <style:style style:name="P910" style:parent-style-name="Standard" style:family="paragraph">
      <style:text-properties style:font-name="Calibri" style:font-name-complex="Calibri"/>
    </style:style>
    <style:style style:name="P911" style:parent-style-name="Standard" style:family="paragraph">
      <style:text-properties style:font-name="Calibri" style:font-name-complex="Calibri"/>
    </style:style>
    <style:style style:name="P912" style:parent-style-name="Standard" style:family="paragraph">
      <style:text-properties style:font-name="Calibri" style:font-name-complex="Calibri"/>
    </style:style>
    <style:style style:name="P913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914" style:parent-style-name="Standard" style:family="paragraph">
      <style:text-properties style:font-name="Calibri" style:font-name-complex="Calibri"/>
    </style:style>
    <style:style style:name="T915" style:parent-style-name="Policepardéfaut" style:family="text">
      <style:text-properties style:font-name="Calibri" style:font-name-complex="Calibri"/>
    </style:style>
    <style:style style:name="T916" style:parent-style-name="Lienhypertexte" style:family="text">
      <style:text-properties style:font-name="Calibri" style:font-name-complex="Calibri"/>
    </style:style>
    <style:style style:name="T917" style:parent-style-name="Policepardéfaut" style:family="text">
      <style:text-properties style:font-name="Calibri" style:font-name-complex="Calibri"/>
    </style:style>
    <style:style style:name="T918" style:parent-style-name="Policepardéfaut" style:family="text">
      <style:text-properties style:font-name="Calibri" style:font-name-complex="Calibri"/>
    </style:style>
    <style:style style:name="T919" style:parent-style-name="Lienhypertexte" style:family="text">
      <style:text-properties style:font-name="Calibri" style:font-name-complex="Calibri"/>
    </style:style>
    <style:style style:name="T920" style:parent-style-name="Lienhypertexte" style:family="text">
      <style:text-properties style:font-name="Calibri" style:font-name-complex="Calibri"/>
    </style:style>
    <style:style style:name="P921" style:parent-style-name="Standard" style:family="paragraph">
      <style:text-properties style:font-name="Calibri" style:font-name-complex="Calibri"/>
    </style:style>
    <style:style style:name="T922" style:parent-style-name="Policepardéfaut" style:family="text">
      <style:text-properties style:font-name="Calibri" style:font-name-complex="Calibri"/>
    </style:style>
    <style:style style:name="T923" style:parent-style-name="Lienhypertexte" style:family="text">
      <style:text-properties style:font-name="Calibri" style:font-name-complex="Calibri"/>
    </style:style>
    <style:style style:name="P924" style:parent-style-name="Standard" style:family="paragraph">
      <style:text-properties style:font-name="Calibri" style:font-name-complex="Calibri"/>
    </style:style>
    <style:style style:name="P925" style:parent-style-name="Normal" style:family="paragraph">
      <style:text-properties style:font-name="Calibri" style:font-name-complex="Calibri" fo:hyphenate="true"/>
    </style:style>
    <style:style style:name="P92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927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92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P929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930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931" style:parent-style-name="Standard" style:family="paragraph">
      <style:text-properties style:font-name="Calibri" style:font-name-complex="Calibri"/>
    </style:style>
    <style:style style:name="T932" style:parent-style-name="Policepardéfaut" style:family="text">
      <style:text-properties style:font-name="Calibri" style:font-name-complex="Calibri"/>
    </style:style>
    <style:style style:name="T933" style:parent-style-name="Lienhypertexte" style:family="text">
      <style:text-properties style:font-name="Calibri" style:font-name-complex="Calibri"/>
    </style:style>
    <style:style style:name="T934" style:parent-style-name="Policepardéfaut" style:family="text">
      <style:text-properties style:font-name="Calibri" style:font-name-complex="Calibri"/>
    </style:style>
    <style:style style:name="T935" style:parent-style-name="Policepardéfaut" style:family="text">
      <style:text-properties style:font-name="Calibri" style:font-name-complex="Calibri"/>
    </style:style>
    <style:style style:name="T936" style:parent-style-name="Policepardéfaut" style:family="text">
      <style:text-properties style:font-name="Calibri" style:font-name-complex="Calibri"/>
    </style:style>
    <style:style style:name="T937" style:parent-style-name="Policepardéfaut" style:family="text">
      <style:text-properties style:font-name="Calibri" style:font-name-complex="Calibri"/>
    </style:style>
    <style:style style:name="P938" style:parent-style-name="Normal" style:family="paragraph">
      <style:text-properties fo:hyphenate="true"/>
    </style:style>
    <style:style style:name="T939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40" style:parent-style-name="Policepardéfaut" style:family="text">
      <style:text-properties style:font-name="Calibri" style:font-name-complex="Calibri" fo:font-weight="bold" style:font-weight-asian="bold" style:font-weight-complex="bold"/>
    </style:style>
    <style:style style:name="T941" style:parent-style-name="Policepardéfaut" style:family="text">
      <style:text-properties style:font-name="Calibri" style:font-name-complex="Calibri"/>
    </style:style>
    <style:style style:name="T942" style:parent-style-name="Policepardéfaut" style:family="text">
      <style:text-properties style:font-name="Calibri" style:font-name-complex="Calibri"/>
    </style:style>
    <style:style style:name="T943" style:parent-style-name="Policepardéfaut" style:family="text">
      <style:text-properties style:font-name="Calibri" style:font-name-complex="Calibri"/>
    </style:style>
    <style:style style:name="T944" style:parent-style-name="Policepardéfaut" style:family="text">
      <style:text-properties style:font-name="Calibri" style:font-name-complex="Calibri"/>
    </style:style>
    <style:style style:name="T945" style:parent-style-name="Policepardéfau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46" style:parent-style-name="Policepardéfaut" style:family="text">
      <style:text-properties style:font-name="Calibri" style:font-name-complex="Calibri"/>
    </style:style>
    <style:style style:name="T947" style:parent-style-name="Policepardéfaut" style:family="text">
      <style:text-properties style:font-name="Calibri" style:font-name-complex="Calibri"/>
    </style:style>
    <style:style style:name="T948" style:parent-style-name="Policepardéfaut" style:family="text">
      <style:text-properties style:font-name="Calibri" style:font-name-complex="Calibri"/>
    </style:style>
    <style:style style:name="T949" style:parent-style-name="Policepardéfaut" style:family="text">
      <style:text-properties style:font-name="Calibri" style:font-name-asian="Times New Roman" style:font-name-complex="Calibri" fo:color="#000000" style:letter-kerning="false" fo:font-size="11pt" style:font-size-asian="11pt" style:font-size-complex="11pt" style:language-asian="fr" style:country-asian="FR" style:language-complex="ar" style:country-complex="SA"/>
    </style:style>
    <style:style style:name="P950" style:parent-style-name="Standard" style:family="paragraph">
      <style:text-properties style:font-name="Calibri" style:font-name-complex="Calibri"/>
    </style:style>
    <style:style style:name="T951" style:parent-style-name="Policepardéfaut" style:family="text">
      <style:text-properties style:font-name="Calibri" style:font-name-complex="Calibri"/>
    </style:style>
    <style:style style:name="T952" style:parent-style-name="Lienhypertexte" style:family="text">
      <style:text-properties style:font-name="Calibri" style:font-name-complex="Calibri"/>
    </style:style>
    <style:style style:name="T953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954" style:parent-style-name="Policepardéfaut" style:family="text">
      <style:text-properties style:font-name="Calibri" style:font-name-complex="Calibri" fo:font-weight="bold" style:font-weight-asian="bold"/>
    </style:style>
    <style:style style:name="T955" style:parent-style-name="Policepardéfaut" style:family="text">
      <style:text-properties style:font-name="Calibri" style:font-name-complex="Calibri"/>
    </style:style>
    <style:style style:name="T956" style:parent-style-name="Policepardéfaut" style:family="text">
      <style:text-properties style:font-name="Calibri" style:font-name-complex="Calibri"/>
    </style:style>
    <style:style style:name="T957" style:parent-style-name="Policepardéfaut" style:family="text">
      <style:text-properties style:font-name="Calibri" style:font-name-complex="Calibri" fo:font-weight="bold" style:font-weight-asian="bold"/>
    </style:style>
    <style:style style:name="T958" style:parent-style-name="Policepardéfaut" style:family="text">
      <style:text-properties style:font-name="Calibri" style:font-name-complex="Calibri"/>
    </style:style>
    <style:style style:name="T959" style:parent-style-name="Policepardéfaut" style:family="text">
      <style:text-properties style:font-name="Calibri" style:font-name-complex="Calibri"/>
    </style:style>
    <style:style style:name="T960" style:parent-style-name="Policepardéfaut" style:family="text">
      <style:text-properties style:font-name="Calibri" style:font-name-complex="Calibri" fo:font-weight="bold" style:font-weight-asian="bold" style:text-underline-type="single" style:text-underline-style="solid" style:text-underline-width="auto" style:text-underline-mode="continuous"/>
    </style:style>
    <style:style style:name="T961" style:parent-style-name="Policepardéfaut" style:family="text">
      <style:text-properties style:font-name="Calibri" style:font-name-complex="Calibri" fo:font-weight="bold" style:font-weight-asian="bold"/>
    </style:style>
    <style:style style:name="T962" style:parent-style-name="Policepardéfaut" style:family="text">
      <style:text-properties style:font-name="Calibri" style:font-name-complex="Calibri"/>
    </style:style>
    <style:style style:name="T963" style:parent-style-name="Policepardéfaut" style:family="text">
      <style:text-properties style:font-name="Calibri" style:font-name-complex="Calibri"/>
    </style:style>
    <style:style style:name="T964" style:parent-style-name="Policepardéfaut" style:family="text">
      <style:text-properties style:font-name="Calibri" style:font-name-complex="Calibri"/>
    </style:style>
    <style:style style:name="P965" style:parent-style-name="Standard" style:family="paragraph">
      <style:text-properties style:font-name="Calibri" style:font-name-complex="Calibri"/>
    </style:style>
    <style:style style:name="P966" style:parent-style-name="Standard" style:family="paragraph">
      <style:text-properties style:font-name="Calibri" style:font-name-complex="Calibri"/>
    </style:style>
    <style:style style:name="P967" style:parent-style-name="Standard" style:family="paragraph">
      <style:text-properties style:font-name="Calibri" style:font-name-complex="Calibri"/>
    </style:style>
    <style:style style:name="P968" style:parent-style-name="Standard" style:family="paragraph">
      <style:text-properties style:font-name="Calibri" style:font-name-complex="Calibri"/>
    </style:style>
    <style:style style:name="P969" style:parent-style-name="Standard" style:family="paragraph">
      <style:text-properties style:font-name="Calibri" style:font-name-complex="Calibri"/>
    </style:style>
    <style:style style:name="T970" style:parent-style-name="Policepardéfaut" style:family="text">
      <style:text-properties style:font-name="Calibri" style:font-name-complex="Calibri"/>
    </style:style>
    <style:style style:name="T971" style:parent-style-name="Lienhypertexte" style:family="text">
      <style:text-properties style:font-name="Calibri" style:font-name-complex="Calibri"/>
    </style:style>
    <style:style style:name="P972" style:parent-style-name="Standard" style:family="paragraph">
      <style:text-properties style:font-name="Calibri" style:font-name-complex="Calibri"/>
    </style:style>
    <style:style style:name="P973" style:parent-style-name="Standard" style:family="paragraph">
      <style:text-properties style:font-name="Calibri" style:font-name-complex="Calibri"/>
    </style:style>
    <style:style style:name="P974" style:parent-style-name="Standard" style:family="paragraph">
      <style:text-properties style:font-name="Calibri" style:font-name-complex="Calibri"/>
    </style:style>
    <style:style style:name="P975" style:parent-style-name="Standard" style:family="paragraph"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976" style:parent-style-name="Standard" style:family="paragraph">
      <style:text-properties style:font-name="Calibri" style:font-name-complex="Calibri"/>
    </style:style>
    <style:style style:name="T977" style:parent-style-name="Policepardéfaut" style:family="text">
      <style:text-properties style:font-name="Calibri" style:font-name-complex="Calibri"/>
    </style:style>
    <style:style style:name="T978" style:parent-style-name="Lienhypertexte" style:family="text">
      <style:text-properties style:font-name="Calibri" style:font-name-complex="Calibri"/>
    </style:style>
    <style:style style:name="T979" style:parent-style-name="Policepardéfaut" style:family="text">
      <style:text-properties style:font-name="Calibri" style:font-name-complex="Calibri"/>
    </style:style>
    <style:style style:name="T980" style:parent-style-name="Policepardéfaut" style:family="text">
      <style:text-properties style:font-name="Calibri" style:font-name-complex="Calibri"/>
    </style:style>
    <style:style style:name="T981" style:parent-style-name="Lienhypertexte" style:family="text">
      <style:text-properties style:font-name="Calibri" style:font-name-complex="Calibri"/>
    </style:style>
    <style:style style:name="P982" style:parent-style-name="Standard" style:family="paragraph">
      <style:text-properties style:font-name="Calibri" style:font-name-complex="Calibri"/>
    </style:style>
    <style:style style:name="T983" style:parent-style-name="Policepardéfaut" style:family="text">
      <style:text-properties style:font-name="Calibri" style:font-name-complex="Calibri"/>
    </style:style>
    <style:style style:name="T984" style:parent-style-name="Lienhypertexte" style:family="text">
      <style:text-properties style:font-name="Calibri" style:font-name-complex="Calibri"/>
    </style:style>
    <style:style style:name="T985" style:parent-style-name="Policepardéfaut" style:family="text">
      <style:text-properties style:font-name="Calibri" style:font-name-complex="Calibri"/>
    </style:style>
    <style:style style:name="T986" style:parent-style-name="Policepardéfaut" style:family="text">
      <style:text-properties style:font-name="Calibri" style:font-name-complex="Calibri"/>
    </style:style>
  </office:automatic-styles>
  <office:body>
    <office:text text:use-soft-page-breaks="true">
      <text:p text:style-name="P1"/>
      <text:p text:style-name="P3">Guide<text:s/>de<text:s/>démarrage</text:p>
      <text:p text:style-name="P4"/>
      <text:p text:style-name="P5"/>
      <text:p text:style-name="P6">Capture The Flag</text:p>
      <text:p text:style-name="P7"/>
      <text:p text:style-name="Standard"><text:span text:style-name="T8">Pour commencer, vous pouvez accéder au site du hackathon ici : <text:s/></text:span><text:a xlink:href="https://ipikathon.fr/" office:target-frame-name="_top" xlink:show="replace"><text:span text:style-name="T9">https://ipikathon.fr</text:span></text:a><text:span text:style-name="T10"><text:line-break/></text:span><text:span text:style-name="T11"><text:line-break/>Vous devrez vous connecter sur le site avec les identifiants suivant</text:span><text:span text:style-name="T12">s</text:span><text:span text:style-name="T13"><text:s/>:</text:span></text:p>
      <text:p text:style-name="P14"><text:span text:style-name="T15">Identifiant</text:span><text:span text:style-name="T16"><text:s/>:</text:span><text:span text:style-name="T17"><text:tab/></text:span><text:span text:style-name="T18"><text:tab/>ipkathon01</text:span><text:span text:style-name="T19"><text:line-break/></text:span><text:span text:style-name="T20">Mot de passe</text:span><text:span text:style-name="T21"><text:s/>:<text:s/></text:span><text:span text:style-name="T22"><text:tab/></text:span><text:span text:style-name="T23"><text:tab/></text:span><text:span text:style-name="T24">%TMw-=u!36M[}e+6</text:span></text:p>
      <text:p text:style-name="P25"><text:line-break/></text:p>
      <text:p text:style-name="Standard"><text:span text:style-name="T26">Vous avez accès à une machine distante par équipe, sur laquelle se trouvent directement les fichiers des challenges. Elle est accessible à cette adresse :<text:s/></text:span><text:bookmark-start text:name="OLE_LINK3"/><text:bookmark-start text:name="OLE_LINK5"/><text:bookmark-start text:name="OLE_LINK6"/><text:a xlink:href="https://teamid.ipikathon.fr/" office:target-frame-name="_top" xlink:show="replace"><text:span text:style-name="T27">https://team1.ipikathon.fr</text:span></text:a><text:bookmark-end text:name="OLE_LINK3"/></text:p>
      <text:p text:style-name="Standard"><text:bookmark-end text:name="OLE_LINK5"/><text:bookmark-end text:name="OLE_LINK6"/><text:span text:style-name="T28">Identifiant</text:span><text:span text:style-name="T29"> :</text:span><text:span text:style-name="T30"><text:tab/></text:span><text:span text:style-name="T31"><text:tab/></text:span><text:span text:style-name="T32">ip</text:span><text:span text:style-name="T33">i</text:span><text:span text:style-name="T34">kathon01</text:span></text:p>
      <text:p text:style-name="Standard"><text:span text:style-name="T35">Mot de passe</text:span><text:span text:style-name="T36"> :</text:span><text:span text:style-name="T37"><text:tab/></text:span><text:span text:style-name="T38"><text:tab/></text:span><text:span text:style-name="T39">%TMw-=u!36M[}e+6</text:span></text:p>
      <text:p text:style-name="P40"/>
      <text:p text:style-name="P41">Le mot de<text:s/>passe root<text:s/>est le même que le mot de passe utilisateur en ajoutant « root » à la fin :</text:p>
      <text:p text:style-name="P42">%TMw-=u!36M[}e+6root</text:p>
      <text:p text:style-name="P43"/>
      <text:p text:style-name="P44"/>
      <text:p text:style-name="Standard"><text:span text:style-name="T45">Les challenges « inject » et « heroin-like » sont disponibles à cette adresse :<text:s/></text:span><text:bookmark-start text:name="OLE_LINK4"/><text:a xlink:href="https://sql.ipikathon.fr/" office:target-frame-name="_top" xlink:show="replace"><text:span text:style-name="T46">https://sql.ipikathon.fr</text:span></text:a><text:bookmark-end text:name="OLE_LINK4"/></text:p>
      <text:p text:style-name="P47"/>
      <text:p text:style-name="P48"/>
      <text:p text:style-name="P49"/>
      <text:p text:style-name="P50">Développement Robot</text:p>
      <text:p text:style-name="P51"/>
      <text:p text:style-name="Standard"><text:span text:style-name="T52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53">https://ipikathon.fr</text:span></text:a><text:span text:style-name="T54">.</text:span></text:p>
      <text:p text:style-name="Standard"><text:span text:style-name="T55">Github : <text:s/></text:span><text:bookmark-start text:name="OLE_LINK2"/><text:a xlink:href="https://github.com/ipkathon01/" office:target-frame-name="_top" xlink:show="replace"><text:span text:style-name="T56">https://github.com/ipkathon0</text:span></text:a><text:a xlink:href="https://github.com/ipkathon01/" office:target-frame-name="_top" xlink:show="replace"><text:span text:style-name="T57">1</text:span></text:a><text:bookmark-end text:name="OLE_LINK2"/></text:p>
      <text:p text:style-name="P58"><text:line-break/></text:p>
      <text:p text:style-name="Standard"><text:span text:style-name="T59">Tous les renseignements nécessaires à la réussite du hackathon se trouvent sur le site du hackathon, dans la partie documentation :<text:s/></text:span><text:bookmark-start text:name="OLE_LINK1"/><text:a xlink:href="https://ipikathon.fr/documentation/" office:target-frame-name="_top" xlink:show="replace"><text:span text:style-name="T60">https://ipikathon.fr/documentation</text:span></text:a><text:bookmark-end text:name="OLE_LINK1"/></text:p>
      <text:p text:style-name="P61"><text:line-break/><text:line-break/></text:p>
      <text:p text:style-name="P62"/>
      <text:p text:style-name="P63"/>
      <text:p text:style-name="P64">Guide<text:s/>de<text:s/>démarrage</text:p>
      <text:p text:style-name="P65"/>
      <text:p text:style-name="P66"/>
      <text:p text:style-name="P67">Capture The Flag</text:p>
      <text:p text:style-name="P68"/>
      <text:p text:style-name="Standard"><text:span text:style-name="T69">Pour commencer, vous pouvez accéder au site du hackathon ici : <text:s/></text:span><text:a xlink:href="https://ipikathon.fr/" office:target-frame-name="_top" xlink:show="replace"><text:span text:style-name="T70">https://ipikathon.fr</text:span></text:a><text:span text:style-name="T71"><text:line-break/></text:span><text:span text:style-name="T72"><text:line-break/>Vous devrez vous connecter sur le site avec les identifiants suivant</text:span><text:span text:style-name="T73">s</text:span><text:span text:style-name="T74"><text:s/>:</text:span></text:p>
      <text:p text:style-name="P75"><text:span text:style-name="T76">Identifiant</text:span><text:span text:style-name="T77"><text:s/>:</text:span><text:span text:style-name="T78"><text:tab/></text:span><text:span text:style-name="T79"><text:tab/>ipkathon0</text:span><text:span text:style-name="T80">2</text:span><text:span text:style-name="T81"><text:line-break/></text:span><text:span text:style-name="T82">Mot de passe</text:span><text:span text:style-name="T83"><text:s/>:<text:s/></text:span><text:span text:style-name="T84"><text:tab/></text:span><text:span text:style-name="T85"><text:tab/></text:span><text:span text:style-name="T86">28KpXT*5{]/CN3_H</text:span></text:p>
      <text:p text:style-name="P87"><text:line-break/></text:p>
      <text:p text:style-name="Standard"><text:span text:style-name="T88">Vous avez accès à une machine distante par équipe, sur laquelle se trouvent directement les fichiers des challenges. Elle est accessible à cette adresse :<text:s/></text:span><text:a xlink:href="https://team2.ipikathon.fr" office:target-frame-name="_top" xlink:show="replace"><text:span text:style-name="T89">https://team2.ipikathon.fr</text:span></text:a></text:p>
      <text:p text:style-name="Standard"><text:span text:style-name="T90">Identifiant</text:span><text:span text:style-name="T91"> :</text:span><text:span text:style-name="T92"><text:tab/></text:span><text:span text:style-name="T93"><text:tab/>ip</text:span><text:span text:style-name="T94">i</text:span><text:span text:style-name="T95">kathon0</text:span><text:span text:style-name="T96">2</text:span></text:p>
      <text:p text:style-name="Standard"><text:span text:style-name="T97">Mot de passe</text:span><text:span text:style-name="T98"> :</text:span><text:span text:style-name="T99"><text:tab/></text:span><text:span text:style-name="T100"><text:tab/></text:span><text:span text:style-name="T101">28KpXT*5{]/CN3_H</text:span></text:p>
      <text:p text:style-name="P102"/>
      <text:p text:style-name="P103">Le mot de<text:s/>passe root<text:s/>est le même que le mot de passe utilisateur en ajoutant « root » à la fin :</text:p>
      <text:p text:style-name="P104">28KpXT*5{]/CN3_Hroot</text:p>
      <text:p text:style-name="P105"/>
      <text:p text:style-name="P106"/>
      <text:p text:style-name="Standard"><text:span text:style-name="T107">Les challenges « inject » et « heroin-like » sont disponibles à cette adresse :<text:s/></text:span><text:a xlink:href="https://sql.ipikathon.fr/" office:target-frame-name="_top" xlink:show="replace"><text:span text:style-name="T108">https://sql.ipikathon.fr</text:span></text:a></text:p>
      <text:p text:style-name="P109"/>
      <text:p text:style-name="P110"/>
      <text:p text:style-name="P111"/>
      <text:p text:style-name="P112">Développement Robot</text:p>
      <text:p text:style-name="P113"/>
      <text:p text:style-name="Standard"><text:span text:style-name="T114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115">https://ipikathon.fr</text:span></text:a><text:span text:style-name="T116">.</text:span></text:p>
      <text:p text:style-name="Standard"><text:span text:style-name="T117">Github : <text:s/></text:span><text:a xlink:href="https://github.com/ipkathon01/" office:target-frame-name="_top" xlink:show="replace"><text:span text:style-name="T118">https://github.com/ipkathon0</text:span></text:a><text:span text:style-name="T119">2</text:span></text:p>
      <text:p text:style-name="P120"><text:line-break/></text:p>
      <text:p text:style-name="Standard"><text:span text:style-name="T121">Tous les renseignements nécessaires à la réussite du hackathon se trouvent sur le site du hackathon, dans la partie documentation :<text:s/></text:span><text:a xlink:href="https://ipikathon.fr/documentation" office:target-frame-name="_top" xlink:show="replace"><text:span text:style-name="T122">https://ipikathon.fr/documentation</text:span></text:a></text:p>
      <text:p text:style-name="P123"><text:line-break/><text:line-break/></text:p>
      <text:p text:style-name="P124"/>
      <text:p text:style-name="P125"/>
      <text:p text:style-name="P126">Guide<text:s/>de<text:s/>démarrage</text:p>
      <text:p text:style-name="P127"/>
      <text:p text:style-name="P128"/>
      <text:p text:style-name="P129">Capture The Flag</text:p>
      <text:p text:style-name="P130"/>
      <text:p text:style-name="Standard"><text:span text:style-name="T131">Pour commencer, vous pouvez accéder au site du hackathon ici : <text:s/></text:span><text:a xlink:href="https://ipikathon.fr/" office:target-frame-name="_top" xlink:show="replace"><text:span text:style-name="T132">https://ipikathon.fr</text:span></text:a><text:span text:style-name="T133"><text:line-break/></text:span><text:span text:style-name="T134"><text:line-break/>Vous devrez vous connecter sur le site avec les identifiants suivant</text:span><text:span text:style-name="T135">s</text:span><text:span text:style-name="T136"><text:s/>:</text:span></text:p>
      <text:p text:style-name="P137"><text:span text:style-name="T138">Identifiant</text:span><text:span text:style-name="T139"><text:s/>:</text:span><text:span text:style-name="T140"><text:tab/></text:span><text:span text:style-name="T141"><text:tab/>ipkathon0</text:span><text:span text:style-name="T142">3</text:span><text:span text:style-name="T143"><text:line-break/></text:span><text:span text:style-name="T144">Mot de passe</text:span><text:span text:style-name="T145"><text:s/>:<text:s/></text:span><text:span text:style-name="T146"><text:tab/></text:span><text:span text:style-name="T147"><text:tab/></text:span><text:span text:style-name="T148">W+(&gt;V8aKpH2/p+&gt;9</text:span></text:p>
      <text:p text:style-name="P149"><text:line-break/></text:p>
      <text:p text:style-name="Standard"><text:span text:style-name="T150">Vous avez accès à une machine distante par équipe, sur laquelle se trouvent directement les fichiers des challenges. Elle est accessible à cette adresse :<text:s/></text:span><text:a xlink:href="https://team3.ipikathon.fr" office:target-frame-name="_top" xlink:show="replace"><text:span text:style-name="T151">https://team3.ipikathon.fr</text:span></text:a></text:p>
      <text:p text:style-name="Standard"><text:span text:style-name="T152">Identifiant</text:span><text:span text:style-name="T153"> :</text:span><text:span text:style-name="T154"><text:tab/></text:span><text:span text:style-name="T155"><text:tab/>ip</text:span><text:span text:style-name="T156">i</text:span><text:span text:style-name="T157">kathon0</text:span><text:span text:style-name="T158">3</text:span></text:p>
      <text:p text:style-name="Standard"><text:span text:style-name="T159">Mot de passe</text:span><text:span text:style-name="T160"> :</text:span><text:span text:style-name="T161"><text:tab/></text:span><text:span text:style-name="T162"><text:tab/></text:span><text:span text:style-name="T163">W+(&gt;V8aKpH2/p+&gt;9</text:span></text:p>
      <text:p text:style-name="P164"/>
      <text:p text:style-name="P165">Le mot de<text:s/>passe root<text:s/>est le même que le mot de passe utilisateur en ajoutant « root » à la fin :</text:p>
      <text:p text:style-name="P166">W+(&gt;V8aKpH2/p+&gt;9root</text:p>
      <text:p text:style-name="P167"/>
      <text:p text:style-name="P168"/>
      <text:p text:style-name="Standard"><text:span text:style-name="T169">Les challenges « inject » et « heroin-like » sont disponibles à cette adresse :<text:s/></text:span><text:a xlink:href="https://sql.ipikathon.fr/" office:target-frame-name="_top" xlink:show="replace"><text:span text:style-name="T170">https://sql.ipikathon.fr</text:span></text:a></text:p>
      <text:p text:style-name="P171"/>
      <text:p text:style-name="P172"/>
      <text:p text:style-name="P173"/>
      <text:p text:style-name="P174">Développement Robot</text:p>
      <text:p text:style-name="P175"/>
      <text:p text:style-name="Standard"><text:span text:style-name="T176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177">https://ipikathon.fr</text:span></text:a><text:span text:style-name="T178">.</text:span></text:p>
      <text:p text:style-name="Standard"><text:span text:style-name="T179">Github : <text:s/></text:span><text:a xlink:href="https://github.com/ipkathon01/" office:target-frame-name="_top" xlink:show="replace"><text:span text:style-name="T180">https://github.com/ipkathon0</text:span></text:a><text:span text:style-name="T181">3</text:span></text:p>
      <text:p text:style-name="P182"><text:line-break/></text:p>
      <text:p text:style-name="Standard"><text:span text:style-name="T183">Tous les renseignements nécessaires à la réussite du hackathon se trouvent sur le site du hackathon, dans la partie documentation :<text:s/></text:span><text:a xlink:href="https://ipikathon.fr/documentation" office:target-frame-name="_top" xlink:show="replace"><text:span text:style-name="T184">https://ipikathon.fr/documentation</text:span></text:a></text:p>
      <text:p text:style-name="P185"><text:line-break/><text:line-break/></text:p>
      <text:p text:style-name="P186"/>
      <text:p text:style-name="P187"/>
      <text:p text:style-name="P188">Guide<text:s/>de<text:s/>démarrage</text:p>
      <text:p text:style-name="P189"/>
      <text:p text:style-name="P190"/>
      <text:p text:style-name="P191">Capture The Flag</text:p>
      <text:p text:style-name="P192"/>
      <text:p text:style-name="Standard"><text:span text:style-name="T193">Pour commencer, vous pouvez accéder au site du hackathon ici : <text:s/></text:span><text:a xlink:href="https://ipikathon.fr/" office:target-frame-name="_top" xlink:show="replace"><text:span text:style-name="T194">https://ipikathon.fr</text:span></text:a><text:span text:style-name="T195"><text:line-break/></text:span><text:span text:style-name="T196"><text:line-break/>Vous devrez vous connecter sur le site avec les identifiants suivant</text:span><text:span text:style-name="T197">s</text:span><text:span text:style-name="T198"><text:s/>:</text:span></text:p>
      <text:p text:style-name="P199"><text:span text:style-name="T200">Identifiant</text:span><text:span text:style-name="T201"><text:s/>:</text:span><text:span text:style-name="T202"><text:tab/></text:span><text:span text:style-name="T203"><text:tab/>ipkathon0</text:span><text:span text:style-name="T204">4</text:span><text:span text:style-name="T205"><text:line-break/></text:span><text:span text:style-name="T206">Mot de passe</text:span><text:span text:style-name="T207"><text:s/>:<text:s/></text:span><text:span text:style-name="T208"><text:tab/></text:span><text:span text:style-name="T209"><text:tab/></text:span><text:span text:style-name="T210">H[%!a:_A#4\p;j*E</text:span></text:p>
      <text:p text:style-name="P211"><text:line-break/></text:p>
      <text:p text:style-name="Standard"><text:span text:style-name="T212">Vous avez accès à une machine distante par équipe, sur laquelle se trouvent directement les fichiers des challenges. Elle est accessible à cette adresse :<text:s/></text:span><text:a xlink:href="https://team4.ipikathon.fr" office:target-frame-name="_top" xlink:show="replace"><text:span text:style-name="T213">https://team4.ipikathon.fr</text:span></text:a></text:p>
      <text:p text:style-name="Standard"><text:span text:style-name="T214">Identifiant</text:span><text:span text:style-name="T215"> :</text:span><text:span text:style-name="T216"><text:tab/></text:span><text:span text:style-name="T217"><text:tab/>ip</text:span><text:span text:style-name="T218">i</text:span><text:span text:style-name="T219">kathon0</text:span><text:span text:style-name="T220">4</text:span></text:p>
      <text:p text:style-name="Standard"><text:span text:style-name="T221">Mot de passe</text:span><text:span text:style-name="T222"> :</text:span><text:span text:style-name="T223"><text:tab/></text:span><text:span text:style-name="T224"><text:tab/></text:span><text:span text:style-name="T225">H[%!a:_A#4\p;j*E</text:span></text:p>
      <text:p text:style-name="P226"/>
      <text:p text:style-name="P227">Le mot de<text:s/>passe root<text:s/>est le même que le mot de passe utilisateur en ajoutant « root » à la fin :</text:p>
      <text:p text:style-name="P228">H[%!a:_A#4\p;j*Eroot</text:p>
      <text:p text:style-name="P229"/>
      <text:p text:style-name="P230"/>
      <text:p text:style-name="Standard"><text:span text:style-name="T231">Les challenges « inject » et « heroin-like » sont disponibles à cette adresse :<text:s/></text:span><text:a xlink:href="https://sql.ipikathon.fr/" office:target-frame-name="_top" xlink:show="replace"><text:span text:style-name="T232">https://sql.ipikathon.fr</text:span></text:a></text:p>
      <text:p text:style-name="P233"/>
      <text:p text:style-name="P234"/>
      <text:p text:style-name="P235"/>
      <text:p text:style-name="P236">Développement Robot</text:p>
      <text:p text:style-name="P237"/>
      <text:p text:style-name="Standard"><text:span text:style-name="T238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239">https://ipikathon.fr</text:span></text:a><text:span text:style-name="T240">.</text:span></text:p>
      <text:p text:style-name="Standard"><text:span text:style-name="T241">Github : <text:s/></text:span><text:a xlink:href="https://github.com/ipkathon01/" office:target-frame-name="_top" xlink:show="replace"><text:span text:style-name="T242">https://github.com/ipkathon0</text:span></text:a><text:span text:style-name="T243">4</text:span></text:p>
      <text:p text:style-name="P244"><text:line-break/></text:p>
      <text:p text:style-name="Standard"><text:span text:style-name="T245">Tous les renseignements nécessaires à la réussite du hackathon se trouvent sur le site du hackathon, dans la partie documentation :<text:s/></text:span><text:a xlink:href="https://ipikathon.fr/documentation" office:target-frame-name="_top" xlink:show="replace"><text:span text:style-name="T246">https://ipikathon.fr/documentation</text:span></text:a></text:p>
      <text:p text:style-name="P247"><text:line-break/><text:line-break/></text:p>
      <text:p text:style-name="P248"/>
      <text:p text:style-name="P249"/>
      <text:p text:style-name="P250">Guide<text:s/>de<text:s/>démarrage</text:p>
      <text:p text:style-name="P251"/>
      <text:p text:style-name="P252"/>
      <text:p text:style-name="P253">Capture The Flag</text:p>
      <text:p text:style-name="P254"/>
      <text:p text:style-name="Standard"><text:span text:style-name="T255">Pour commencer, vous pouvez accéder au site du hackathon ici : <text:s/></text:span><text:a xlink:href="https://ipikathon.fr/" office:target-frame-name="_top" xlink:show="replace"><text:span text:style-name="T256">https://ipikathon.fr</text:span></text:a><text:span text:style-name="T257"><text:line-break/></text:span><text:span text:style-name="T258"><text:line-break/>Vous devrez vous connecter sur le site avec les identifiants suivant</text:span><text:span text:style-name="T259">s</text:span><text:span text:style-name="T260"><text:s/>:</text:span></text:p>
      <text:p text:style-name="P261"><text:span text:style-name="T262">Identifiant</text:span><text:span text:style-name="T263"><text:s/>:</text:span><text:span text:style-name="T264"><text:tab/></text:span><text:span text:style-name="T265"><text:tab/>ipkathon0</text:span><text:span text:style-name="T266">5</text:span><text:span text:style-name="T267"><text:line-break/></text:span><text:span text:style-name="T268">Mot de passe</text:span><text:span text:style-name="T269"><text:s/>:<text:s/></text:span><text:span text:style-name="T270"><text:tab/></text:span><text:span text:style-name="T271"><text:tab/></text:span><text:span text:style-name="T272">hheQ&gt;~S&amp;P4\fW:5M</text:span></text:p>
      <text:p text:style-name="P273"><text:line-break/></text:p>
      <text:p text:style-name="Standard"><text:span text:style-name="T274">Vous avez accès à une machine distante par équipe, sur laquelle se trouvent directement les fichiers des challenges. Elle est accessible à cette adresse :<text:s/></text:span><text:a xlink:href="https://team5.ipikathon.fr" office:target-frame-name="_top" xlink:show="replace"><text:span text:style-name="T275">https://team5.ipikathon.fr</text:span></text:a></text:p>
      <text:p text:style-name="Standard"><text:span text:style-name="T276">Identifiant</text:span><text:span text:style-name="T277"> :</text:span><text:span text:style-name="T278"><text:tab/></text:span><text:span text:style-name="T279"><text:tab/>ip</text:span><text:span text:style-name="T280">i</text:span><text:span text:style-name="T281">kathon0</text:span><text:span text:style-name="T282">5</text:span></text:p>
      <text:p text:style-name="Standard"><text:span text:style-name="T283">Mot de passe</text:span><text:span text:style-name="T284"> :</text:span><text:span text:style-name="T285"><text:tab/></text:span><text:span text:style-name="T286"><text:tab/></text:span><text:span text:style-name="T287">hheQ&gt;~S&amp;P4\fW:5M</text:span></text:p>
      <text:p text:style-name="P288"/>
      <text:p text:style-name="P289">Le mot de<text:s/>passe root<text:s/>est le même que le mot de passe utilisateur en ajoutant « root » à la fin :</text:p>
      <text:p text:style-name="P290">hheQ&gt;~S&amp;P4\fW:5Mroot</text:p>
      <text:p text:style-name="P291"/>
      <text:p text:style-name="P292"/>
      <text:p text:style-name="Standard"><text:span text:style-name="T293">Les challenges « inject » et « heroin-like » sont disponibles à cette adresse :<text:s/></text:span><text:a xlink:href="https://sql.ipikathon.fr/" office:target-frame-name="_top" xlink:show="replace"><text:span text:style-name="T294">https://sql.ipikathon.fr</text:span></text:a></text:p>
      <text:p text:style-name="P295"/>
      <text:p text:style-name="P296"/>
      <text:p text:style-name="P297"/>
      <text:p text:style-name="P298">Développement Robot</text:p>
      <text:p text:style-name="P299"/>
      <text:p text:style-name="Standard"><text:span text:style-name="T300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301">https://ipikathon.fr</text:span></text:a><text:span text:style-name="T302">.</text:span></text:p>
      <text:p text:style-name="Standard"><text:span text:style-name="T303">Github : <text:s/></text:span><text:a xlink:href="https://github.com/ipkathon01/" office:target-frame-name="_top" xlink:show="replace"><text:span text:style-name="T304">https://github.com/ipkathon0</text:span></text:a><text:span text:style-name="T305">5</text:span></text:p>
      <text:p text:style-name="P306"><text:line-break/></text:p>
      <text:p text:style-name="Standard"><text:span text:style-name="T307">Tous les renseignements nécessaires à la réussite du hackathon se trouvent sur le site du hackathon, dans la partie documentation :<text:s/></text:span><text:a xlink:href="https://ipikathon.fr/documentation" office:target-frame-name="_top" xlink:show="replace"><text:span text:style-name="T308">https://ipikathon.fr/documentation</text:span></text:a></text:p>
      <text:p text:style-name="P309"><text:line-break/><text:line-break/></text:p>
      <text:p text:style-name="P310"/>
      <text:p text:style-name="P311"/>
      <text:p text:style-name="P312">Guide<text:s/>de<text:s/>démarrage</text:p>
      <text:p text:style-name="P313"/>
      <text:p text:style-name="P314"/>
      <text:p text:style-name="P315">Capture The Flag</text:p>
      <text:p text:style-name="P316"/>
      <text:p text:style-name="Standard"><text:span text:style-name="T317">Pour commencer, vous pouvez accéder au site du hackathon ici : <text:s/></text:span><text:a xlink:href="https://ipikathon.fr/" office:target-frame-name="_top" xlink:show="replace"><text:span text:style-name="T318">https://ipikathon.fr</text:span></text:a><text:span text:style-name="T319"><text:line-break/></text:span><text:span text:style-name="T320"><text:line-break/>Vous devrez vous connecter sur le site avec les identifiants suivant</text:span><text:span text:style-name="T321">s</text:span><text:span text:style-name="T322"><text:s/>:</text:span></text:p>
      <text:p text:style-name="P323"><text:span text:style-name="T324">Identifiant</text:span><text:span text:style-name="T325"><text:s/>:</text:span><text:span text:style-name="T326"><text:tab/></text:span><text:span text:style-name="T327"><text:tab/>ipkathon0</text:span><text:span text:style-name="T328">6</text:span><text:span text:style-name="T329"><text:line-break/></text:span><text:span text:style-name="T330">Mot de passe</text:span><text:span text:style-name="T331"><text:s/>:<text:s/></text:span><text:span text:style-name="T332"><text:tab/></text:span><text:span text:style-name="T333"><text:tab/></text:span><text:span text:style-name="T334">b9\au4NQ[v$tAj4]</text:span></text:p>
      <text:p text:style-name="P335"><text:line-break/></text:p>
      <text:p text:style-name="Standard"><text:span text:style-name="T336">Vous avez accès à une machine distante par équipe, sur laquelle se trouvent directement les fichiers des challenges. Elle est accessible à cette adresse :<text:s/></text:span><text:a xlink:href="https://team6.ipikathon.fr" office:target-frame-name="_top" xlink:show="replace"><text:span text:style-name="T337">https://team6.ipikathon.fr</text:span></text:a></text:p>
      <text:p text:style-name="Standard"><text:span text:style-name="T338">Identifiant</text:span><text:span text:style-name="T339"> :</text:span><text:span text:style-name="T340"><text:tab/></text:span><text:span text:style-name="T341"><text:tab/>ip</text:span><text:span text:style-name="T342">i</text:span><text:span text:style-name="T343">kathon0</text:span><text:span text:style-name="T344">6</text:span></text:p>
      <text:p text:style-name="Standard"><text:span text:style-name="T345">Mot de passe</text:span><text:span text:style-name="T346"> :</text:span><text:span text:style-name="T347"><text:tab/></text:span><text:span text:style-name="T348"><text:tab/></text:span><text:span text:style-name="T349">b9\au4NQ[v$tAj4]</text:span></text:p>
      <text:p text:style-name="P350"/>
      <text:p text:style-name="P351">Le mot de<text:s/>passe root<text:s/>est le même que le mot de passe utilisateur en ajoutant « root » à la fin :</text:p>
      <text:p text:style-name="P352">b9\au4NQ[v$tAj4]root</text:p>
      <text:p text:style-name="P353"/>
      <text:p text:style-name="P354"/>
      <text:p text:style-name="Standard"><text:span text:style-name="T355">Les challenges « inject » et « heroin-like » sont disponibles à cette adresse :<text:s/></text:span><text:a xlink:href="https://sql.ipikathon.fr/" office:target-frame-name="_top" xlink:show="replace"><text:span text:style-name="T356">https://sql.ipikathon.fr</text:span></text:a></text:p>
      <text:p text:style-name="P357"/>
      <text:p text:style-name="P358"/>
      <text:p text:style-name="P359"/>
      <text:p text:style-name="P360">Développement Robot</text:p>
      <text:p text:style-name="P361"/>
      <text:p text:style-name="Standard"><text:span text:style-name="T362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363">https://ipikathon.fr</text:span></text:a><text:span text:style-name="T364">.</text:span></text:p>
      <text:p text:style-name="Standard"><text:span text:style-name="T365">Github : <text:s/></text:span><text:a xlink:href="https://github.com/ipkathon01/" office:target-frame-name="_top" xlink:show="replace"><text:span text:style-name="T366">https://github.com/ipkathon0</text:span></text:a><text:span text:style-name="T367">6</text:span></text:p>
      <text:p text:style-name="P368"><text:line-break/></text:p>
      <text:p text:style-name="Standard"><text:span text:style-name="T369">Tous les renseignements nécessaires à la réussite du hackathon se trouvent sur le site du hackathon, dans la partie documentation :<text:s/></text:span><text:a xlink:href="https://ipikathon.fr/documentation" office:target-frame-name="_top" xlink:show="replace"><text:span text:style-name="T370">https://ipikathon.fr/documentation</text:span></text:a></text:p>
      <text:p text:style-name="P371"><text:line-break/><text:line-break/></text:p>
      <text:p text:style-name="P372"/>
      <text:p text:style-name="P373"/>
      <text:p text:style-name="P374">Guide<text:s/>de<text:s/>démarrage</text:p>
      <text:p text:style-name="P375"/>
      <text:p text:style-name="P376"/>
      <text:p text:style-name="P377">Capture The Flag</text:p>
      <text:p text:style-name="P378"/>
      <text:p text:style-name="Standard"><text:span text:style-name="T379">Pour commencer, vous pouvez accéder au site du hackathon ici : <text:s/></text:span><text:a xlink:href="https://ipikathon.fr/" office:target-frame-name="_top" xlink:show="replace"><text:span text:style-name="T380">https://ipikathon.fr</text:span></text:a><text:span text:style-name="T381"><text:line-break/></text:span><text:span text:style-name="T382"><text:line-break/>Vous devrez vous connecter sur le site avec les identifiants suivant</text:span><text:span text:style-name="T383">s</text:span><text:span text:style-name="T384"><text:s/>:</text:span></text:p>
      <text:p text:style-name="P385"><text:span text:style-name="T386">Identifiant</text:span><text:span text:style-name="T387"><text:s/>:</text:span><text:span text:style-name="T388"><text:tab/></text:span><text:span text:style-name="T389"><text:tab/>ipkathon0</text:span><text:span text:style-name="T390">7</text:span><text:span text:style-name="T391"><text:line-break/></text:span><text:span text:style-name="T392">Mot de passe</text:span><text:span text:style-name="T393"><text:s/>:<text:s/></text:span><text:span text:style-name="T394"><text:tab/></text:span><text:span text:style-name="T395"><text:tab/></text:span><text:span text:style-name="T396">4ebLs$Q%tAj467]</text:span></text:p>
      <text:p text:style-name="P397"><text:line-break/></text:p>
      <text:p text:style-name="Standard"><text:span text:style-name="T398">Vous avez accès à une machine distante par équipe, sur laquelle se trouvent directement les fichiers des challenges. Elle est accessible à cette adresse :<text:s/></text:span><text:a xlink:href="https://team7.ipikathon.fr" office:target-frame-name="_top" xlink:show="replace"><text:span text:style-name="T399">https://team7.ipikathon.fr</text:span></text:a></text:p>
      <text:p text:style-name="Standard"><text:span text:style-name="T400">Identifiant</text:span><text:span text:style-name="T401"> :</text:span><text:span text:style-name="T402"><text:tab/></text:span><text:span text:style-name="T403"><text:tab/>ip</text:span><text:span text:style-name="T404">i</text:span><text:span text:style-name="T405">kathon0</text:span><text:span text:style-name="T406">7</text:span></text:p>
      <text:p text:style-name="Standard"><text:span text:style-name="T407">Mot de passe</text:span><text:span text:style-name="T408"> :</text:span><text:span text:style-name="T409"><text:tab/></text:span><text:span text:style-name="T410"><text:tab/></text:span><text:span text:style-name="T411">4ebLs$Q%tAj467]</text:span></text:p>
      <text:p text:style-name="P412"/>
      <text:p text:style-name="P413">Le mot de<text:s/>passe root<text:s/>est le même que le mot de passe utilisateur en ajoutant « root » à la fin :</text:p>
      <text:p text:style-name="P414">4ebLs$Q%tAj467]root</text:p>
      <text:p text:style-name="P415"/>
      <text:p text:style-name="P416"/>
      <text:p text:style-name="Standard"><text:span text:style-name="T417">Les challenges « inject » et « heroin-like » sont disponibles à cette adresse :<text:s/></text:span><text:a xlink:href="https://sql.ipikathon.fr/" office:target-frame-name="_top" xlink:show="replace"><text:span text:style-name="T418">https://sql.ipikathon.fr</text:span></text:a></text:p>
      <text:p text:style-name="P419"/>
      <text:p text:style-name="P420"/>
      <text:p text:style-name="P421"/>
      <text:p text:style-name="P422">Développement Robot</text:p>
      <text:p text:style-name="P423"/>
      <text:p text:style-name="Standard"><text:span text:style-name="T424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425">https://ipikathon.fr</text:span></text:a><text:span text:style-name="T426">.</text:span></text:p>
      <text:p text:style-name="Standard"><text:span text:style-name="T427">Github : <text:s/></text:span><text:a xlink:href="https://github.com/ipkathon01/" office:target-frame-name="_top" xlink:show="replace"><text:span text:style-name="T428">https://github.com/ipkathon0</text:span></text:a><text:span text:style-name="T429">7</text:span></text:p>
      <text:p text:style-name="P430"><text:line-break/></text:p>
      <text:p text:style-name="Standard"><text:span text:style-name="T431">Tous les renseignements nécessaires à la réussite du hackathon se trouvent sur le site du hackathon, dans la partie documentation :<text:s/></text:span><text:a xlink:href="https://ipikathon.fr/documentation" office:target-frame-name="_top" xlink:show="replace"><text:span text:style-name="T432">https://ipikathon.fr/documentation</text:span></text:a></text:p>
      <text:p text:style-name="P433"><text:line-break/><text:line-break/></text:p>
      <text:p text:style-name="P434"/>
      <text:p text:style-name="P435"/>
      <text:p text:style-name="P436">Guide<text:s/>de<text:s/>démarrage</text:p>
      <text:p text:style-name="P437"/>
      <text:p text:style-name="P438"/>
      <text:p text:style-name="P439">Capture The Flag</text:p>
      <text:p text:style-name="P440"/>
      <text:p text:style-name="Standard"><text:span text:style-name="T441">Pour commencer, vous pouvez accéder au site du hackathon ici : <text:s/></text:span><text:a xlink:href="https://ipikathon.fr/" office:target-frame-name="_top" xlink:show="replace"><text:span text:style-name="T442">https://ipikathon.fr</text:span></text:a><text:span text:style-name="T443"><text:line-break/></text:span><text:span text:style-name="T444"><text:line-break/>Vous devrez vous connecter sur le site avec les identifiants suivant</text:span><text:span text:style-name="T445">s</text:span><text:span text:style-name="T446"><text:s/>:</text:span></text:p>
      <text:p text:style-name="P447"><text:span text:style-name="T448">Identifiant</text:span><text:span text:style-name="T449"><text:s/>:</text:span><text:span text:style-name="T450"><text:tab/></text:span><text:span text:style-name="T451"><text:tab/>ipkathon0</text:span><text:span text:style-name="T452">8</text:span><text:span text:style-name="T453"><text:line-break/></text:span><text:span text:style-name="T454">Mot de passe</text:span><text:span text:style-name="T455"><text:s/>:<text:s/></text:span><text:span text:style-name="T456"><text:tab/></text:span><text:span text:style-name="T457"><text:tab/></text:span><text:span text:style-name="T458">4$D6_SRfKPS6C#v!</text:span></text:p>
      <text:p text:style-name="P459"><text:line-break/></text:p>
      <text:p text:style-name="Standard"><text:span text:style-name="T460">Vous avez accès à une machine distante par équipe, sur laquelle se trouvent directement les fichiers des challenges. Elle est accessible à cette adresse :<text:s/></text:span><text:a xlink:href="https://team8.ipikathon.fr" office:target-frame-name="_top" xlink:show="replace"><text:span text:style-name="T461">https://team8.ipikathon.fr</text:span></text:a></text:p>
      <text:p text:style-name="Standard"><text:span text:style-name="T462">Identifiant</text:span><text:span text:style-name="T463"> :</text:span><text:span text:style-name="T464"><text:tab/></text:span><text:span text:style-name="T465"><text:tab/>ip</text:span><text:span text:style-name="T466">i</text:span><text:span text:style-name="T467">kathon0</text:span><text:span text:style-name="T468">8</text:span></text:p>
      <text:p text:style-name="Standard"><text:span text:style-name="T469">Mot de passe</text:span><text:span text:style-name="T470"> :</text:span><text:span text:style-name="T471"><text:tab/></text:span><text:span text:style-name="T472"><text:tab/></text:span><text:span text:style-name="T473">4$D6_SRfKPS6C#v!</text:span></text:p>
      <text:p text:style-name="P474"/>
      <text:p text:style-name="P475">Le mot de<text:s/>passe root<text:s/>est le même que le mot de passe utilisateur en ajoutant « root » à la fin :</text:p>
      <text:p text:style-name="P476">4$D6_SRfKPS6C#v!root</text:p>
      <text:p text:style-name="P477"/>
      <text:p text:style-name="P478"/>
      <text:p text:style-name="Standard"><text:span text:style-name="T479">Les challenges « inject » et « heroin-like » sont disponibles à cette adresse :<text:s/></text:span><text:a xlink:href="https://sql.ipikathon.fr/" office:target-frame-name="_top" xlink:show="replace"><text:span text:style-name="T480">https://sql.ipikathon.fr</text:span></text:a></text:p>
      <text:p text:style-name="P481"/>
      <text:p text:style-name="P482"/>
      <text:p text:style-name="P483"/>
      <text:p text:style-name="P484">Développement Robot</text:p>
      <text:p text:style-name="P485"/>
      <text:p text:style-name="Standard"><text:span text:style-name="T486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487">https://ipikathon.fr</text:span></text:a><text:span text:style-name="T488">.</text:span></text:p>
      <text:p text:style-name="Standard"><text:span text:style-name="T489">Github : <text:s/></text:span><text:a xlink:href="https://github.com/ipkathon01/" office:target-frame-name="_top" xlink:show="replace"><text:span text:style-name="T490">https://github.com/ipkathon0</text:span></text:a><text:span text:style-name="T491">8</text:span></text:p>
      <text:p text:style-name="P492"><text:line-break/></text:p>
      <text:p text:style-name="Standard"><text:span text:style-name="T493">Tous les renseignements nécessaires à la réussite du hackathon se trouvent sur le site du hackathon, dans la partie documentation :<text:s/></text:span><text:a xlink:href="https://ipikathon.fr/documentation" office:target-frame-name="_top" xlink:show="replace"><text:span text:style-name="T494">https://ipikathon.fr/documentation</text:span></text:a></text:p>
      <text:p text:style-name="P495"><text:line-break/><text:line-break/></text:p>
      <text:p text:style-name="P496"/>
      <text:p text:style-name="P497"/>
      <text:p text:style-name="P498">Guide<text:s/>de<text:s/>démarrage</text:p>
      <text:p text:style-name="P499"/>
      <text:p text:style-name="P500"/>
      <text:p text:style-name="P501">Capture The Flag</text:p>
      <text:p text:style-name="P502"/>
      <text:p text:style-name="Standard"><text:span text:style-name="T503">Pour commencer, vous pouvez accéder au site du hackathon ici : <text:s/></text:span><text:a xlink:href="https://ipikathon.fr/" office:target-frame-name="_top" xlink:show="replace"><text:span text:style-name="T504">https://ipikathon.fr</text:span></text:a><text:span text:style-name="T505"><text:line-break/></text:span><text:span text:style-name="T506"><text:line-break/>Vous devrez vous connecter sur le site avec les identifiants suivant</text:span><text:span text:style-name="T507">s</text:span><text:span text:style-name="T508"><text:s/>:</text:span></text:p>
      <text:p text:style-name="P509"><text:span text:style-name="T510">Identifiant</text:span><text:span text:style-name="T511"><text:s/>:</text:span><text:span text:style-name="T512"><text:tab/></text:span><text:span text:style-name="T513"><text:tab/>ipkathon0</text:span><text:span text:style-name="T514">9</text:span><text:span text:style-name="T515"><text:line-break/></text:span><text:span text:style-name="T516">Mot de passe</text:span><text:span text:style-name="T517"><text:s/>:<text:s/></text:span><text:span text:style-name="T518"><text:tab/></text:span><text:span text:style-name="T519"><text:tab/></text:span><text:span text:style-name="T520">8J8[h?MarD&lt;;mgKQ</text:span></text:p>
      <text:p text:style-name="P521"><text:line-break/></text:p>
      <text:p text:style-name="Standard"><text:span text:style-name="T522">Vous avez accès à une machine distante par équipe, sur laquelle se trouvent directement les fichiers des challenges. Elle est accessible à cette adresse :<text:s/></text:span><text:a xlink:href="https://team9.ipikathon.fr" office:target-frame-name="_top" xlink:show="replace"><text:span text:style-name="T523">https://team9.ipikathon.fr</text:span></text:a></text:p>
      <text:p text:style-name="Standard"><text:span text:style-name="T524">Identifiant</text:span><text:span text:style-name="T525"> :</text:span><text:span text:style-name="T526"><text:tab/></text:span><text:span text:style-name="T527"><text:tab/>ip</text:span><text:span text:style-name="T528">i</text:span><text:span text:style-name="T529">kathon0</text:span><text:span text:style-name="T530">9</text:span></text:p>
      <text:p text:style-name="Standard"><text:span text:style-name="T531">Mot de passe</text:span><text:span text:style-name="T532"> :</text:span><text:span text:style-name="T533"><text:tab/></text:span><text:span text:style-name="T534"><text:tab/></text:span><text:span text:style-name="T535">8J8[h?MarD&lt;;mgKQ</text:span></text:p>
      <text:p text:style-name="P536"/>
      <text:p text:style-name="P537">Le mot de<text:s/>passe root<text:s/>est le même que le mot de passe utilisateur en ajoutant « root » à la fin :</text:p>
      <text:p text:style-name="P538">(8J8[h?MarD&lt;;mgKQroot</text:p>
      <text:p text:style-name="P539"/>
      <text:p text:style-name="P540"/>
      <text:p text:style-name="Standard"><text:span text:style-name="T541">Les challenges « inject » et « heroin-like » sont disponibles à cette adresse :<text:s/></text:span><text:a xlink:href="https://sql.ipikathon.fr/" office:target-frame-name="_top" xlink:show="replace"><text:span text:style-name="T542">https://sql.ipikathon.fr</text:span></text:a></text:p>
      <text:p text:style-name="P543"/>
      <text:p text:style-name="P544"/>
      <text:p text:style-name="P545"/>
      <text:p text:style-name="P546">Développement Robot</text:p>
      <text:p text:style-name="P547"/>
      <text:p text:style-name="Standard"><text:span text:style-name="T548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549">https://ipikathon.fr</text:span></text:a><text:span text:style-name="T550">.</text:span></text:p>
      <text:p text:style-name="Standard"><text:span text:style-name="T551">Github : <text:s/></text:span><text:a xlink:href="https://github.com/ipkathon01/" office:target-frame-name="_top" xlink:show="replace"><text:span text:style-name="T552">https://github.com/ipkathon0</text:span></text:a><text:span text:style-name="T553">9</text:span></text:p>
      <text:p text:style-name="P554"><text:line-break/></text:p>
      <text:p text:style-name="Standard"><text:span text:style-name="T555">Tous les renseignements nécessaires à la réussite du hackathon se trouvent sur le site du hackathon, dans la partie documentation :<text:s/></text:span><text:a xlink:href="https://ipikathon.fr/documentation" office:target-frame-name="_top" xlink:show="replace"><text:span text:style-name="T556">https://ipikathon.fr/documentation</text:span></text:a></text:p>
      <text:p text:style-name="P557"><text:line-break/><text:line-break/></text:p>
      <text:p text:style-name="P558"/>
      <text:p text:style-name="P559"/>
      <text:p text:style-name="P560">Guide<text:s/>de<text:s/>démarrage</text:p>
      <text:p text:style-name="P561"/>
      <text:p text:style-name="P562"/>
      <text:p text:style-name="P563">Capture The Flag</text:p>
      <text:p text:style-name="P564"/>
      <text:p text:style-name="Standard"><text:span text:style-name="T565">Pour commencer, vous pouvez accéder au site du hackathon ici : <text:s/></text:span><text:a xlink:href="https://ipikathon.fr/" office:target-frame-name="_top" xlink:show="replace"><text:span text:style-name="T566">https://ipikathon.fr</text:span></text:a><text:span text:style-name="T567"><text:line-break/></text:span><text:span text:style-name="T568"><text:line-break/>Vous devrez vous connecter sur le site avec les identifiants suivant</text:span><text:span text:style-name="T569">s</text:span><text:span text:style-name="T570"><text:s/>:</text:span></text:p>
      <text:p text:style-name="P571"><text:span text:style-name="T572">Identifiant</text:span><text:span text:style-name="T573"><text:s/>:</text:span><text:span text:style-name="T574"><text:tab/></text:span><text:span text:style-name="T575"><text:tab/>ipkathon</text:span><text:span text:style-name="T576">10</text:span><text:span text:style-name="T577"><text:line-break/></text:span><text:span text:style-name="T578">Mot de passe</text:span><text:span text:style-name="T579"><text:s/>:<text:s/></text:span><text:span text:style-name="T580"><text:tab/></text:span><text:span text:style-name="T581"><text:tab/></text:span><text:span text:style-name="T582">Y6x+YPT$=xBX&amp;6.!</text:span></text:p>
      <text:p text:style-name="P583"><text:line-break/></text:p>
      <text:p text:style-name="Standard"><text:span text:style-name="T584">Vous avez accès à une machine distante par équipe, sur laquelle se trouvent directement les fichiers des challenges. Elle est accessible à cette adresse :<text:s/></text:span><text:a xlink:href="https://team10.ipikathon.fr" office:target-frame-name="_top" xlink:show="replace"><text:span text:style-name="T585">https://team10.ipikathon.fr</text:span></text:a></text:p>
      <text:p text:style-name="Standard"><text:span text:style-name="T586">Identifiant</text:span><text:span text:style-name="T587"> :</text:span><text:span text:style-name="T588"><text:tab/></text:span><text:span text:style-name="T589"><text:tab/>ip</text:span><text:span text:style-name="T590">i</text:span><text:span text:style-name="T591">kathon</text:span><text:span text:style-name="T592">10</text:span></text:p>
      <text:p text:style-name="Standard"><text:span text:style-name="T593">Mot de passe</text:span><text:span text:style-name="T594"> :</text:span><text:span text:style-name="T595"><text:tab/></text:span><text:span text:style-name="T596"><text:tab/></text:span><text:span text:style-name="T597">Y6x+YPT$=xBX&amp;6.!</text:span></text:p>
      <text:p text:style-name="P598"/>
      <text:p text:style-name="P599">Le mot de<text:s/>passe root<text:s/>est le même que le mot de passe utilisateur en ajoutant « root » à la fin :</text:p>
      <text:p text:style-name="P600">Y6x+YPT$=xBX&amp;6.!root</text:p>
      <text:p text:style-name="P601"/>
      <text:p text:style-name="P602"/>
      <text:p text:style-name="Standard"><text:span text:style-name="T603">Les challenges « inject » et « heroin-like » sont disponibles à cette adresse :<text:s/></text:span><text:a xlink:href="https://sql.ipikathon.fr/" office:target-frame-name="_top" xlink:show="replace"><text:span text:style-name="T604">https://sql.ipikathon.fr</text:span></text:a></text:p>
      <text:p text:style-name="P605"/>
      <text:p text:style-name="P606"/>
      <text:p text:style-name="P607"/>
      <text:p text:style-name="P608">Développement Robot</text:p>
      <text:p text:style-name="P609"/>
      <text:p text:style-name="Standard"><text:span text:style-name="T610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611">https://ipikathon.fr</text:span></text:a><text:span text:style-name="T612">.</text:span></text:p>
      <text:p text:style-name="Standard"><text:span text:style-name="T613">Github : <text:s/></text:span><text:a xlink:href="https://github.com/ipkathon10" office:target-frame-name="_top" xlink:show="replace"><text:span text:style-name="T614">https://github.com/ipkathon10</text:span></text:a></text:p>
      <text:p text:style-name="P615"><text:line-break/></text:p>
      <text:p text:style-name="Standard"><text:span text:style-name="T616">Tous les renseignements nécessaires à la réussite du hackathon se trouvent sur le site du hackathon, dans la partie documentation :<text:s/></text:span><text:a xlink:href="https://ipikathon.fr/documentation/" office:target-frame-name="_top" xlink:show="replace"><text:span text:style-name="T617">https://ipikathon.fr/documentation</text:span></text:a></text:p>
      <text:p text:style-name="P618"><text:line-break/><text:line-break/></text:p>
      <text:p text:style-name="P619"/>
      <text:p text:style-name="P620"/>
      <text:p text:style-name="P621">Guide<text:s/>de<text:s/>démarrage</text:p>
      <text:p text:style-name="P622"/>
      <text:p text:style-name="P623"/>
      <text:p text:style-name="P624">Capture The Flag</text:p>
      <text:p text:style-name="P625"/>
      <text:p text:style-name="Standard"><text:span text:style-name="T626">Pour commencer, vous pouvez accéder au site du hackathon ici : <text:s/></text:span><text:a xlink:href="https://ipikathon.fr/" office:target-frame-name="_top" xlink:show="replace"><text:span text:style-name="T627">https://ipikathon.fr</text:span></text:a><text:span text:style-name="T628"><text:line-break/></text:span><text:span text:style-name="T629"><text:line-break/>Vous devrez vous connecter sur le site avec les identifiants suivant</text:span><text:span text:style-name="T630">s</text:span><text:span text:style-name="T631"><text:s/>:</text:span></text:p>
      <text:p text:style-name="P632"><text:span text:style-name="T633">Identifiant</text:span><text:span text:style-name="T634"><text:s/>:</text:span><text:span text:style-name="T635"><text:tab/></text:span><text:span text:style-name="T636"><text:tab/>ipkathon</text:span><text:span text:style-name="T637">11</text:span><text:span text:style-name="T638"><text:line-break/></text:span><text:span text:style-name="T639">Mot de passe</text:span><text:span text:style-name="T640"><text:s/>:<text:s/></text:span><text:span text:style-name="T641"><text:tab/></text:span><text:span text:style-name="T642"><text:tab/></text:span><text:span text:style-name="T643">ZwYMU3.x]&lt;,Av&lt;dt</text:span></text:p>
      <text:p text:style-name="P644"><text:line-break/></text:p>
      <text:p text:style-name="Standard"><text:span text:style-name="T645">Vous avez accès à une machine distante par équipe, sur laquelle se trouvent directement les fichiers des challenges. Elle est accessible à cette adresse :<text:s/></text:span><text:a xlink:href="https://team11.ipikathon.fr" office:target-frame-name="_top" xlink:show="replace"><text:span text:style-name="T646">https://team11.ipikathon.fr</text:span></text:a></text:p>
      <text:p text:style-name="Standard"><text:span text:style-name="T647">Identifiant</text:span><text:span text:style-name="T648"> :</text:span><text:span text:style-name="T649"><text:tab/></text:span><text:span text:style-name="T650"><text:tab/>ip</text:span><text:span text:style-name="T651">i</text:span><text:span text:style-name="T652">kathon</text:span><text:span text:style-name="T653">11</text:span></text:p>
      <text:p text:style-name="Standard"><text:span text:style-name="T654">Mot de passe</text:span><text:span text:style-name="T655"> :</text:span><text:span text:style-name="T656"><text:tab/></text:span><text:span text:style-name="T657"><text:tab/></text:span><text:span text:style-name="T658">ZwYMU3.x]&lt;,Av&lt;dt</text:span></text:p>
      <text:p text:style-name="P659"/>
      <text:p text:style-name="P660">Le mot de<text:s/>passe root<text:s/>est le même que le mot de passe utilisateur en ajoutant « root » à la fin :</text:p>
      <text:p text:style-name="P661">ZwYMU3.x]&lt;,Av&lt;dtroot</text:p>
      <text:p text:style-name="P662"/>
      <text:p text:style-name="P663"/>
      <text:p text:style-name="Standard"><text:span text:style-name="T664">Les challenges « inject » et « heroin-like » sont disponibles à cette adresse :<text:s/></text:span><text:a xlink:href="https://sql.ipikathon.fr/" office:target-frame-name="_top" xlink:show="replace"><text:span text:style-name="T665">https://sql.ipikathon.fr</text:span></text:a></text:p>
      <text:p text:style-name="P666"/>
      <text:p text:style-name="P667"/>
      <text:p text:style-name="P668"/>
      <text:p text:style-name="P669">Développement Robot</text:p>
      <text:p text:style-name="P670"/>
      <text:p text:style-name="Standard"><text:span text:style-name="T671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672">https://ipikathon.fr</text:span></text:a><text:span text:style-name="T673">.</text:span></text:p>
      <text:p text:style-name="Standard"><text:span text:style-name="T674">Github : <text:s/></text:span><text:a xlink:href="https://github.com/ipkathon11" office:target-frame-name="_top" xlink:show="replace"><text:span text:style-name="T675">https://github.com/ipkathon11</text:span></text:a></text:p>
      <text:p text:style-name="P676"><text:line-break/></text:p>
      <text:p text:style-name="Standard"><text:span text:style-name="T677">Tous les renseignements nécessaires à la réussite du hackathon se trouvent sur le site du hackathon, dans la partie documentation :<text:s/></text:span><text:a xlink:href="https://ipikathon.fr/documentation/" office:target-frame-name="_top" xlink:show="replace"><text:span text:style-name="T678">https://ipikathon.fr/documentation</text:span></text:a></text:p>
      <text:p text:style-name="P679"><text:line-break/><text:line-break/></text:p>
      <text:p text:style-name="P680"/>
      <text:p text:style-name="P681"/>
      <text:p text:style-name="P682">Guide<text:s/>de<text:s/>démarrage</text:p>
      <text:p text:style-name="P683"/>
      <text:p text:style-name="P684"/>
      <text:p text:style-name="P685">Capture The Flag</text:p>
      <text:p text:style-name="P686"/>
      <text:p text:style-name="Standard"><text:span text:style-name="T687">Pour commencer, vous pouvez accéder au site du hackathon ici : <text:s/></text:span><text:a xlink:href="https://ipikathon.fr/" office:target-frame-name="_top" xlink:show="replace"><text:span text:style-name="T688">https://ipikathon.fr</text:span></text:a><text:span text:style-name="T689"><text:line-break/></text:span><text:span text:style-name="T690"><text:line-break/>Vous devrez vous connecter sur le site avec les identifiants suivant</text:span><text:span text:style-name="T691">s</text:span><text:span text:style-name="T692"><text:s/>:</text:span></text:p>
      <text:p text:style-name="P693"><text:span text:style-name="T694">Identifiant</text:span><text:span text:style-name="T695"><text:s/>:</text:span><text:span text:style-name="T696"><text:tab/></text:span><text:span text:style-name="T697"><text:tab/>ipkathon</text:span><text:span text:style-name="T698">12</text:span><text:span text:style-name="T699"><text:line-break/></text:span><text:span text:style-name="T700">Mot de passe</text:span><text:span text:style-name="T701"><text:s/>:<text:s/></text:span><text:span text:style-name="T702"><text:tab/></text:span><text:span text:style-name="T703"><text:tab/></text:span><text:span text:style-name="T704">@E=5+nd2Lu@B2a!H</text:span></text:p>
      <text:p text:style-name="P705"><text:line-break/></text:p>
      <text:p text:style-name="Standard"><text:span text:style-name="T706">Vous avez accès à une machine distante par équipe, sur laquelle se trouvent directement les fichiers des challenges. Elle est accessible à cette adresse :<text:s/></text:span><text:a xlink:href="https://team12.ipikathon.fr" office:target-frame-name="_top" xlink:show="replace"><text:span text:style-name="T707">https://team12.ipikathon.fr</text:span></text:a></text:p>
      <text:p text:style-name="Standard"><text:span text:style-name="T708">Identifiant</text:span><text:span text:style-name="T709"> :</text:span><text:span text:style-name="T710"><text:tab/></text:span><text:span text:style-name="T711"><text:tab/>ip</text:span><text:span text:style-name="T712">i</text:span><text:span text:style-name="T713">kathon</text:span><text:span text:style-name="T714">12</text:span></text:p>
      <text:p text:style-name="Standard"><text:span text:style-name="T715">Mot de passe</text:span><text:span text:style-name="T716"> :</text:span><text:span text:style-name="T717"><text:tab/></text:span><text:span text:style-name="T718"><text:tab/></text:span><text:span text:style-name="T719">@E=5+nd2Lu@B2a!H</text:span></text:p>
      <text:p text:style-name="P720"/>
      <text:p text:style-name="P721">Le mot de<text:s/>passe root<text:s/>est le même que le mot de passe utilisateur en ajoutant « root » à la fin :</text:p>
      <text:p text:style-name="P722">@E=5+nd2Lu@B2a!Hroot</text:p>
      <text:p text:style-name="P723"/>
      <text:p text:style-name="P724"/>
      <text:p text:style-name="Standard"><text:span text:style-name="T725">Les challenges « inject » et « heroin-like » sont disponibles à cette adresse :<text:s/></text:span><text:a xlink:href="https://sql.ipikathon.fr/" office:target-frame-name="_top" xlink:show="replace"><text:span text:style-name="T726">https://sql.ipikathon.fr</text:span></text:a></text:p>
      <text:p text:style-name="P727"/>
      <text:p text:style-name="P728"/>
      <text:p text:style-name="P729"/>
      <text:p text:style-name="P730">Développement Robot</text:p>
      <text:p text:style-name="P731"/>
      <text:p text:style-name="Standard"><text:span text:style-name="T732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733">https://ipikathon.fr</text:span></text:a><text:span text:style-name="T734">.</text:span></text:p>
      <text:p text:style-name="Standard"><text:span text:style-name="T735">Github : <text:s/></text:span><text:a xlink:href="https://github.com/ipkathon12" office:target-frame-name="_top" xlink:show="replace"><text:span text:style-name="T736">https://github.com/ipkathon12</text:span></text:a></text:p>
      <text:p text:style-name="P737"><text:line-break/></text:p>
      <text:p text:style-name="Standard"><text:span text:style-name="T738">Tous les renseignements nécessaires à la réussite du hackathon se trouvent sur le site du hackathon, dans la partie documentation :<text:s/></text:span><text:a xlink:href="https://ipikathon.fr/documentation/" office:target-frame-name="_top" xlink:show="replace"><text:span text:style-name="T739">https://ipikathon.fr/documentation</text:span></text:a></text:p>
      <text:p text:style-name="P740"><text:line-break/><text:line-break/></text:p>
      <text:p text:style-name="P741"/>
      <text:p text:style-name="P742"/>
      <text:p text:style-name="P743">Guide<text:s/>de<text:s/>démarrage</text:p>
      <text:p text:style-name="P744"/>
      <text:p text:style-name="P745"/>
      <text:p text:style-name="P746">Capture The Flag</text:p>
      <text:p text:style-name="P747"/>
      <text:p text:style-name="Standard"><text:span text:style-name="T748">Pour commencer, vous pouvez accéder au site du hackathon ici : <text:s/></text:span><text:a xlink:href="https://ipikathon.fr/" office:target-frame-name="_top" xlink:show="replace"><text:span text:style-name="T749">https://ipikathon.fr</text:span></text:a><text:span text:style-name="T750"><text:line-break/></text:span><text:span text:style-name="T751"><text:line-break/>Vous devrez vous connecter sur le site avec les identifiants suivant</text:span><text:span text:style-name="T752">s</text:span><text:span text:style-name="T753"><text:s/>:</text:span></text:p>
      <text:p text:style-name="P754"><text:span text:style-name="T755">Identifiant</text:span><text:span text:style-name="T756"><text:s/>:</text:span><text:span text:style-name="T757"><text:tab/></text:span><text:span text:style-name="T758"><text:tab/>ipkathon</text:span><text:span text:style-name="T759">13</text:span><text:span text:style-name="T760"><text:line-break/></text:span><text:span text:style-name="T761">Mot de passe</text:span><text:span text:style-name="T762"><text:s/>:<text:s/></text:span><text:span text:style-name="T763"><text:tab/></text:span><text:span text:style-name="T764"><text:tab/></text:span><text:span text:style-name="T765">[Fjy3tUz4nY&amp;s_2W</text:span></text:p>
      <text:p text:style-name="P766"><text:line-break/></text:p>
      <text:p text:style-name="Standard"><text:span text:style-name="T767">Vous avez accès à une machine distante par équipe, sur laquelle se trouvent directement les fichiers des challenges. Elle est accessible à cette adresse :<text:s/></text:span><text:a xlink:href="https://team13.ipikathon.fr" office:target-frame-name="_top" xlink:show="replace"><text:span text:style-name="T768">https://team13.ipikathon.fr</text:span></text:a></text:p>
      <text:p text:style-name="Standard"><text:span text:style-name="T769">Identifiant</text:span><text:span text:style-name="T770"> :</text:span><text:span text:style-name="T771"><text:tab/></text:span><text:span text:style-name="T772"><text:tab/>ip</text:span><text:span text:style-name="T773">i</text:span><text:span text:style-name="T774">kathon</text:span><text:span text:style-name="T775">13</text:span></text:p>
      <text:p text:style-name="Standard"><text:span text:style-name="T776">Mot de passe</text:span><text:span text:style-name="T777"> :</text:span><text:span text:style-name="T778"><text:tab/></text:span><text:span text:style-name="T779"><text:tab/></text:span><text:span text:style-name="T780">[Fjy3tUz4nY&amp;s_2W</text:span></text:p>
      <text:p text:style-name="P781"/>
      <text:p text:style-name="P782">Le mot de<text:s/>passe root<text:s/>est le même que le mot de passe utilisateur en ajoutant « root » à la fin :<text:s/></text:p>
      <text:p text:style-name="P783">[Fjy3tUz4nY&amp;s_2Wroot</text:p>
      <text:p text:style-name="P784"/>
      <text:p text:style-name="P785"/>
      <text:p text:style-name="Standard"><text:span text:style-name="T786">Les challenges « inject » et « heroin-like » sont disponibles à cette adresse :<text:s/></text:span><text:a xlink:href="https://sql.ipikathon.fr/" office:target-frame-name="_top" xlink:show="replace"><text:span text:style-name="T787">https://sql.ipikathon.fr</text:span></text:a></text:p>
      <text:p text:style-name="P788"/>
      <text:p text:style-name="P789"/>
      <text:p text:style-name="P790"/>
      <text:p text:style-name="P791">Développement Robot</text:p>
      <text:p text:style-name="P792"/>
      <text:p text:style-name="Standard"><text:span text:style-name="T793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794">https://ipikathon.fr</text:span></text:a><text:span text:style-name="T795">.</text:span></text:p>
      <text:p text:style-name="Standard"><text:span text:style-name="T796">Github : <text:s/></text:span><text:a xlink:href="https://github.com/ipkathon13" office:target-frame-name="_top" xlink:show="replace"><text:span text:style-name="T797">https://github.com/ipkathon13</text:span></text:a></text:p>
      <text:p text:style-name="P798"><text:line-break/></text:p>
      <text:p text:style-name="Standard"><text:span text:style-name="T799">Tous les renseignements nécessaires à la réussite du hackathon se trouvent sur le site du hackathon, dans la partie documentation :<text:s/></text:span><text:a xlink:href="https://ipikathon.fr/documentation/" office:target-frame-name="_top" xlink:show="replace"><text:span text:style-name="T800">https://ipikathon.fr/documentation</text:span></text:a></text:p>
      <text:p text:style-name="P801"><text:line-break/><text:line-break/></text:p>
      <text:p text:style-name="P802"/>
      <text:p text:style-name="P803"/>
      <text:p text:style-name="P804">Guide<text:s/>de<text:s/>démarrage</text:p>
      <text:p text:style-name="P805"/>
      <text:p text:style-name="P806"/>
      <text:p text:style-name="P807">Capture The Flag</text:p>
      <text:p text:style-name="P808"/>
      <text:p text:style-name="Standard"><text:span text:style-name="T809">Pour commencer, vous pouvez accéder au site du hackathon ici : <text:s/></text:span><text:a xlink:href="https://ipikathon.fr/" office:target-frame-name="_top" xlink:show="replace"><text:span text:style-name="T810">https://ipikathon.fr</text:span></text:a><text:span text:style-name="T811"><text:line-break/></text:span><text:span text:style-name="T812"><text:line-break/>Vous devrez vous connecter sur le site avec les identifiants suivant</text:span><text:span text:style-name="T813">s</text:span><text:span text:style-name="T814"><text:s/>:</text:span></text:p>
      <text:p text:style-name="P815"><text:span text:style-name="T816">Identifiant</text:span><text:span text:style-name="T817"><text:s/>:</text:span><text:span text:style-name="T818"><text:tab/></text:span><text:span text:style-name="T819"><text:tab/>ipkathon</text:span><text:span text:style-name="T820">14</text:span><text:span text:style-name="T821"><text:line-break/></text:span><text:span text:style-name="T822">Mot de passe</text:span><text:span text:style-name="T823"><text:s/>:<text:s/></text:span><text:span text:style-name="T824"><text:tab/></text:span><text:span text:style-name="T825"><text:tab/></text:span><text:span text:style-name="T826">)PG@yw6KJ&gt;Waph2_</text:span></text:p>
      <text:p text:style-name="P827"><text:line-break/></text:p>
      <text:p text:style-name="Standard"><text:span text:style-name="T828">Vous avez accès à une machine distante par équipe, sur laquelle se trouvent directement les fichiers des challenges. Elle est accessible à cette adresse :<text:s/></text:span><text:a xlink:href="https://team14.ipikathon.fr" office:target-frame-name="_top" xlink:show="replace"><text:span text:style-name="T829">https://team14.ipikathon.fr</text:span></text:a></text:p>
      <text:p text:style-name="Standard"><text:span text:style-name="T830">Identifiant</text:span><text:span text:style-name="T831"> :</text:span><text:span text:style-name="T832"><text:tab/></text:span><text:span text:style-name="T833"><text:tab/>ip</text:span><text:span text:style-name="T834">i</text:span><text:span text:style-name="T835">kathon</text:span><text:span text:style-name="T836">14</text:span></text:p>
      <text:p text:style-name="Standard"><text:span text:style-name="T837">Mot de passe</text:span><text:span text:style-name="T838"> :</text:span><text:span text:style-name="T839"><text:tab/></text:span><text:span text:style-name="T840"><text:tab/></text:span><text:span text:style-name="T841">)PG@yw6KJ&gt;Waph2_</text:span></text:p>
      <text:p text:style-name="P842"/>
      <text:p text:style-name="P843">Le mot de passe <text:s/>root est le même que le mot de passe utilisateur en ajoutant « root » à la fin :</text:p>
      <text:p text:style-name="P844">)PG@yw6KJ&gt;Waph2_root</text:p>
      <text:p text:style-name="P845"/>
      <text:p text:style-name="P846"/>
      <text:p text:style-name="Standard"><text:span text:style-name="T847">Les challenges « inject » et « heroin-like » sont disponibles à cette adresse :<text:s/></text:span><text:a xlink:href="https://sql.ipikathon.fr/" office:target-frame-name="_top" xlink:show="replace"><text:span text:style-name="T848">https://sql.ipikathon.fr</text:span></text:a></text:p>
      <text:p text:style-name="P849"/>
      <text:p text:style-name="P850"/>
      <text:p text:style-name="P851"/>
      <text:p text:style-name="P852">Développement Robot</text:p>
      <text:p text:style-name="P853"/>
      <text:p text:style-name="Standard"><text:span text:style-name="T854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855">https://ipikathon.fr</text:span></text:a><text:span text:style-name="T856">.</text:span></text:p>
      <text:p text:style-name="Standard"><text:span text:style-name="T857">Github : <text:s/></text:span><text:a xlink:href="https://github.com/ipkathon14" office:target-frame-name="_top" xlink:show="replace"><text:span text:style-name="T858">https://github.com/ipkathon14</text:span></text:a></text:p>
      <text:p text:style-name="P859"><text:line-break/></text:p>
      <text:p text:style-name="Standard"><text:span text:style-name="T860">Tous les renseignements nécessaires à la réussite du hackathon se trouvent sur le site du hackathon, dans la partie documentation :<text:s/></text:span><text:a xlink:href="https://ipikathon.fr/documentation/" office:target-frame-name="_top" xlink:show="replace"><text:span text:style-name="T861">https://ipikathon.fr/documentation</text:span></text:a></text:p>
      <text:p text:style-name="P862"><text:line-break/><text:line-break/></text:p>
      <text:p text:style-name="P863"/>
      <text:p text:style-name="P864"/>
      <text:p text:style-name="P865">Guide<text:s/>de<text:s/>démarrage</text:p>
      <text:p text:style-name="P866"/>
      <text:p text:style-name="P867"/>
      <text:p text:style-name="P868">Capture The Flag</text:p>
      <text:p text:style-name="P869"/>
      <text:p text:style-name="Standard"><text:span text:style-name="T870">Pour commencer, vous pouvez accéder au site du hackathon ici : <text:s/></text:span><text:a xlink:href="https://ipikathon.fr/" office:target-frame-name="_top" xlink:show="replace"><text:span text:style-name="T871">https://ipikathon.fr</text:span></text:a><text:span text:style-name="T872"><text:line-break/></text:span><text:span text:style-name="T873"><text:line-break/>Vous devrez vous connecter sur le site avec les identifiants suivant</text:span><text:span text:style-name="T874">s</text:span><text:span text:style-name="T875"><text:s/>:</text:span></text:p>
      <text:p text:style-name="P876"><text:span text:style-name="T877">Identifiant</text:span><text:span text:style-name="T878"><text:s/>:</text:span><text:span text:style-name="T879"><text:tab/></text:span><text:span text:style-name="T880"><text:tab/>ipkathon</text:span><text:span text:style-name="T881">15</text:span><text:span text:style-name="T882"><text:line-break/></text:span><text:span text:style-name="T883">Mot de passe</text:span><text:span text:style-name="T884"><text:s/>:<text:s/></text:span><text:span text:style-name="T885"><text:tab/></text:span><text:span text:style-name="T886"><text:tab/></text:span><text:span text:style-name="T887">yJXy]f7pT)&gt;8Fkj&amp;</text:span></text:p>
      <text:p text:style-name="P888"><text:line-break/></text:p>
      <text:p text:style-name="Standard"><text:span text:style-name="T889">Vous avez accès à une machine distante par équipe, sur laquelle se trouvent directement les fichiers des challenges. Elle est accessible à cette adresse :<text:s/></text:span><text:a xlink:href="https://team15.ipikathon.fr" office:target-frame-name="_top" xlink:show="replace"><text:span text:style-name="T890">https://team15.ipikathon.fr</text:span></text:a></text:p>
      <text:p text:style-name="Standard"><text:span text:style-name="T891">Identifiant</text:span><text:span text:style-name="T892"> :</text:span><text:span text:style-name="T893"><text:tab/></text:span><text:span text:style-name="T894"><text:tab/>ip</text:span><text:span text:style-name="T895">i</text:span><text:span text:style-name="T896">kathon1</text:span><text:span text:style-name="T897">5</text:span></text:p>
      <text:p text:style-name="Standard"><text:span text:style-name="T898">Mot de passe</text:span><text:span text:style-name="T899"> :</text:span><text:span text:style-name="T900"><text:tab/></text:span><text:span text:style-name="T901"><text:tab/></text:span><text:span text:style-name="T902">yJXy]f7pT)&gt;8Fkj&amp;</text:span></text:p>
      <text:p text:style-name="P903"/>
      <text:p text:style-name="P904">Le mot de passe <text:s/>root est le même que le mot de passe utilisateur en ajoutant « root » à la fin :</text:p>
      <text:p text:style-name="P905">yJXy]f7pT)&gt;8Fkj&amp;root</text:p>
      <text:p text:style-name="P906"/>
      <text:p text:style-name="P907"/>
      <text:p text:style-name="Standard"><text:span text:style-name="T908">Les challenges « inject » et « heroin-like » sont disponibles à cette adresse :<text:s/></text:span><text:a xlink:href="https://sql.ipikathon.fr/" office:target-frame-name="_top" xlink:show="replace"><text:span text:style-name="T909">https://sql.ipikathon.fr</text:span></text:a></text:p>
      <text:p text:style-name="P910"/>
      <text:p text:style-name="P911"/>
      <text:p text:style-name="P912"/>
      <text:p text:style-name="P913">Développement Robot</text:p>
      <text:p text:style-name="P914"/>
      <text:p text:style-name="Standard"><text:span text:style-name="T915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916">https://ipikathon.fr</text:span></text:a><text:span text:style-name="T917">.</text:span></text:p>
      <text:p text:style-name="Standard"><text:span text:style-name="T918">Github : <text:s/></text:span><text:span text:style-name="T919">https://github.com/ipkathon</text:span><text:span text:style-name="T920">15</text:span></text:p>
      <text:p text:style-name="P921"><text:line-break/></text:p>
      <text:p text:style-name="Standard"><text:span text:style-name="T922">Tous les renseignements nécessaires à la réussite du hackathon se trouvent sur le site du hackathon, dans la partie documentation :<text:s/></text:span><text:a xlink:href="https://ipikathon.fr/documentation/" office:target-frame-name="_top" xlink:show="replace"><text:span text:style-name="T923">https://ipikathon.fr/documentation</text:span></text:a></text:p>
      <text:p text:style-name="P924"><text:line-break/><text:line-break/></text:p>
      <text:p text:style-name="P925"/>
      <text:p text:style-name="P926"/>
      <text:p text:style-name="P927">Guide<text:s/>de<text:s/>démarrage</text:p>
      <text:p text:style-name="P928"/>
      <text:p text:style-name="P929"/>
      <text:p text:style-name="P930">Capture The Flag</text:p>
      <text:p text:style-name="P931"/>
      <text:p text:style-name="Standard"><text:span text:style-name="T932">Pour commencer, vous pouvez accéder au site du hackathon ici : <text:s/></text:span><text:a xlink:href="https://ipikathon.fr/" office:target-frame-name="_top" xlink:show="replace"><text:span text:style-name="T933">https://ipikathon.fr</text:span></text:a><text:span text:style-name="T934"><text:line-break/></text:span><text:span text:style-name="T935"><text:line-break/>Vous devrez vous connecter sur le site avec les identifiants suivant</text:span><text:span text:style-name="T936">s</text:span><text:span text:style-name="T937"><text:s/>:</text:span></text:p>
      <text:p text:style-name="P938"><text:span text:style-name="T939">Identifiant</text:span><text:span text:style-name="T940"><text:s/>:</text:span><text:span text:style-name="T941"><text:tab/></text:span><text:span text:style-name="T942"><text:tab/>ipkathon</text:span><text:span text:style-name="T943">16</text:span><text:span text:style-name="T944"><text:line-break/></text:span><text:span text:style-name="T945">Mot de passe</text:span><text:span text:style-name="T946"><text:s/>:<text:s/></text:span><text:span text:style-name="T947"><text:tab/></text:span><text:span text:style-name="T948"><text:tab/></text:span><text:span text:style-name="T949">6~2%54\8dt!Mr[,W</text:span></text:p>
      <text:p text:style-name="P950"><text:line-break/></text:p>
      <text:p text:style-name="Standard"><text:span text:style-name="T951">Vous avez accès à une machine distante par équipe, sur laquelle se trouvent directement les fichiers des challenges. Elle est accessible à cette adresse :<text:s/></text:span><text:a xlink:href="https://team16.ipikathon.fr" office:target-frame-name="_top" xlink:show="replace"><text:span text:style-name="T952">https://team16.ipikathon.fr</text:span></text:a></text:p>
      <text:p text:style-name="Standard"><text:span text:style-name="T953">Identifiant</text:span><text:span text:style-name="T954"> :</text:span><text:span text:style-name="T955"><text:tab/></text:span><text:span text:style-name="T956"><text:tab/>ip</text:span><text:span text:style-name="T957">i</text:span><text:span text:style-name="T958">kathon1</text:span><text:span text:style-name="T959">6</text:span></text:p>
      <text:p text:style-name="Standard"><text:span text:style-name="T960">Mot de passe</text:span><text:span text:style-name="T961"> :</text:span><text:span text:style-name="T962"><text:tab/></text:span><text:span text:style-name="T963"><text:tab/></text:span><text:span text:style-name="T964">6~2%54\8dt!Mr[,W</text:span></text:p>
      <text:p text:style-name="P965"/>
      <text:p text:style-name="P966">Le mot de<text:s/>passe root<text:s/>est le même que le mot de passe utilisateur en ajoutant « root » à la fin :</text:p>
      <text:p text:style-name="P967">6~2%54\8dt!Mr[,Wroot</text:p>
      <text:p text:style-name="P968"/>
      <text:p text:style-name="P969"/>
      <text:p text:style-name="Standard"><text:span text:style-name="T970">Les challenges « inject » et « heroin-like » sont disponibles à cette adresse :<text:s/></text:span><text:a xlink:href="https://sql.ipikathon.fr/" office:target-frame-name="_top" xlink:show="replace"><text:span text:style-name="T971">https://sql.ipikathon.fr</text:span></text:a></text:p>
      <text:p text:style-name="P972"/>
      <text:p text:style-name="P973"/>
      <text:p text:style-name="P974"/>
      <text:p text:style-name="P975">Développement Robot</text:p>
      <text:p text:style-name="P976"/>
      <text:p text:style-name="Standard"><text:span text:style-name="T977">Vous disposez d’un compte github sur lequel vous devrez « push » votre code. Les identifiants pour vous y connecter sont les mêmes que pour le site<text:s/></text:span><text:a xlink:href="https://ipikathon.fr/" office:target-frame-name="_top" xlink:show="replace"><text:span text:style-name="T978">https://ipikathon.fr</text:span></text:a><text:span text:style-name="T979">.</text:span></text:p>
      <text:p text:style-name="Standard"><text:span text:style-name="T980">Github : <text:s/></text:span><text:a xlink:href="https://github.com/ipkathon16" office:target-frame-name="_top" xlink:show="replace"><text:span text:style-name="T981">https://github.com/ipkathon16</text:span></text:a></text:p>
      <text:p text:style-name="P982"><text:line-break/></text:p>
      <text:p text:style-name="Standard"><text:span text:style-name="T983">Tous les renseignements nécessaires à la réussite du hackathon se trouvent sur le site du hackathon, dans la partie documentation :<text:s/></text:span><text:a xlink:href="https://ipikathon.fr/documentation/" office:target-frame-name="_top" xlink:show="replace"><text:span text:style-name="T984">https://ipikathon.fr/documentation</text:span></text:a></text:p>
      <text:p text:style-name="Standard"><text:span text:style-name="T985"><text:line-break/></text:span><text:span text:style-name="T986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965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En-têteCar" style:display-name="En-tête Car" style:family="text" style:parent-style-name="Policepardéfaut">
      <style:text-properties style:font-name-complex="Mangal" style:font-size-complex="10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PieddepageCar" style:display-name="Pied de page Car" style:family="text" style:parent-style-name="Policepardéfau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2in"/>
      </style:header-style>
      <style:footer-style>
        <style:header-footer-properties style:dynamic-spacing="true" fo:min-height="0.2875in"/>
      </style:footer-style>
    </style:page-layout>
    <style:style style:name="T2" style:parent-style-name="Policepardéfaut" style:family="text">
      <style:text-properties fo:font-weight="bold" style:font-weight-asian="bold" style:font-weight-complex="bold" fo:font-size="22pt" style:font-size-asian="22pt" style:font-size-complex="22pt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ext:p text:style-name="En-tête"><text:span text:style-name="T2"><draw:frame draw:style-name="a0" draw:name="Image 7" text:anchor-type="as-char" svg:x="0in" svg:y="0in" svg:width="6.6875in" svg:height="1.63542in" style:rel-width="scale" style:rel-height="scale"><draw:image xlink:href="media/image1.jpeg" xlink:type="simple" xlink:show="embed" xlink:actuate="onLoad"/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tilisateur</meta:initial-creator>
    <dc:creator>DURAND, Arnaud</dc:creator>
    <meta:creation-date>2018-10-09T12:11:00Z</meta:creation-date>
    <dc:date>2018-10-17T07:17:00Z</dc:date>
    <meta:print-date>2018-10-15T15:22:00Z</meta:print-date>
    <meta:template xlink:href="Normal.dotm" xlink:type="simple"/>
    <meta:editing-cycles>22</meta:editing-cycles>
    <meta:editing-duration>PT17760S</meta:editing-duration>
    <meta:document-statistic meta:page-count="16" meta:paragraph-count="44" meta:word-count="3444" meta:character-count="22346" meta:row-count="157" meta:non-whitespace-character-count="18946"/>
  </office:meta>
</office:document-meta>
</file>